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333333" draw:marker-start-width="0.46cm" draw:marker-end-width="0.46cm" draw:fill-color="#ffffcc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2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cm" svg:stroke-color="#000000" draw:marker-start-width="0.14cm" draw:marker-end-width="0.14cm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000000" draw:marker-start-width="0.14cm" draw:marker-end-width="0.14cm" draw:fill-color="#ff3333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5cm" svg:stroke-color="#cccccc" draw:marker-start-width="0.595cm" draw:marker-end-width="0.595cm" draw:fill="none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162cm" fo:min-width="0.463cm" fo:padding-top="0.135cm" fo:padding-bottom="0.135cm" fo:padding-left="0.26cm" fo:padding-right="0.26cm"/>
      <style:paragraph-properties style:writing-mode="lr-tb"/>
    </style:style>
    <style:style style:name="gr7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163cm" fo:min-width="0.463cm" fo:padding-top="0.135cm" fo:padding-bottom="0.135cm" fo:padding-left="0.26cm" fo:padding-right="0.26cm"/>
      <style:paragraph-properties style:writing-mode="lr-tb"/>
    </style:style>
    <style:style style:name="gr8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163cm" fo:min-width="0.464cm" fo:padding-top="0.135cm" fo:padding-bottom="0.135cm" fo:padding-left="0.26cm" fo:padding-right="0.26cm"/>
      <style:paragraph-properties style:writing-mode="lr-tb"/>
    </style:style>
    <style:style style:name="gr9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162cm" fo:min-width="0.464cm" fo:padding-top="0.135cm" fo:padding-bottom="0.135cm" fo:padding-left="0.26cm" fo:padding-right="0.26cm"/>
      <style:paragraph-properties style:writing-mode="lr-tb"/>
    </style:style>
    <style:style style:name="gr10" style:family="graphic" style:parent-style-name="standard">
      <style:graphic-properties svg:stroke-width="0.02cm" svg:stroke-color="#000000" draw:fill-color="#ffffcc" draw:textarea-horizontal-align="justify" draw:textarea-vertical-align="middle" draw:auto-grow-height="false" fo:padding-top="0.135cm" fo:padding-bottom="0.135cm" fo:padding-left="0.26cm" fo:padding-right="0.26cm"/>
    </style:style>
    <style:style style:name="gr11" style:family="graphic" style:parent-style-name="objectwithoutfill">
      <style:graphic-properties svg:stroke-width="0.02cm" draw:fill="solid" draw:fill-color="#ffffcc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svg:stroke-width="0.02cm" svg:stroke-color="#000000" draw:fill="solid" draw:fill-color="#ffffcc" draw:textarea-horizontal-align="justify" draw:textarea-vertical-align="middle" draw:auto-grow-height="false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width="0.02cm" svg:stroke-color="#000000" draw:fill="none" draw:fill-color="#ffffcc" draw:textarea-horizontal-align="left" draw:auto-grow-height="true" draw:auto-grow-width="true" fo:min-height="0.162cm" fo:min-width="0.463cm" fo:padding-top="0.135cm" fo:padding-bottom="0.135cm" fo:padding-left="0.26cm" fo:padding-right="0.26cm"/>
      <style:paragraph-properties style:writing-mode="lr-tb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fill-color="#ffffff" draw:textarea-vertical-align="middle"/>
    </style:style>
    <style:style style:name="gr20" style:family="graphic" style:parent-style-name="standard">
      <style:graphic-properties svg:stroke-width="0.01cm" svg:stroke-color="#000000" draw:marker-start-width="0.235cm" draw:marker-end-width="0.235cm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21" style:family="graphic" style:parent-style-name="standard">
      <style:graphic-properties svg:stroke-width="0cm" svg:stroke-color="#000000" draw:marker-start-width="0.14cm" draw:marker-end-width="0.14cm" draw:fill-color="#ffff66" draw:textarea-horizontal-align="justify" draw:textarea-vertical-align="middle" draw:auto-grow-height="false" fo:padding-top="0.125cm" fo:padding-bottom="0.125cm" fo:padding-left="0.25cm" fo:padding-right="0.25cm"/>
    </style:style>
    <style:style style:name="gr22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162cm" fo:min-width="0.472cm" fo:padding-top="0.135cm" fo:padding-bottom="0.135cm" fo:padding-left="0.26cm" fo:padding-right="0.26cm"/>
      <style:paragraph-properties style:writing-mode="lr-tb"/>
    </style:style>
    <style:style style:name="gr23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24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25" style:family="graphic" style:parent-style-name="standard">
      <style:graphic-properties svg:stroke-color="#000000" draw:fill-color="#000000" draw:textarea-vertical-align="middle"/>
    </style:style>
    <style:style style:name="gr2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162cm" fo:min-width="0.455cm" fo:padding-top="0.135cm" fo:padding-bottom="0.135cm" fo:padding-left="0.26cm" fo:padding-right="0.26cm"/>
      <style:paragraph-properties style:writing-mode="lr-tb"/>
    </style:style>
    <style:style style:name="gr27" style:family="graphic" style:parent-style-name="objectwithoutfill">
      <style:graphic-properties svg:stroke-width="0.03cm" draw:marker-start-width="0.215cm" draw:marker-end-width="0.215cm" draw:fill="none" draw:textarea-vertical-align="middle" fo:padding-top="0.14cm" fo:padding-bottom="0.14cm" fo:padding-left="0.265cm" fo:padding-right="0.265cm"/>
    </style:style>
    <style:style style:name="gr28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163cm" fo:min-width="0.662cm" fo:padding-top="0.135cm" fo:padding-bottom="0.135cm" fo:padding-left="0.26cm" fo:padding-right="0.26cm"/>
      <style:paragraph-properties style:writing-mode="lr-tb"/>
    </style:style>
    <style:style style:name="gr29" style:family="graphic" style:parent-style-name="standard">
      <style:graphic-properties svg:stroke-width="0cm" svg:stroke-color="#000000" draw:marker-start-width="0.14cm" draw:marker-end-width="0.14cm" draw:fill-color="#ffff66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30" style:family="graphic" style:parent-style-name="standard">
      <style:graphic-properties svg:stroke-width="0cm" svg:stroke-color="#000000" draw:marker-start-width="0.14cm" draw:marker-end-width="0.14cm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31" style:family="graphic" style:parent-style-name="standard">
      <style:graphic-properties svg:stroke-width="0.03cm" svg:stroke-color="#333333" draw:marker-start-width="0.46cm" draw:marker-end-width="0.46cm" draw:fill-color="#ffffcc" draw:textarea-horizontal-align="justify" draw:textarea-vertical-align="middle" draw:auto-grow-height="false" fo:min-height="0.819cm" fo:min-width="0.849cm" fo:padding-top="0.14cm" fo:padding-bottom="0.14cm" fo:padding-left="0.265cm" fo:padding-right="0.265cm"/>
    </style:style>
    <style:style style:name="gr32" style:family="graphic" style:parent-style-name="standard">
      <style:graphic-properties svg:stroke-width="0cm" svg:stroke-color="#000000" draw:marker-start-width="0.14cm" draw:marker-end-width="0.14cm" draw:fill-color="#ff3333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33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315cm" fo:min-width="0.463cm" fo:padding-top="0.135cm" fo:padding-bottom="0.135cm" fo:padding-left="0.26cm" fo:padding-right="0.26cm"/>
      <style:paragraph-properties style:writing-mode="lr-tb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315cm" fo:min-width="0.561cm" fo:padding-top="0.135cm" fo:padding-bottom="0.135cm" fo:padding-left="0.26cm" fo:padding-right="0.26cm"/>
      <style:paragraph-properties style:writing-mode="lr-tb"/>
    </style:style>
    <style:style style:name="gr38" style:family="graphic" style:parent-style-name="standard">
      <style:graphic-properties svg:stroke-width="0.03cm" svg:stroke-color="#333333" draw:marker-start-width="0.46cm" draw:marker-end-width="0.46cm" draw:fill-color="#ffffcc" draw:textarea-horizontal-align="justify" draw:textarea-vertical-align="middle" draw:auto-grow-height="false" fo:min-height="0.818cm" fo:min-width="0.849cm" fo:padding-top="0.14cm" fo:padding-bottom="0.14cm" fo:padding-left="0.265cm" fo:padding-right="0.265cm"/>
    </style:style>
    <style:style style:name="gr39" style:family="graphic" style:parent-style-name="standard">
      <style:graphic-properties draw:textarea-horizontal-align="justify" draw:textarea-vertical-align="middle" draw:auto-grow-height="false" fo:min-height="0.019cm" fo:min-width="0.598cm"/>
    </style:style>
    <style:style style:name="gr40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315cm" fo:min-width="0.662cm" fo:padding-top="0.135cm" fo:padding-bottom="0.135cm" fo:padding-left="0.26cm" fo:padding-right="0.26cm"/>
      <style:paragraph-properties style:writing-mode="lr-tb"/>
    </style:style>
    <style:style style:name="gr41" style:family="graphic">
      <style:graphic-properties style:protect="size"/>
    </style:style>
    <style:style style:name="gr42" style:family="graphic" style:parent-style-name="objectwithoutfill">
      <style:graphic-properties svg:stroke-width="0.2cm" svg:stroke-color="#cccccc" draw:marker-start-width="0.77cm" draw:marker-end-width="0.77cm" draw:fill="none" draw:textarea-vertical-align="middle" fo:padding-top="0.225cm" fo:padding-bottom="0.225cm" fo:padding-left="0.35cm" fo:padding-right="0.3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0.70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226cm"/>
      <style:paragraph-properties style:writing-mode="lr-tb"/>
    </style:style>
    <style:style style:name="gr45" style:family="graphic" style:parent-style-name="objectwithoutfill">
      <style:graphic-properties draw:marker-end="Arrow" draw:marker-end-width="0.3cm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179cm"/>
      <style:paragraph-properties style:writing-mode="lr-tb"/>
    </style:style>
    <style:style style:name="gr47" style:family="graphic" style:parent-style-name="standard">
      <style:graphic-properties svg:stroke-width="0.03cm" svg:stroke-color="#333333" draw:marker-start-width="0.46cm" draw:marker-end-width="0.46cm" draw:fill-color="#ffffcc" draw:textarea-horizontal-align="justify" draw:textarea-vertical-align="middle" draw:auto-grow-height="false" fo:min-height="0.818cm" fo:min-width="0.85cm" fo:padding-top="0.14cm" fo:padding-bottom="0.14cm" fo:padding-left="0.265cm" fo:padding-right="0.265cm"/>
    </style:style>
    <style:style style:name="gr48" style:family="graphic" style:parent-style-name="standard">
      <style:graphic-properties svg:stroke-width="0.02cm" svg:stroke-color="#000000" draw:fill="solid" draw:fill-color="#ffffcc" draw:textarea-horizontal-align="justify" draw:textarea-vertical-align="middle" draw:auto-grow-height="false" fo:min-height="0.212cm" fo:min-width="0.707cm" fo:padding-top="0.135cm" fo:padding-bottom="0.135cm" fo:padding-left="0.26cm" fo:padding-right="0.26cm"/>
    </style:style>
    <style:style style:name="gr49" style:family="graphic" style:parent-style-name="standard">
      <style:graphic-properties svg:stroke-width="0.02cm" svg:stroke-color="#000000" draw:fill-color="#ffffcc" draw:textarea-horizontal-align="justify" draw:textarea-vertical-align="middle" draw:auto-grow-height="false" fo:min-height="0.212cm" fo:min-width="0.707cm" fo:padding-top="0.135cm" fo:padding-bottom="0.135cm" fo:padding-left="0.26cm" fo:padding-right="0.26cm"/>
    </style:style>
    <style:style style:name="gr50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158cm" fo:min-width="0.493cm" fo:padding-top="0.135cm" fo:padding-bottom="0.135cm" fo:padding-left="0.26cm" fo:padding-right="0.2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2.792cm"/>
      <style:paragraph-properties style:writing-mode="lr-tb"/>
    </style:style>
    <style:style style:name="gr52" style:family="graphic" style:parent-style-name="standard">
      <style:graphic-properties svg:stroke-width="0.01cm" svg:stroke-color="#000000" draw:marker-start-width="0.235cm" draw:marker-end-width="0.235cm" draw:fill-color="#ffffff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3.249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4.06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463cm"/>
      <style:paragraph-properties style:writing-mode="lr-tb"/>
    </style:style>
    <style:style style:name="gr5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158cm" fo:min-width="0.518cm" fo:padding-top="0.135cm" fo:padding-bottom="0.135cm" fo:padding-left="0.26cm" fo:padding-right="0.2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37cm"/>
      <style:paragraph-properties style:writing-mode="lr-tb"/>
    </style:style>
    <style:style style:name="pr1" style:family="presentation" style:parent-style-name="Standard-title">
      <style:graphic-properties fo:min-height="3.506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3.506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fo:min-height="1.73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7" style:family="paragraph">
      <loext:graphic-properties draw:fill="solid" draw:fill-color="#ffffcc"/>
      <style:paragraph-properties fo:text-align="center"/>
    </style:style>
    <style:style style:name="P8" style:family="paragraph">
      <loext:graphic-properties draw:fill="none" draw:fill-color="#ffffcc"/>
      <style:paragraph-properties style:writing-mode="lr-tb"/>
      <style:text-properties fo:font-size="4pt" style:font-size-asian="4pt" style:font-size-complex="4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-color="#ffff66"/>
      <style:paragraph-properties fo:text-align="center"/>
    </style:style>
    <style:style style:name="P12" style:family="paragraph">
      <loext:graphic-properties draw:fill-color="#808080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-color="#ffffcc"/>
      <style:paragraph-properties fo:text-align="justify"/>
    </style:style>
    <style:style style:name="P16" style:family="paragraph">
      <loext:graphic-properties draw:fill="none"/>
      <style:paragraph-properties fo:text-align="justify"/>
    </style:style>
    <style:style style:name="P17" style:family="paragraph">
      <loext:graphic-properties draw:fill="none" draw:fill-color="#ffffff"/>
      <style:paragraph-properties fo:text-align="justify" style:writing-mode="lr-tb"/>
      <style:text-properties fo:font-size="4pt" style:font-size-asian="4pt" style:font-size-complex="4pt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4pt" fo:font-weight="bold" style:font-size-asian="4pt" style:font-size-complex="4pt"/>
    </style:style>
    <style:style style:name="P22" style:family="paragraph">
      <loext:graphic-properties draw:fill="none" draw:fill-color="#ffffff"/>
      <style:paragraph-properties style:writing-mode="lr-tb"/>
      <style:text-properties fo:font-size="4.90000009536743pt" style:font-size-asian="4.90000009536743pt" style:font-size-complex="4.90000009536743pt"/>
    </style:style>
    <style:style style:name="P23" style:family="paragraph">
      <loext:graphic-properties draw:fill="none" draw:fill-color="#ffffff"/>
      <style:paragraph-properties style:writing-mode="lr-tb"/>
      <style:text-properties fo:font-size="4pt" style:font-size-asian="18pt" style:font-size-complex="18pt"/>
    </style:style>
    <style:style style:name="P24" style:family="paragraph">
      <loext:graphic-properties draw:fill="solid" draw:fill-color="#ffffcc"/>
      <style:paragraph-properties fo:text-align="justify"/>
    </style:style>
    <style:style style:name="P25" style:family="paragraph">
      <loext:graphic-properties draw:fill="none" draw:fill-color="#ffffcc"/>
      <style:paragraph-properties fo:text-align="justify" style:writing-mode="lr-tb"/>
      <style:text-properties fo:font-size="4pt" style:font-size-asian="4pt" style:font-size-complex="4pt"/>
    </style:style>
    <style:style style:name="T1" style:family="text">
      <style:text-properties fo:font-size="4pt" style:font-size-asian="4pt" style:font-size-complex="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4pt" fo:font-weight="bold" style:font-size-asian="4pt" style:font-size-complex="4pt"/>
    </style:style>
    <style:style style:name="T4" style:family="text">
      <style:text-properties fo:font-size="4.90000009536743pt" style:font-size-asian="4.90000009536743pt" style:font-size-complex="4.90000009536743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text-style-name="P1" draw:layer="layout" svg:width="25.199cm" svg:height="3.506cm" svg:x="1.4cm" svg:y="0.837cm" presentation:class="title">
          <draw:text-box>
            <text:p>Vorlagen klein</text:p>
          </draw:text-box>
        </draw:frame>
        <draw:g>
          <draw:custom-shape draw:style-name="gr1" draw:text-style-name="P2" draw:layer="layout" svg:width="2.191cm" svg:height="1.745cm" svg:x="1.242cm" svg:y="4.70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3.087cm" svg:y1="6.119cm" svg:x2="1.588cm" svg:y2="6.119cm">
            <text:p/>
          </draw:line>
          <draw:line draw:style-name="gr2" draw:text-style-name="P3" draw:layer="layout" svg:x1="1.473cm" svg:y1="5.901cm" svg:x2="3.203cm" svg:y2="5.901cm">
            <text:p/>
          </draw:line>
          <draw:line draw:style-name="gr2" draw:text-style-name="P3" draw:layer="layout" svg:x1="1.588cm" svg:y1="5.028cm" svg:x2="3.203cm" svg:y2="5.901cm">
            <text:p/>
          </draw:line>
          <draw:line draw:style-name="gr2" draw:text-style-name="P3" draw:layer="layout" svg:x1="3.088cm" svg:y1="6.119cm" svg:x2="1.473cm" svg:y2="5.246cm">
            <text:p/>
          </draw:line>
          <draw:line draw:style-name="gr2" draw:text-style-name="P3" draw:layer="layout" svg:x1="1.588cm" svg:y1="6.119cm" svg:x2="3.203cm" svg:y2="5.246cm">
            <text:p/>
          </draw:line>
          <draw:line draw:style-name="gr2" draw:text-style-name="P3" draw:layer="layout" svg:x1="1.473cm" svg:y1="5.901cm" svg:x2="3.088cm" svg:y2="5.028cm">
            <text:p/>
          </draw:line>
          <draw:line draw:style-name="gr2" draw:text-style-name="P3" draw:layer="layout" svg:x1="1.588cm" svg:y1="6.119cm" svg:x2="2.511cm" svg:y2="4.701cm">
            <text:p/>
          </draw:line>
          <draw:line draw:style-name="gr2" draw:text-style-name="P3" draw:layer="layout" svg:x1="1.473cm" svg:y1="5.901cm" svg:x2="2.234cm" svg:y2="4.701cm">
            <text:p/>
          </draw:line>
          <draw:line draw:style-name="gr2" draw:text-style-name="P3" draw:layer="layout" svg:x1="2.165cm" svg:y1="6.446cm" svg:x2="3.088cm" svg:y2="5.028cm">
            <text:p/>
          </draw:line>
          <draw:line draw:style-name="gr2" draw:text-style-name="P3" draw:layer="layout" svg:x1="2.442cm" svg:y1="6.446cm" svg:x2="3.203cm" svg:y2="5.246cm">
            <text:p/>
          </draw:line>
          <draw:line draw:style-name="gr2" draw:text-style-name="P3" draw:layer="layout" svg:x1="1.473cm" svg:y1="5.246cm" svg:x2="3.203cm" svg:y2="5.246cm">
            <text:p/>
          </draw:line>
          <draw:line draw:style-name="gr2" draw:text-style-name="P3" draw:layer="layout" svg:x1="3.087cm" svg:y1="5.028cm" svg:x2="1.588cm" svg:y2="5.028cm">
            <text:p/>
          </draw:line>
          <draw:custom-shape draw:style-name="gr3" draw:text-style-name="P4" draw:layer="layout" svg:width="0.23cm" svg:height="0.218cm" svg:x="1.531cm" svg:y="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31cm" svg:height="0.218cm" svg:x="2.915cm" svg:y="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2" draw:layer="layout" svg:width="2.193cm" svg:height="1.746cm" svg:x="1.294cm" svg:y="12.51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3.14cm" svg:y1="13.935cm" svg:x2="1.64cm" svg:y2="13.935cm">
            <text:p/>
          </draw:line>
          <draw:line draw:style-name="gr2" draw:text-style-name="P3" draw:layer="layout" svg:x1="1.525cm" svg:y1="13.717cm" svg:x2="3.256cm" svg:y2="13.717cm">
            <text:p/>
          </draw:line>
          <draw:custom-shape draw:style-name="gr4" draw:text-style-name="P5" draw:layer="layout" svg:width="0.22cm" svg:height="0.22cm" svg:x="2.287cm" svg:y="13.9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2.187cm" svg:y1="13.832cm" svg:x2="2.587cm" svg:y2="13.832cm">
            <text:p/>
          </draw:line>
        </draw:g>
        <draw:g>
          <draw:g>
            <draw:custom-shape draw:style-name="gr1" draw:text-style-name="P2" draw:layer="layout" svg:width="2.192cm" svg:height="1.746cm" svg:x="18.193cm" svg:y="5.359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20.039cm" svg:y1="6.778cm" svg:x2="18.539cm" svg:y2="6.778cm">
              <text:p/>
            </draw:line>
            <draw:line draw:style-name="gr2" draw:text-style-name="P3" draw:layer="layout" svg:x1="18.424cm" svg:y1="6.56cm" svg:x2="20.155cm" svg:y2="6.56cm">
              <text:p/>
            </draw:line>
          </draw:g>
          <draw:frame draw:style-name="gr6" draw:text-style-name="P6" draw:layer="layout" svg:width="0.983cm" svg:height="0.432cm" svg:x="18.77cm" svg:y="5.359cm">
            <draw:text-box>
              <text:p><text:span text:style-name="T1">S-709A</text:span></text:p>
            </draw:text-box>
          </draw:frame>
        </draw:g>
        <draw:g>
          <draw:g>
            <draw:custom-shape draw:style-name="gr1" draw:text-style-name="P2" draw:layer="layout" svg:width="2.192cm" svg:height="1.746cm" svg:x="15.638cm" svg:y="5.233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7.484cm" svg:y1="6.652cm" svg:x2="15.984cm" svg:y2="6.652cm">
              <text:p/>
            </draw:line>
            <draw:line draw:style-name="gr2" draw:text-style-name="P3" draw:layer="layout" svg:x1="15.869cm" svg:y1="6.434cm" svg:x2="17.6cm" svg:y2="6.434cm">
              <text:p/>
            </draw:line>
            <draw:line draw:style-name="gr2" draw:text-style-name="P3" draw:layer="layout" svg:x1="15.869cm" svg:y1="5.779cm" svg:x2="17.6cm" svg:y2="5.779cm">
              <text:p/>
            </draw:line>
            <draw:line draw:style-name="gr2" draw:text-style-name="P3" draw:layer="layout" svg:x1="17.484cm" svg:y1="5.561cm" svg:x2="15.984cm" svg:y2="5.561cm">
              <text:p/>
            </draw:line>
          </draw:g>
          <draw:frame draw:style-name="gr6" draw:text-style-name="P6" draw:layer="layout" svg:width="0.983cm" svg:height="0.432cm" svg:x="16.191cm" svg:y="6.652cm">
            <draw:text-box>
              <text:p><text:span text:style-name="T1">S-710A</text:span></text:p>
            </draw:text-box>
          </draw:frame>
        </draw:g>
        <draw:g>
          <draw:custom-shape draw:style-name="gr1" draw:text-style-name="P2" draw:layer="layout" svg:width="2.193cm" svg:height="1.746cm" svg:x="4.563cm" svg:y="7.14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6.409cm" svg:y1="8.56cm" svg:x2="4.909cm" svg:y2="8.56cm">
            <text:p/>
          </draw:line>
          <draw:line draw:style-name="gr2" draw:text-style-name="P3" draw:layer="layout" svg:x1="4.794cm" svg:y1="8.342cm" svg:x2="6.525cm" svg:y2="8.342cm">
            <text:p/>
          </draw:line>
          <draw:line draw:style-name="gr2" draw:text-style-name="P3" draw:layer="layout" svg:x1="4.909cm" svg:y1="8.56cm" svg:x2="6.525cm" svg:y2="7.687cm">
            <text:p/>
          </draw:line>
          <draw:line draw:style-name="gr2" draw:text-style-name="P3" draw:layer="layout" svg:x1="4.794cm" svg:y1="8.342cm" svg:x2="6.41cm" svg:y2="7.469cm">
            <text:p/>
          </draw:line>
          <draw:custom-shape draw:style-name="gr3" draw:text-style-name="P4" draw:layer="layout" svg:width="0.23cm" svg:height="0.218cm" svg:x="6.237cm" svg:y="7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6" draw:layer="layout" svg:width="0.983cm" svg:height="0.433cm" svg:x="5.215cm" svg:y="8.56cm">
            <draw:text-box>
              <text:p><text:span text:style-name="T1">S-954A</text:span></text:p>
            </draw:text-box>
          </draw:frame>
        </draw:g>
        <draw:g>
          <draw:custom-shape draw:style-name="gr1" draw:text-style-name="P2" draw:layer="layout" svg:width="2.193cm" svg:height="1.732cm" draw:transform="rotate (3.12448842692025) translate (9.488cm 8.924cm)">
            <text:p/>
            <draw:enhanced-geometry svg:viewBox="0 0 21600 21600" draw:mirror-horizontal="true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9.175cm" svg:y1="8.6cm" svg:x2="7.675cm" svg:y2="8.574cm">
            <text:p/>
          </draw:line>
          <draw:line draw:style-name="gr2" draw:text-style-name="P3" draw:layer="layout" svg:x1="7.563cm" svg:y1="8.354cm" svg:x2="9.294cm" svg:y2="8.384cm">
            <text:p/>
          </draw:line>
          <draw:line draw:style-name="gr2" draw:text-style-name="P3" draw:layer="layout" svg:x1="7.693cm" svg:y1="7.483cm" svg:x2="9.294cm" svg:y2="8.384cm">
            <text:p/>
          </draw:line>
          <draw:line draw:style-name="gr2" draw:text-style-name="P3" draw:layer="layout" svg:x1="9.175cm" svg:y1="8.6cm" svg:x2="7.574cm" svg:y2="7.699cm">
            <text:p/>
          </draw:line>
          <draw:custom-shape draw:style-name="gr3" draw:text-style-name="P4" draw:layer="layout" svg:width="0.23cm" svg:height="0.218cm" draw:transform="rotate (3.12448842692025) translate (7.854cm 8.14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6" draw:layer="layout" svg:width="0.984cm" svg:height="0.433cm" svg:x="7.971cm" svg:y="8.6cm">
            <draw:text-box>
              <text:p><text:span text:style-name="T1">S-955A</text:span></text:p>
            </draw:text-box>
          </draw:frame>
        </draw:g>
        <draw:g>
          <draw:custom-shape draw:style-name="gr1" draw:text-style-name="P2" draw:layer="layout" svg:width="2.194cm" svg:height="1.746cm" svg:x="7.229cm" svg:y="4.89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9.076cm" svg:y1="6.314cm" svg:x2="7.576cm" svg:y2="6.314cm">
            <text:p/>
          </draw:line>
          <draw:line draw:style-name="gr2" draw:text-style-name="P3" draw:layer="layout" svg:x1="7.461cm" svg:y1="6.096cm" svg:x2="9.192cm" svg:y2="6.096cm">
            <text:p/>
          </draw:line>
          <draw:line draw:style-name="gr2" draw:text-style-name="P3" draw:layer="layout" svg:x1="7.576cm" svg:y1="6.315cm" svg:x2="8.499cm" svg:y2="4.896cm">
            <text:p/>
          </draw:line>
          <draw:line draw:style-name="gr2" draw:text-style-name="P3" draw:layer="layout" svg:x1="7.461cm" svg:y1="6.097cm" svg:x2="8.222cm" svg:y2="4.896cm">
            <text:p/>
          </draw:line>
          <draw:custom-shape draw:style-name="gr3" draw:text-style-name="P4" draw:layer="layout" svg:width="0.231cm" svg:height="0.218cm" svg:x="8.903cm" svg:y="5.6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31cm" svg:height="0.219cm" svg:x="8.499cm" svg:y="5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6" draw:layer="layout" svg:width="0.983cm" svg:height="0.433cm" svg:x="7.895cm" svg:y="6.314cm">
            <draw:text-box>
              <text:p><text:span text:style-name="T1">S-906A</text:span></text:p>
            </draw:text-box>
          </draw:frame>
        </draw:g>
        <draw:g>
          <draw:custom-shape draw:style-name="gr1" draw:text-style-name="P2" draw:layer="layout" svg:width="2.192cm" svg:height="1.746cm" svg:x="4.488cm" svg:y="4.854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6.334cm" svg:y1="6.273cm" svg:x2="4.834cm" svg:y2="6.273cm">
            <text:p/>
          </draw:line>
          <draw:line draw:style-name="gr2" draw:text-style-name="P3" draw:layer="layout" svg:x1="4.718cm" svg:y1="6.055cm" svg:x2="6.449cm" svg:y2="6.055cm">
            <text:p/>
          </draw:line>
          <draw:line draw:style-name="gr2" draw:text-style-name="P3" draw:layer="layout" svg:x1="4.834cm" svg:y1="6.273cm" svg:x2="5.757cm" svg:y2="4.854cm">
            <text:p/>
          </draw:line>
          <draw:line draw:style-name="gr2" draw:text-style-name="P3" draw:layer="layout" svg:x1="4.718cm" svg:y1="6.055cm" svg:x2="5.479cm" svg:y2="4.854cm">
            <text:p/>
          </draw:line>
          <draw:custom-shape draw:style-name="gr3" draw:text-style-name="P4" draw:layer="layout" svg:width="0.23cm" svg:height="0.219cm" svg:x="6.161cm" svg:y="5.6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6" draw:layer="layout" svg:width="0.984cm" svg:height="0.432cm" svg:x="5.036cm" svg:y="6.273cm">
            <draw:text-box>
              <text:p><text:span text:style-name="T1">S-956A</text:span></text:p>
            </draw:text-box>
          </draw:frame>
        </draw:g>
        <draw:g>
          <draw:g>
            <draw:custom-shape draw:style-name="gr1" draw:text-style-name="P2" draw:layer="layout" svg:width="2.193cm" svg:height="1.745cm" svg:x="10.076cm" svg:y="5.023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1.923cm" svg:y1="6.441cm" svg:x2="10.423cm" svg:y2="6.441cm">
              <text:p/>
            </draw:line>
            <draw:line draw:style-name="gr2" draw:text-style-name="P3" draw:layer="layout" svg:x1="10.308cm" svg:y1="6.223cm" svg:x2="12.039cm" svg:y2="6.223cm">
              <text:p/>
            </draw:line>
            <draw:line draw:style-name="gr2" draw:text-style-name="P3" draw:layer="layout" svg:x1="10.423cm" svg:y1="5.35cm" svg:x2="12.039cm" svg:y2="6.223cm">
              <text:p/>
            </draw:line>
            <draw:line draw:style-name="gr2" draw:text-style-name="P3" draw:layer="layout" svg:x1="11.924cm" svg:y1="6.441cm" svg:x2="10.308cm" svg:y2="5.568cm">
              <text:p/>
            </draw:line>
            <draw:line draw:style-name="gr2" draw:text-style-name="P3" draw:layer="layout" svg:x1="10.308cm" svg:y1="5.568cm" svg:x2="12.039cm" svg:y2="5.568cm">
              <text:p/>
            </draw:line>
            <draw:line draw:style-name="gr2" draw:text-style-name="P3" draw:layer="layout" svg:x1="11.923cm" svg:y1="5.35cm" svg:x2="10.423cm" svg:y2="5.35cm">
              <text:p/>
            </draw:line>
            <draw:custom-shape draw:style-name="gr3" draw:text-style-name="P4" draw:layer="layout" svg:width="0.23cm" svg:height="0.218cm" svg:x="10.366cm" svg:y="5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231cm" svg:height="0.218cm" svg:x="11.75cm" svg:y="5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7" draw:text-style-name="P6" draw:layer="layout" svg:width="0.983cm" svg:height="0.433cm" svg:x="10.814cm" svg:y="6.441cm">
            <draw:text-box>
              <text:p><text:span text:style-name="T1">S-953A</text:span></text:p>
            </draw:text-box>
          </draw:frame>
        </draw:g>
        <draw:g>
          <draw:line draw:style-name="gr2" draw:text-style-name="P3" draw:layer="layout" svg:x1="5.023cm" svg:y1="16.55cm" svg:x2="6.522cm" svg:y2="16.55cm">
            <text:p/>
          </draw:line>
          <draw:line draw:style-name="gr2" draw:text-style-name="P3" draw:layer="layout" svg:x1="6.637cm" svg:y1="16.768cm" svg:x2="4.907cm" svg:y2="16.768cm">
            <text:p/>
          </draw:line>
          <draw:custom-shape draw:style-name="gr10" draw:text-style-name="P2" draw:layer="layout" svg:width="2.191cm" svg:height="0.86cm" draw:transform="rotate (-3.14159265358979) translate (6.855cm 17.09cm)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3" draw:layer="layout" svg:x1="5.023cm" svg:y1="16.55cm" svg:x2="6.522cm" svg:y2="16.55cm">
            <text:p/>
          </draw:line>
          <draw:line draw:style-name="gr2" draw:text-style-name="P3" draw:layer="layout" svg:x1="6.637cm" svg:y1="16.768cm" svg:x2="4.907cm" svg:y2="16.768cm">
            <text:p/>
          </draw:line>
          <draw:custom-shape draw:style-name="gr4" draw:text-style-name="P5" draw:layer="layout" svg:width="0.22cm" svg:height="0.22cm" draw:transform="rotate (-3.14159265358979) translate (6.222cm 16.7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6" draw:layer="layout" svg:width="0.983cm" svg:height="0.432cm" draw:transform="rotate (-3.14159265358979) translate (5.936cm 16.533cm)">
            <draw:text-box>
              <text:p><text:span text:style-name="T1">S-615A</text:span></text:p>
            </draw:text-box>
          </draw:frame>
        </draw:g>
        <draw:g>
          <draw:g>
            <draw:line draw:style-name="gr11" draw:text-style-name="P7" draw:layer="layout" svg:x1="5.04cm" svg:y1="17.771cm" svg:x2="6.539cm" svg:y2="17.771cm">
              <text:p/>
            </draw:line>
            <draw:line draw:style-name="gr11" draw:text-style-name="P7" draw:layer="layout" svg:x1="6.654cm" svg:y1="17.553cm" svg:x2="4.924cm" svg:y2="17.553cm">
              <text:p/>
            </draw:line>
            <draw:custom-shape draw:style-name="gr12" draw:text-style-name="P7" draw:layer="layout" svg:width="2.191cm" svg:height="0.86cm" draw:transform="rotate (-3.14159265358979) translate (6.863cm 18.072cm)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7" draw:layer="layout" svg:x1="5.04cm" svg:y1="17.771cm" svg:x2="6.539cm" svg:y2="17.771cm">
              <text:p/>
            </draw:line>
            <draw:line draw:style-name="gr11" draw:text-style-name="P7" draw:layer="layout" svg:x1="6.654cm" svg:y1="17.553cm" svg:x2="4.924cm" svg:y2="17.553cm">
              <text:p/>
            </draw:line>
          </draw:g>
          <draw:custom-shape draw:style-name="gr4" draw:text-style-name="P5" draw:layer="layout" svg:width="0.22cm" svg:height="0.22cm" draw:transform="rotate (-3.14159265358979) translate (6.239cm 17.77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6" draw:layer="layout" svg:width="0.983cm" svg:height="0.432cm" draw:transform="rotate (-3.14159265358979) translate (6.227cm 17.554cm)">
            <draw:text-box>
              <text:p><text:span text:style-name="T1">S-616A</text:span></text:p>
            </draw:text-box>
          </draw:frame>
        </draw:g>
        <draw:frame draw:style-name="gr6" draw:text-style-name="P6" draw:layer="layout" svg:width="0.983cm" svg:height="0.432cm" svg:x="1.997cm" svg:y="15.747cm">
          <draw:text-box>
            <text:p><text:span text:style-name="T1">S-510A</text:span></text:p>
          </draw:text-box>
        </draw:frame>
        <draw:frame draw:style-name="gr6" draw:text-style-name="P6" draw:layer="layout" svg:width="0.983cm" svg:height="0.432cm" svg:x="1.998cm" svg:y="16.247cm">
          <draw:text-box>
            <text:p><text:span text:style-name="T1">S-700A</text:span></text:p>
          </draw:text-box>
        </draw:frame>
        <draw:g>
          <draw:custom-shape draw:style-name="gr12" draw:text-style-name="P7" draw:layer="layout" svg:width="2.191cm" svg:height="0.86cm" svg:x="18.439cm" svg:y="15.769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19.06cm" svg:y="16.303cm">
            <draw:text-box>
              <text:p><text:span text:style-name="T1">S-500A</text:span></text:p>
            </draw:text-box>
          </draw:frame>
        </draw:g>
        <draw:g>
          <draw:custom-shape draw:style-name="gr10" draw:text-style-name="P2" draw:layer="layout" svg:width="2.191cm" svg:height="0.86cm" svg:x="7.664cm" svg:y="17.39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5" draw:layer="layout" svg:width="0.22cm" svg:height="0.22cm" svg:x="8.645cm" svg:y="17.44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9.502cm" svg:y1="17.929cm" svg:x2="8.003cm" svg:y2="17.929cm">
            <text:p/>
          </draw:line>
          <draw:line draw:style-name="gr2" draw:text-style-name="P3" draw:layer="layout" svg:x1="7.888cm" svg:y1="17.711cm" svg:x2="9.618cm" svg:y2="17.711cm">
            <text:p/>
          </draw:line>
          <draw:line draw:style-name="gr2" draw:text-style-name="P3" draw:layer="layout" svg:x1="9.502cm" svg:y1="17.929cm" svg:x2="8.003cm" svg:y2="17.929cm">
            <text:p/>
          </draw:line>
          <draw:line draw:style-name="gr2" draw:text-style-name="P3" draw:layer="layout" svg:x1="7.888cm" svg:y1="17.711cm" svg:x2="9.618cm" svg:y2="17.711cm">
            <text:p/>
          </draw:line>
          <draw:g>
            <draw:custom-shape draw:style-name="gr14" draw:text-style-name="P4" draw:layer="layout" svg:width="0.274cm" svg:height="0.211cm" svg:x="8.647cm" svg:y="17.98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4" draw:layer="layout" svg:width="0.205cm" svg:height="0.211cm" svg:x="8.782cm" svg:y="17.9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svg:x="8.841cm" svg:y="18.0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svg:x="8.577cm" svg:y="17.9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svg:x="8.636cm" svg:y="18.0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3" draw:layer="layout" svg:x1="8.577cm" svg:y1="18.089cm" svg:x2="8.446cm" svg:y2="18.088cm">
              <text:p/>
            </draw:line>
            <draw:line draw:style-name="gr17" draw:text-style-name="P3" draw:layer="layout" svg:x1="8.455cm" svg:y1="18.023cm" svg:x2="8.454cm" svg:y2="18.154cm">
              <text:p/>
            </draw:line>
          </draw:g>
          <draw:frame draw:style-name="gr6" draw:text-style-name="P6" draw:layer="layout" svg:width="0.983cm" svg:height="0.432cm" svg:x="9.024cm" svg:y="17.279cm">
            <draw:text-box>
              <text:p text:style-name="P10"><text:span text:style-name="T1">S-621B</text:span></text:p>
            </draw:text-box>
          </draw:frame>
        </draw:g>
        <draw:g>
          <draw:custom-shape draw:style-name="gr14" draw:text-style-name="P4" draw:layer="layout" svg:width="0.274cm" svg:height="0.211cm" svg:x="2.161cm" svg:y="17.71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5" draw:text-style-name="P4" draw:layer="layout" svg:width="0.205cm" svg:height="0.211cm" svg:x="2.296cm" svg:y="17.7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9" draw:layer="layout" svg:width="0.087cm" svg:height="0.089cm" svg:x="2.355cm" svg:y="17.7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5" draw:text-style-name="P4" draw:layer="layout" svg:width="0.205cm" svg:height="0.211cm" svg:x="2.091cm" svg:y="17.7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9" draw:layer="layout" svg:width="0.087cm" svg:height="0.089cm" svg:x="2.15cm" svg:y="17.7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7" draw:text-style-name="P3" draw:layer="layout" svg:x1="2.091cm" svg:y1="17.818cm" svg:x2="1.96cm" svg:y2="17.817cm">
            <text:p/>
          </draw:line>
          <draw:line draw:style-name="gr17" draw:text-style-name="P3" draw:layer="layout" svg:x1="1.969cm" svg:y1="17.752cm" svg:x2="1.968cm" svg:y2="17.883cm">
            <text:p/>
          </draw:line>
        </draw:g>
        <draw:custom-shape draw:style-name="gr4" draw:text-style-name="P5" draw:layer="layout" svg:width="0.22cm" svg:height="0.22cm" svg:x="2.67cm" svg:y="17.7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1" draw:text-style-name="P7" draw:layer="layout" svg:x1="22.743cm" svg:y1="5.995cm" svg:x2="21.244cm" svg:y2="5.995cm">
              <text:p/>
            </draw:line>
            <draw:line draw:style-name="gr11" draw:text-style-name="P7" draw:layer="layout" svg:x1="21.129cm" svg:y1="5.777cm" svg:x2="22.859cm" svg:y2="5.777cm">
              <text:p/>
            </draw:line>
            <draw:custom-shape draw:style-name="gr12" draw:text-style-name="P7" draw:layer="layout" svg:width="2.191cm" svg:height="0.86cm" svg:x="20.905cm" svg:y="5.461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7" draw:layer="layout" svg:x1="22.242cm" svg:y1="5.995cm" svg:x2="21.244cm" svg:y2="5.995cm">
              <text:p/>
            </draw:line>
            <draw:line draw:style-name="gr11" draw:text-style-name="P7" draw:layer="layout" svg:x1="21.129cm" svg:y1="5.777cm" svg:x2="22.242cm" svg:y2="5.777cm">
              <text:p/>
            </draw:line>
            <draw:line draw:style-name="gr11" draw:text-style-name="P7" draw:layer="layout" svg:x1="22.234cm" svg:y1="5.703cm" svg:x2="22.234cm" svg:y2="6.092cm">
              <text:p/>
            </draw:line>
          </draw:g>
          <draw:frame draw:style-name="gr13" draw:text-style-name="P8" draw:layer="layout" svg:width="0.983cm" svg:height="0.432cm" svg:x="21.45cm" svg:y="5.345cm">
            <draw:text-box>
              <text:p><text:span text:style-name="T1">S-512A</text:span></text:p>
            </draw:text-box>
          </draw:frame>
        </draw:g>
        <draw:g>
          <draw:custom-shape draw:style-name="gr1" draw:text-style-name="P2" draw:layer="layout" svg:width="2.191cm" svg:height="1.745cm" svg:x="18.337cm" svg:y="13.277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18.898cm" svg:y="14.7cm">
            <draw:text-box>
              <text:p><text:span text:style-name="T1">S-700A</text:span></text:p>
            </draw:text-box>
          </draw:frame>
        </draw:g>
        <draw:g>
          <draw:g>
            <draw:line draw:style-name="gr11" draw:text-style-name="P7" draw:layer="layout" svg:x1="22.829cm" svg:y1="7.082cm" svg:x2="21.33cm" svg:y2="7.082cm">
              <text:p/>
            </draw:line>
            <draw:line draw:style-name="gr11" draw:text-style-name="P7" draw:layer="layout" svg:x1="21.215cm" svg:y1="6.864cm" svg:x2="22.945cm" svg:y2="6.864cm">
              <text:p/>
            </draw:line>
            <draw:custom-shape draw:style-name="gr12" draw:text-style-name="P7" draw:layer="layout" svg:width="2.191cm" svg:height="0.86cm" svg:x="20.991cm" svg:y="6.54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7" draw:layer="layout" svg:x1="22.829cm" svg:y1="7.082cm" svg:x2="21.33cm" svg:y2="7.082cm">
              <text:p/>
            </draw:line>
            <draw:line draw:style-name="gr11" draw:text-style-name="P7" draw:layer="layout" svg:x1="21.215cm" svg:y1="6.864cm" svg:x2="22.945cm" svg:y2="6.864cm">
              <text:p/>
            </draw:line>
          </draw:g>
          <draw:frame draw:style-name="gr6" draw:text-style-name="P6" draw:layer="layout" svg:width="0.983cm" svg:height="0.432cm" svg:x="21.694cm" svg:y="7.082cm">
            <draw:text-box>
              <text:p><text:span text:style-name="T1">S-510A</text:span></text:p>
            </draw:text-box>
          </draw:frame>
        </draw:g>
        <draw:g>
          <draw:custom-shape draw:style-name="gr10" draw:text-style-name="P2" draw:layer="layout" svg:width="2.191cm" svg:height="0.86cm" draw:transform="rotate (-3.14159265358979) translate (9.998cm 16.8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5" draw:layer="layout" svg:width="0.22cm" svg:height="0.22cm" svg:x="8.789cm" svg:y="16.04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9.646cm" svg:y1="16.529cm" svg:x2="8.147cm" svg:y2="16.529cm">
            <text:p/>
          </draw:line>
          <draw:line draw:style-name="gr2" draw:text-style-name="P3" draw:layer="layout" svg:x1="9.655cm" svg:y1="16.311cm" svg:x2="8.156cm" svg:y2="16.311cm">
            <text:p/>
          </draw:line>
          <draw:line draw:style-name="gr2" draw:text-style-name="P3" draw:layer="layout" svg:x1="8.028cm" svg:y1="16.529cm" svg:x2="9.796cm" svg:y2="16.529cm">
            <text:p/>
          </draw:line>
          <draw:g>
            <draw:custom-shape draw:style-name="gr14" draw:text-style-name="P4" draw:layer="layout" svg:width="0.274cm" svg:height="0.211cm" svg:x="8.791cm" svg:y="16.58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4" draw:layer="layout" svg:width="0.205cm" svg:height="0.211cm" svg:x="8.926cm" svg:y="16.5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svg:x="8.985cm" svg:y="16.6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svg:x="8.721cm" svg:y="16.5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svg:x="8.78cm" svg:y="16.6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3" draw:layer="layout" svg:x1="8.721cm" svg:y1="16.689cm" svg:x2="8.59cm" svg:y2="16.688cm">
              <text:p/>
            </draw:line>
            <draw:line draw:style-name="gr17" draw:text-style-name="P3" draw:layer="layout" svg:x1="8.599cm" svg:y1="16.623cm" svg:x2="8.598cm" svg:y2="16.754cm">
              <text:p/>
            </draw:line>
          </draw:g>
          <draw:frame draw:style-name="gr6" draw:text-style-name="P6" draw:layer="layout" svg:width="0.983cm" svg:height="0.432cm" svg:x="9.123cm" svg:y="16.529cm">
            <draw:text-box>
              <text:p text:style-name="P10"><text:span text:style-name="T1">S-622B</text:span></text:p>
            </draw:text-box>
          </draw:frame>
        </draw:g>
        <draw:line draw:style-name="gr18" draw:text-style-name="P3" draw:layer="layout" svg:x1="4.035cm" svg:y1="3.969cm" svg:x2="4.035cm" svg:y2="19.777cm">
          <text:p/>
        </draw:line>
        <draw:g>
          <draw:custom-shape draw:style-name="gr15" draw:text-style-name="P4" draw:layer="layout" svg:width="0.41cm" svg:height="0.211cm" svg:x="2.091cm" svg:y="17.3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19" draw:text-style-name="P9" draw:layer="layout" svg:width="0.086cm" svg:height="0.165cm" svg:x="2.344cm" svg:y="17.409cm">
            <text:p/>
          </draw:rect>
          <draw:rect draw:style-name="gr19" draw:text-style-name="P9" draw:layer="layout" svg:width="0.086cm" svg:height="0.165cm" draw:transform="rotate (-2.32687295875884) translate (2.309cm 17.516cm)">
            <text:p/>
          </draw:rect>
          <draw:line draw:style-name="gr17" draw:text-style-name="P3" draw:layer="layout" svg:x1="2.091cm" svg:y1="17.494cm" svg:x2="1.96cm" svg:y2="17.493cm">
            <text:p/>
          </draw:line>
          <draw:line draw:style-name="gr17" draw:text-style-name="P3" draw:layer="layout" svg:x1="1.969cm" svg:y1="17.428cm" svg:x2="1.968cm" svg:y2="17.559cm">
            <text:p/>
          </draw:line>
        </draw:g>
        <draw:g>
          <draw:custom-shape draw:style-name="gr10" draw:text-style-name="P2" draw:layer="layout" svg:width="2.191cm" svg:height="0.86cm" draw:transform="rotate (-3.14159265358979) translate (13.073cm 16.8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22cm" svg:height="0.22cm" svg:x="11.864cm" svg:y="16.035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2.721cm" svg:y1="16.524cm" svg:x2="11.222cm" svg:y2="16.524cm">
            <text:p/>
          </draw:line>
          <draw:line draw:style-name="gr2" draw:text-style-name="P3" draw:layer="layout" svg:x1="12.73cm" svg:y1="16.306cm" svg:x2="11.231cm" svg:y2="16.306cm">
            <text:p/>
          </draw:line>
          <draw:line draw:style-name="gr2" draw:text-style-name="P3" draw:layer="layout" svg:x1="11.103cm" svg:y1="16.524cm" svg:x2="12.871cm" svg:y2="16.524cm">
            <text:p/>
          </draw:line>
          <draw:frame draw:style-name="gr6" draw:text-style-name="P6" draw:layer="layout" svg:width="0.983cm" svg:height="0.432cm" svg:x="12.198cm" svg:y="16.524cm">
            <draw:text-box>
              <text:p text:style-name="P10"><text:span text:style-name="T1">S-641B</text:span></text:p>
            </draw:text-box>
          </draw:frame>
          <draw:g>
            <draw:custom-shape draw:style-name="gr15" draw:text-style-name="P4" draw:layer="layout" svg:width="0.41cm" svg:height="0.211cm" svg:x="11.801cm" svg:y="16.58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rect draw:style-name="gr19" draw:text-style-name="P9" draw:layer="layout" svg:width="0.086cm" svg:height="0.165cm" svg:x="12.054cm" svg:y="16.605cm">
              <text:p/>
            </draw:rect>
            <draw:rect draw:style-name="gr19" draw:text-style-name="P9" draw:layer="layout" svg:width="0.086cm" svg:height="0.165cm" draw:transform="rotate (-2.32687295875884) translate (12.019cm 16.712cm)">
              <text:p/>
            </draw:rect>
            <draw:line draw:style-name="gr17" draw:text-style-name="P3" draw:layer="layout" svg:x1="11.801cm" svg:y1="16.69cm" svg:x2="11.67cm" svg:y2="16.689cm">
              <text:p/>
            </draw:line>
            <draw:line draw:style-name="gr17" draw:text-style-name="P3" draw:layer="layout" svg:x1="11.679cm" svg:y1="16.624cm" svg:x2="11.678cm" svg:y2="16.755cm">
              <text:p/>
            </draw:line>
          </draw:g>
        </draw:g>
        <draw:custom-shape draw:style-name="gr10" draw:text-style-name="P2" draw:layer="layout" svg:width="2.191cm" svg:height="0.86cm" svg:x="10.855cm" svg:y="17.44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5" draw:text-style-name="P4" draw:layer="layout" svg:width="0.41cm" svg:height="0.211cm" svg:x="11.786cm" svg:y="18.0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19" draw:text-style-name="P9" draw:layer="layout" svg:width="0.086cm" svg:height="0.165cm" svg:x="12.039cm" svg:y="18.06cm">
            <text:p/>
          </draw:rect>
          <draw:rect draw:style-name="gr19" draw:text-style-name="P9" draw:layer="layout" svg:width="0.086cm" svg:height="0.165cm" draw:transform="rotate (-2.32687295875884) translate (12.004cm 18.167cm)">
            <text:p/>
          </draw:rect>
          <draw:line draw:style-name="gr17" draw:text-style-name="P3" draw:layer="layout" svg:x1="11.786cm" svg:y1="18.145cm" svg:x2="11.655cm" svg:y2="18.144cm">
            <text:p/>
          </draw:line>
          <draw:line draw:style-name="gr17" draw:text-style-name="P3" draw:layer="layout" svg:x1="11.664cm" svg:y1="18.079cm" svg:x2="11.663cm" svg:y2="18.21cm">
            <text:p/>
          </draw:line>
        </draw:g>
        <draw:custom-shape draw:style-name="gr3" draw:text-style-name="P4" draw:layer="layout" svg:width="0.22cm" svg:height="0.22cm" svg:x="11.836cm" svg:y="17.48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693cm" svg:y1="17.976cm" svg:x2="11.194cm" svg:y2="17.976cm">
          <text:p/>
        </draw:line>
        <draw:line draw:style-name="gr2" draw:text-style-name="P3" draw:layer="layout" svg:x1="11.079cm" svg:y1="17.758cm" svg:x2="12.809cm" svg:y2="17.758cm">
          <text:p/>
        </draw:line>
        <draw:line draw:style-name="gr2" draw:text-style-name="P3" draw:layer="layout" svg:x1="12.693cm" svg:y1="17.976cm" svg:x2="11.194cm" svg:y2="17.976cm">
          <text:p/>
        </draw:line>
        <draw:line draw:style-name="gr2" draw:text-style-name="P3" draw:layer="layout" svg:x1="11.079cm" svg:y1="17.758cm" svg:x2="12.809cm" svg:y2="17.758cm">
          <text:p/>
        </draw:line>
        <draw:frame draw:style-name="gr6" draw:text-style-name="P6" draw:layer="layout" svg:width="0.983cm" svg:height="0.432cm" svg:x="12.215cm" svg:y="17.326cm">
          <draw:text-box>
            <text:p text:style-name="P10"><text:span text:style-name="T1">S-640B</text:span></text:p>
          </draw:text-box>
        </draw:frame>
        <draw:custom-shape draw:style-name="gr20" draw:text-style-name="P9" draw:layer="layout" svg:width="0.228cm" svg:height="0.09cm" svg:x="10.27cm" svg:y="10.15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0.228cm" svg:height="0.09cm" svg:x="10.57cm" svg:y="10.157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2" draw:layer="layout" svg:width="2.191cm" svg:height="1.745cm" svg:x="10.138cm" svg:y="7.15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11.983cm" svg:y1="8.576cm" svg:x2="10.484cm" svg:y2="8.576cm">
            <text:p/>
          </draw:line>
          <draw:line draw:style-name="gr2" draw:text-style-name="P3" draw:layer="layout" svg:x1="10.369cm" svg:y1="8.358cm" svg:x2="12.099cm" svg:y2="8.358cm">
            <text:p/>
          </draw:line>
          <draw:line draw:style-name="gr2" draw:text-style-name="P3" draw:layer="layout" svg:x1="10.484cm" svg:y1="8.576cm" svg:x2="12.099cm" svg:y2="7.703cm">
            <text:p/>
          </draw:line>
          <draw:line draw:style-name="gr2" draw:text-style-name="P3" draw:layer="layout" svg:x1="10.369cm" svg:y1="8.358cm" svg:x2="11.984cm" svg:y2="7.485cm">
            <text:p/>
          </draw:line>
          <draw:line draw:style-name="gr2" draw:text-style-name="P3" draw:layer="layout" svg:x1="10.369cm" svg:y1="7.703cm" svg:x2="12.099cm" svg:y2="7.703cm">
            <text:p/>
          </draw:line>
          <draw:line draw:style-name="gr2" draw:text-style-name="P3" draw:layer="layout" svg:x1="11.983cm" svg:y1="7.485cm" svg:x2="10.484cm" svg:y2="7.485cm">
            <text:p/>
          </draw:line>
          <draw:custom-shape draw:style-name="gr3" draw:text-style-name="P4" draw:layer="layout" svg:width="0.23cm" svg:height="0.218cm" svg:x="10.427cm" svg:y="7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31cm" svg:height="0.218cm" svg:x="11.811cm" svg:y="7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9" draw:layer="layout" svg:width="0.228cm" svg:height="0.09cm" svg:x="11.116cm" svg:y="8.42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0.228cm" svg:height="0.09cm" svg:x="11.1cm" svg:y="7.54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0" draw:text-style-name="P9" draw:layer="layout" svg:width="0.228cm" svg:height="0.09cm" draw:transform="rotate (0.491659250286803) translate (10.957cm 8.132cm)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9" draw:layer="layout" svg:width="0.228cm" svg:height="0.09cm" draw:transform="rotate (0.491659250286803) translate (11.221cm 7.99cm)">
              <text:p/>
              <draw:enhanced-geometry svg:viewBox="0 0 21600 21600" draw:type="rectangle" draw:enhanced-path="M 0 0 L 21600 0 21600 21600 0 21600 0 0 Z N"/>
            </draw:custom-shape>
          </draw:g>
          <draw:frame draw:style-name="gr6" draw:text-style-name="P6" draw:layer="layout" svg:width="0.983cm" svg:height="0.432cm" svg:x="10.94cm" svg:y="8.576cm">
            <draw:text-box>
              <text:p><text:span text:style-name="T1">S-952A</text:span></text:p>
            </draw:text-box>
          </draw:frame>
        </draw:g>
        <draw:g>
          <draw:custom-shape draw:style-name="gr10" draw:text-style-name="P2" draw:layer="layout" svg:width="2.191cm" svg:height="0.86cm" draw:transform="rotate (-3.14159265358979) translate (16.112cm 18.019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custom-shape draw:style-name="gr21" draw:text-style-name="P11" draw:layer="layout" svg:width="0.22cm" svg:height="0.22cm" draw:transform="rotate (-3.14159265358979) translate (15.131cm 17.974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3" draw:layer="layout" svg:x1="14.274cm" svg:y1="17.485cm" svg:x2="15.773cm" svg:y2="17.485cm">
              <text:p/>
            </draw:line>
            <draw:line draw:style-name="gr2" draw:text-style-name="P3" draw:layer="layout" svg:x1="15.888cm" svg:y1="17.703cm" svg:x2="14.158cm" svg:y2="17.703cm">
              <text:p/>
            </draw:line>
            <draw:line draw:style-name="gr2" draw:text-style-name="P3" draw:layer="layout" svg:x1="14.263cm" svg:y1="17.485cm" svg:x2="15.773cm" svg:y2="17.485cm">
              <text:p/>
            </draw:line>
            <draw:line draw:style-name="gr2" draw:text-style-name="P3" draw:layer="layout" svg:x1="15.905cm" svg:y1="17.703cm" svg:x2="14.125cm" svg:y2="17.703cm">
              <text:p/>
            </draw:line>
            <draw:frame draw:style-name="gr22" draw:text-style-name="P6" draw:layer="layout" svg:width="0.992cm" svg:height="0.432cm" draw:transform="rotate (-3.14159265358979) translate (14.752cm 18.135cm)">
              <draw:text-box>
                <text:p text:style-name="P10"><text:span text:style-name="T1">S-642C</text:span></text:p>
              </draw:text-box>
            </draw:frame>
            <draw:g>
              <draw:custom-shape draw:style-name="gr14" draw:text-style-name="P4" draw:layer="layout" svg:width="0.485cm" svg:height="0.211cm" draw:transform="rotate (-3.14159265358979) translate (15.214cm 17.428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15" draw:text-style-name="P4" draw:layer="layout" svg:width="0.205cm" svg:height="0.211cm" draw:transform="rotate (-3.14159265358979) translate (14.868cm 17.428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6" draw:text-style-name="P9" draw:layer="layout" svg:width="0.087cm" svg:height="0.089cm" draw:transform="rotate (-3.14159265358979) translate (14.809cm 17.365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15" draw:text-style-name="P4" draw:layer="layout" svg:width="0.205cm" svg:height="0.211cm" draw:transform="rotate (-3.14159265358979) translate (15.073cm 17.428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6" draw:text-style-name="P9" draw:layer="layout" svg:width="0.087cm" svg:height="0.089cm" draw:transform="rotate (-3.14159265358979) translate (15.014cm 17.365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15" draw:text-style-name="P4" draw:layer="layout" svg:width="0.205cm" svg:height="0.211cm" draw:transform="rotate (-3.14159265358979) translate (15.273cm 17.428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6" draw:text-style-name="P9" draw:layer="layout" svg:width="0.087cm" svg:height="0.089cm" draw:transform="rotate (-3.14159265358979) translate (15.214cm 17.365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rect draw:style-name="gr19" draw:text-style-name="P9" draw:layer="layout" svg:width="0.086cm" svg:height="0.165cm" draw:transform="rotate (0.814719694830953) translate (15.076cm 17.292cm)">
                <text:p/>
              </draw:rect>
              <draw:line draw:style-name="gr17" draw:text-style-name="P3" draw:layer="layout" svg:x1="15.273cm" svg:y1="17.324cm" svg:x2="15.404cm" svg:y2="17.325cm">
                <text:p/>
              </draw:line>
              <draw:line draw:style-name="gr17" draw:text-style-name="P3" draw:layer="layout" svg:x1="15.395cm" svg:y1="17.39cm" svg:x2="15.396cm" svg:y2="17.259cm">
                <text:p/>
              </draw:line>
            </draw:g>
            <draw:custom-shape draw:style-name="gr4" draw:text-style-name="P5" draw:layer="layout" svg:width="0.22cm" svg:height="0.22cm" draw:transform="rotate (-3.14159265358979) translate (14.774cm 17.974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22cm" svg:height="0.22cm" draw:transform="rotate (-3.14159265358979) translate (15.507cm 17.969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12" draw:layer="layout" svg:width="0.15cm" svg:height="0.157cm" draw:transform="rotate (-2.35619449019235) translate (15.128cm 17.868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g>
              <draw:custom-shape draw:style-name="gr10" draw:text-style-name="P2" draw:layer="layout" svg:width="2.191cm" svg:height="0.86cm" svg:x="13.301cm" svg:y="15.942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21" draw:text-style-name="P11" draw:layer="layout" svg:width="0.217cm" svg:height="0.22cm" draw:transform="rotate (-3.14159265358979) translate (14.509cm 16.75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line draw:style-name="gr2" draw:text-style-name="P3" draw:layer="layout" svg:x1="13.655cm" svg:y1="16.268cm" svg:x2="15.154cm" svg:y2="16.268cm">
              <text:p/>
            </draw:line>
            <draw:g>
              <draw:frame draw:style-name="gr22" draw:text-style-name="P6" draw:layer="layout" svg:width="0.992cm" svg:height="0.432cm" svg:x="14.651cm" svg:y="15.809cm">
                <draw:text-box>
                  <text:p text:style-name="P10"><text:span text:style-name="T1">S-643C</text:span></text:p>
                </draw:text-box>
              </draw:frame>
              <draw:g>
                <draw:line draw:style-name="gr2" draw:text-style-name="P3" draw:layer="layout" svg:x1="13.644cm" svg:y1="16.486cm" svg:x2="15.154cm" svg:y2="16.486cm">
                  <text:p/>
                </draw:line>
                <draw:line draw:style-name="gr2" draw:text-style-name="P3" draw:layer="layout" svg:x1="15.278cm" svg:y1="16.267cm" svg:x2="13.498cm" svg:y2="16.267cm">
                  <text:p/>
                </draw:line>
                <draw:g>
                  <draw:custom-shape draw:style-name="gr14" draw:text-style-name="P4" draw:layer="layout" svg:width="0.485cm" svg:height="0.211cm" draw:transform="rotate (-3.14159265358979) translate (14.593cm 16.209cm)">
                    <text:p/>
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g>
                    <draw:custom-shape draw:style-name="gr15" draw:text-style-name="P4" draw:layer="layout" svg:width="0.205cm" svg:height="0.211cm" draw:transform="rotate (-3.14159265358979) translate (14.247cm 16.209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16" draw:text-style-name="P9" draw:layer="layout" svg:width="0.087cm" svg:height="0.089cm" draw:transform="rotate (-3.14159265358979) translate (14.188cm 16.146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g>
                    <draw:custom-shape draw:style-name="gr15" draw:text-style-name="P4" draw:layer="layout" svg:width="0.205cm" svg:height="0.211cm" draw:transform="rotate (-3.14159265358979) translate (14.452cm 16.209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16" draw:text-style-name="P9" draw:layer="layout" svg:width="0.087cm" svg:height="0.089cm" draw:transform="rotate (-3.14159265358979) translate (14.393cm 16.146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g>
                    <draw:custom-shape draw:style-name="gr15" draw:text-style-name="P4" draw:layer="layout" svg:width="0.205cm" svg:height="0.211cm" draw:transform="rotate (-3.14159265358979) translate (14.652cm 16.209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16" draw:text-style-name="P9" draw:layer="layout" svg:width="0.087cm" svg:height="0.089cm" draw:transform="rotate (-3.14159265358979) translate (14.593cm 16.146cm)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rect draw:style-name="gr19" draw:text-style-name="P9" draw:layer="layout" svg:width="0.086cm" svg:height="0.165cm" draw:transform="rotate (0.814719694830953) translate (14.455cm 16.073cm)">
                    <text:p/>
                  </draw:rect>
                  <draw:line draw:style-name="gr17" draw:text-style-name="P3" draw:layer="layout" svg:x1="14.652cm" svg:y1="16.105cm" svg:x2="14.783cm" svg:y2="16.106cm">
                    <text:p/>
                  </draw:line>
                  <draw:line draw:style-name="gr17" draw:text-style-name="P3" draw:layer="layout" svg:x1="14.774cm" svg:y1="16.171cm" svg:x2="14.775cm" svg:y2="16.04cm">
                    <text:p/>
                  </draw:line>
                </draw:g>
                <draw:custom-shape draw:style-name="gr4" draw:text-style-name="P5" draw:layer="layout" svg:width="0.22cm" svg:height="0.22cm" draw:transform="rotate (-3.14159265358979) translate (14.155cm 16.757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0.22cm" svg:height="0.22cm" draw:transform="rotate (-3.14159265358979) translate (14.888cm 16.752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3" draw:text-style-name="P12" draw:layer="layout" svg:width="0.15cm" svg:height="0.157cm" draw:transform="rotate (-2.35619449019235) translate (14.509cm 16.651cm)">
                  <text:p/>
      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      <draw:equation draw:name="f0" draw:formula="$0 *10799/10800"/>
                    <draw:equation draw:name="f1" draw:formula="?f0 "/>
                    <draw:equation draw:name="f2" draw:formula="right-?f0 "/>
                    <draw:equation draw:name="f3" draw:formula="bottom-?f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>
          <draw:custom-shape draw:style-name="gr21" draw:text-style-name="P11" draw:layer="layout" svg:width="0.22cm" svg:height="0.22cm" draw:transform="rotate (-3.14159265358979) translate (2.868cm 17.43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2" draw:layer="layout" svg:width="0.15cm" svg:height="0.157cm" draw:transform="rotate (-2.35619449019235) translate (2.865cm 17.33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g>
              <draw:custom-shape draw:style-name="gr1" draw:text-style-name="P2" draw:layer="layout" svg:width="2.191cm" svg:height="1.745cm" draw:transform="rotate (-3.14159265358979) translate (14.901cm 9.051cm)">
                <text:p/>
  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  <draw:equation draw:name="f0" draw:formula="$0 "/>
                  <draw:equation draw:name="f1" draw:formula="21600-$0 "/>
                  <draw:equation draw:name="f2" draw:formula="$0 *100/234"/>
                  <draw:equation draw:name="f3" draw:formula="?f2 +1700"/>
                  <draw:equation draw:name="f4" draw:formula="21600-?f3 "/>
                  <draw:handle draw:handle-position="$0 top" draw:handle-range-x-minimum="0" draw:handle-range-x-maximum="10800"/>
                </draw:enhanced-geometry>
              </draw:custom-shape>
              <draw:g>
                <draw:line draw:style-name="gr2" draw:text-style-name="P3" draw:layer="layout" svg:x1="14.555cm" svg:y1="8.724cm" svg:x2="13.661cm" svg:y2="7.306cm">
                  <text:p/>
                </draw:line>
                <draw:line draw:style-name="gr2" draw:text-style-name="P3" draw:layer="layout" svg:x1="13.942cm" svg:y1="7.307cm" svg:x2="14.67cm" svg:y2="8.506cm">
                  <text:p/>
                </draw:line>
                <draw:line draw:style-name="gr2" draw:text-style-name="P3" draw:layer="layout" svg:x1="13.942cm" svg:y1="7.306cm" svg:x2="13.942cm" svg:y2="9.051cm">
                  <text:p/>
                </draw:line>
                <draw:line draw:style-name="gr2" draw:text-style-name="P3" draw:layer="layout" svg:x1="13.661cm" svg:y1="7.307cm" svg:x2="13.661cm" svg:y2="9.051cm">
                  <text:p/>
                </draw:line>
                <draw:custom-shape draw:style-name="gr3" draw:text-style-name="P4" draw:layer="layout" svg:width="0.23cm" svg:height="0.218cm" draw:transform="rotate (-3.14159265358979) translate (14.288cm 8.679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>
                  <draw:custom-shape draw:style-name="gr21" draw:text-style-name="P11" draw:layer="layout" svg:width="0.22cm" svg:height="0.22cm" svg:x="13.397cm" svg:y="8.447cm">
                    <text:p/>
  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3" draw:text-style-name="P12" draw:layer="layout" svg:width="0.15cm" svg:height="0.157cm" draw:transform="rotate (0.785398163397448) translate (13.4cm 8.553cm)">
                    <text:p/>
    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        <draw:equation draw:name="f0" draw:formula="$0 *10799/10800"/>
                      <draw:equation draw:name="f1" draw:formula="?f0 "/>
                      <draw:equation draw:name="f2" draw:formula="right-?f0 "/>
                      <draw:equation draw:name="f3" draw:formula="bottom-?f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  <draw:custom-shape draw:style-name="gr1" draw:text-style-name="P2" draw:layer="layout" svg:width="2.191cm" svg:height="1.745cm" svg:x="12.708cm" svg:y="5.561cm">
                  <text:p/>
    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g>
                  <draw:line draw:style-name="gr2" draw:text-style-name="P3" draw:layer="layout" svg:x1="13.054cm" svg:y1="5.888cm" svg:x2="13.948cm" svg:y2="7.306cm">
                    <text:p/>
                  </draw:line>
                  <draw:line draw:style-name="gr2" draw:text-style-name="P3" draw:layer="layout" svg:x1="13.667cm" svg:y1="7.305cm" svg:x2="12.939cm" svg:y2="6.106cm">
                    <text:p/>
                  </draw:line>
                  <draw:line draw:style-name="gr2" draw:text-style-name="P3" draw:layer="layout" svg:x1="13.667cm" svg:y1="7.306cm" svg:x2="13.667cm" svg:y2="5.561cm">
                    <text:p/>
                  </draw:line>
                  <draw:line draw:style-name="gr2" draw:text-style-name="P3" draw:layer="layout" svg:x1="13.948cm" svg:y1="7.305cm" svg:x2="13.948cm" svg:y2="5.561cm">
                    <text:p/>
                  </draw:line>
                  <draw:custom-shape draw:style-name="gr3" draw:text-style-name="P4" draw:layer="layout" svg:width="0.23cm" svg:height="0.218cm" svg:x="13.321cm" svg:y="5.933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draw:custom-shape draw:style-name="gr21" draw:text-style-name="P11" draw:layer="layout" svg:width="0.22cm" svg:height="0.22cm" draw:transform="rotate (-3.14159265358979) translate (14.212cm 6.165cm)">
                      <text:p/>
    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3" draw:text-style-name="P12" draw:layer="layout" svg:width="0.15cm" svg:height="0.157cm" draw:transform="rotate (-2.35619449019235) translate (14.209cm 6.059cm)">
                      <text:p/>
      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          <draw:equation draw:name="f0" draw:formula="$0 *10799/10800"/>
                        <draw:equation draw:name="f1" draw:formula="?f0 "/>
                        <draw:equation draw:name="f2" draw:formula="right-?f0 "/>
                        <draw:equation draw:name="f3" draw:formula="bottom-?f0 "/>
                        <draw:handle draw:handle-position="$0 top" draw:handle-switched="true" draw:handle-range-x-minimum="0" draw:handle-range-x-maximum="10800"/>
                      </draw:enhanced-geometry>
                    </draw:custom-shape>
                  </draw:g>
                </draw:g>
                <draw:frame draw:style-name="gr6" draw:text-style-name="P6" draw:layer="layout" svg:width="0.983cm" svg:height="0.432cm" svg:x="13.992cm" svg:y="6.165cm">
                  <draw:text-box>
                    <text:p><text:span text:style-name="T1">S-959A</text:span></text:p>
                  </draw:text-box>
                </draw:frame>
                <draw:line draw:style-name="gr24" draw:text-style-name="P3" draw:layer="layout" svg:x1="13.948cm" svg:y1="6.446cm" svg:x2="14.314cm" svg:y2="7.912cm">
                  <text:p/>
                </draw:line>
                <draw:line draw:style-name="gr24" draw:text-style-name="P3" draw:layer="layout" svg:x1="13.295cm" svg:y1="6.679cm" svg:x2="13.661cm" svg:y2="8.145cm">
                  <text:p/>
                </draw:line>
                <draw:custom-shape draw:style-name="gr15" draw:text-style-name="P4" draw:layer="layout" svg:width="0.686cm" svg:height="2.994cm" draw:transform="rotate (0.705985682431706) translate (12.567cm 6.378cm)">
                  <text:p/>
                  <draw:enhanced-geometry svg:viewBox="0 0 21600 21600" draw:glue-points="?f6 0 10800 ?f8 ?f11 10800 ?f9 21600 10800 ?f10 ?f5 10800" draw:text-areas="?f3 ?f3 ?f4 ?f4" draw:type="parallelogram" draw:modifiers="14620.0873362445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  <draw:rect draw:style-name="gr25" draw:text-style-name="P4" draw:layer="layout" svg:width="0.279cm" svg:height="3.49cm" svg:x="13.667cm" svg:y="5.561cm">
                  <text:p/>
                </draw:rect>
                <draw:rect draw:style-name="gr25" draw:text-style-name="P4" draw:layer="layout" svg:width="0.69cm" svg:height="1.531cm" draw:transform="skewX (0.0801106126665398) rotate (0.330216294477327) translate (13.3cm 6.7cm)">
                  <text:p/>
                </draw:rect>
                <draw:custom-shape draw:style-name="gr20" draw:text-style-name="P9" draw:layer="layout" svg:width="0.228cm" svg:height="0.09cm" draw:transform="rotate (-1.01037110397952) translate (14.434cm 8.23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0" draw:text-style-name="P9" draw:layer="layout" svg:width="0.228cm" svg:height="0.09cm" draw:transform="rotate (-1.5707963267949) translate (13.858cm 8.429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0" draw:text-style-name="P9" draw:layer="layout" svg:width="0.228cm" svg:height="0.09cm" draw:transform="rotate (-1.5707963267949) translate (13.853cm 5.924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0" draw:text-style-name="P9" draw:layer="layout" svg:width="0.228cm" svg:height="0.09cm" draw:transform="rotate (-1.01037110397952) translate (13.129cm 6.134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0" draw:text-style-name="P9" draw:layer="layout" svg:width="0.228cm" svg:height="0.09cm" draw:transform="rotate (-1.3227850400865) translate (13.569cm 6.928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0" draw:text-style-name="P9" draw:layer="layout" svg:width="0.228cm" svg:height="0.09cm" draw:transform="rotate (-1.3227850400865) translate (13.936cm 6.826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0" draw:text-style-name="P9" draw:layer="layout" svg:width="0.228cm" svg:height="0.09cm" draw:transform="rotate (-1.3227850400865) translate (14.082cm 7.413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0" draw:text-style-name="P9" draw:layer="layout" svg:width="0.228cm" svg:height="0.09cm" draw:transform="rotate (-1.3227850400865) translate (13.708cm 7.505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15" draw:text-style-name="P4" draw:layer="layout" svg:width="0.087cm" svg:height="0.26cm" draw:transform="rotate (-0.871093829670371) translate (14.698cm 8.479cm)">
              <text:p/>
  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  </draw:custom-shape>
          </draw:g>
          <draw:custom-shape draw:style-name="gr15" draw:text-style-name="P4" draw:layer="layout" svg:width="0.049cm" svg:height="0.182cm" draw:transform="rotate (2.29580609807334) translate (12.942cm 6.069cm)">
            <text:p/>
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</draw:custom-shape>
        </draw:g>
        <draw:g>
          <draw:g>
            <draw:custom-shape draw:style-name="gr1" draw:text-style-name="P2" draw:layer="layout" svg:width="2.191cm" svg:height="1.745cm" svg:x="0.9cm" svg:y="7.337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g>
              <draw:line draw:style-name="gr2" draw:text-style-name="P3" draw:layer="layout" svg:x1="1.858cm" svg:y1="9.081cm" svg:x2="1.859cm" svg:y2="7.337cm">
                <text:p/>
              </draw:line>
              <draw:line draw:style-name="gr2" draw:text-style-name="P3" draw:layer="layout" svg:x1="2.133cm" svg:y1="9.082cm" svg:x2="2.138cm" svg:y2="7.339cm">
                <text:p/>
              </draw:line>
              <draw:custom-shape draw:style-name="gr3" draw:text-style-name="P4" draw:layer="layout" svg:width="0.23cm" svg:height="0.218cm" svg:x="1.189cm" svg:y="8.1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0.231cm" svg:height="0.218cm" svg:x="2.573cm" svg:y="8.1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" draw:text-style-name="P2" draw:layer="layout" svg:width="2.191cm" svg:height="1.745cm" svg:x="0.884cm" svg:y="7.321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g>
              <draw:line draw:style-name="gr2" draw:text-style-name="P3" draw:layer="layout" svg:x1="1.842cm" svg:y1="9.065cm" svg:x2="1.843cm" svg:y2="7.321cm">
                <text:p/>
              </draw:line>
              <draw:line draw:style-name="gr2" draw:text-style-name="P3" draw:layer="layout" svg:x1="2.117cm" svg:y1="9.066cm" svg:x2="2.122cm" svg:y2="7.323cm">
                <text:p/>
              </draw:line>
              <draw:custom-shape draw:style-name="gr3" draw:text-style-name="P4" draw:layer="layout" svg:width="0.23cm" svg:height="0.218cm" svg:x="1.173cm" svg:y="8.08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0.231cm" svg:height="0.218cm" svg:x="2.557cm" svg:y="8.08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g>
            <draw:custom-shape draw:style-name="gr1" draw:text-style-name="P2" draw:layer="layout" svg:width="2.191cm" svg:height="1.745cm" svg:x="15.947cm" svg:y="16.138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g>
              <draw:line draw:style-name="gr2" draw:text-style-name="P3" draw:layer="layout" svg:x1="16.905cm" svg:y1="17.882cm" svg:x2="16.906cm" svg:y2="16.138cm">
                <text:p/>
              </draw:line>
              <draw:line draw:style-name="gr2" draw:text-style-name="P3" draw:layer="layout" svg:x1="17.18cm" svg:y1="17.883cm" svg:x2="17.185cm" svg:y2="16.14cm">
                <text:p/>
              </draw:line>
              <draw:custom-shape draw:style-name="gr3" draw:text-style-name="P4" draw:layer="layout" svg:width="0.23cm" svg:height="0.218cm" svg:x="16.236cm" svg:y="16.9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0.231cm" svg:height="0.218cm" svg:x="17.62cm" svg:y="16.9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1" draw:text-style-name="P2" draw:layer="layout" svg:width="2.191cm" svg:height="1.745cm" svg:x="15.931cm" svg:y="16.122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16.889cm" svg:y1="17.866cm" svg:x2="16.89cm" svg:y2="16.122cm">
            <text:p/>
          </draw:line>
          <draw:line draw:style-name="gr2" draw:text-style-name="P3" draw:layer="layout" svg:x1="17.164cm" svg:y1="17.867cm" svg:x2="17.169cm" svg:y2="16.124cm">
            <text:p/>
          </draw:line>
          <draw:g>
            <draw:custom-shape draw:style-name="gr14" draw:text-style-name="P4" draw:layer="layout" svg:width="0.485cm" svg:height="0.211cm" draw:transform="rotate (1.5707963267949) translate (17.236cm 17.235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4" draw:layer="layout" svg:width="0.205cm" svg:height="0.211cm" draw:transform="rotate (1.5707963267949) translate (17.236cm 16.88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1.5707963267949) translate (17.299cm 16.8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draw:transform="rotate (1.5707963267949) translate (17.236cm 17.09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1.5707963267949) translate (17.299cm 17.0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draw:transform="rotate (1.5707963267949) translate (17.236cm 17.29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1.5707963267949) translate (17.299cm 17.2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9" draw:layer="layout" svg:width="0.086cm" svg:height="0.165cm" draw:transform="rotate (-0.756076631963944) translate (17.372cm 17.097cm)">
              <text:p/>
            </draw:rect>
            <draw:line draw:style-name="gr17" draw:text-style-name="P3" draw:layer="layout" svg:x1="17.34cm" svg:y1="17.294cm" svg:x2="17.339cm" svg:y2="17.425cm">
              <text:p/>
            </draw:line>
            <draw:line draw:style-name="gr17" draw:text-style-name="P3" draw:layer="layout" svg:x1="17.274cm" svg:y1="17.416cm" svg:x2="17.405cm" svg:y2="17.417cm">
              <text:p/>
            </draw:line>
          </draw:g>
          <draw:custom-shape draw:style-name="gr21" draw:text-style-name="P11" draw:layer="layout" svg:width="0.217cm" svg:height="0.22cm" draw:transform="rotate (-1.5707963267949) translate (16.771cm 16.91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22cm" svg:height="0.22cm" draw:transform="rotate (-1.5707963267949) translate (16.771cm 16.57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2cm" svg:height="0.22cm" draw:transform="rotate (-1.5707963267949) translate (16.776cm 17.3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2" draw:layer="layout" svg:width="0.15cm" svg:height="0.157cm" draw:transform="rotate (2.35619449019234) translate (16.657cm 17.15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6" draw:layer="layout" svg:width="0.983cm" svg:height="0.432cm" draw:transform="rotate (-0.985936494451597) translate (17.661cm 16.079cm)">
            <draw:text-box>
              <text:p text:style-name="P10"><text:span text:style-name="T1">S-861A</text:span></text:p>
            </draw:text-box>
          </draw:frame>
        </draw:g>
        <draw:custom-shape draw:style-name="gr1" draw:text-style-name="P2" draw:layer="layout" svg:width="2.191cm" svg:height="1.745cm" svg:x="7.078cm" svg:y="12.531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custom-shape draw:style-name="gr1" draw:text-style-name="P2" draw:layer="layout" svg:width="2.191cm" svg:height="1.745cm" svg:x="4.671cm" svg:y="10.29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4.882cm" svg:y1="11.509cm" svg:x2="5.594cm" svg:y2="11.129cm">
            <text:p/>
          </draw:line>
          <draw:line draw:style-name="gr2" draw:text-style-name="P3" draw:layer="layout" svg:x1="5.595cm" svg:y1="11.129cm" svg:x2="5.614cm" svg:y2="10.297cm">
            <text:p/>
          </draw:line>
          <draw:line draw:style-name="gr2" draw:text-style-name="P3" draw:layer="layout" svg:x1="5.871cm" svg:y1="11.258cm" svg:x2="5.893cm" svg:y2="10.297cm">
            <text:p/>
          </draw:line>
          <draw:line draw:style-name="gr2" draw:text-style-name="P3" draw:layer="layout" svg:x1="5.018cm" svg:y1="11.715cm" svg:x2="5.871cm" svg:y2="11.258cm">
            <text:p/>
          </draw:line>
          <draw:rect draw:style-name="gr25" draw:text-style-name="P4" draw:layer="layout" svg:width="0.27cm" svg:height="0.562cm" draw:transform="skewX (0.00349065850398866) rotate (-0.0260054058547159) translate (5.623cm 10.293cm)">
            <text:p/>
          </draw:rect>
          <draw:rect draw:style-name="gr25" draw:text-style-name="P4" draw:layer="layout" svg:width="0.243cm" svg:height="0.552cm" draw:transform="skewX (0.059690260418206) rotate (-1.02049401364109) translate (5.37cm 11.247cm)">
            <text:p/>
          </draw:rect>
          <draw:frame draw:style-name="gr6" draw:text-style-name="P6" draw:layer="layout" svg:width="0.983cm" svg:height="0.432cm" svg:x="5.261cm" svg:y="11.715cm">
            <draw:text-box>
              <text:p><text:span text:style-name="T1">S-717A</text:span></text:p>
            </draw:text-box>
          </draw:frame>
        </draw:g>
        <draw:g>
          <draw:custom-shape draw:style-name="gr1" draw:text-style-name="P2" draw:layer="layout" svg:width="2.191cm" svg:height="1.745cm" svg:x="7.227cm" svg:y="10.203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8.185cm" svg:y1="11.947cm" svg:x2="8.186cm" svg:y2="10.203cm">
            <text:p/>
          </draw:line>
          <draw:line draw:style-name="gr2" draw:text-style-name="P3" draw:layer="layout" svg:x1="8.46cm" svg:y1="11.948cm" svg:x2="8.465cm" svg:y2="10.205cm">
            <text:p/>
          </draw:line>
          <draw:line draw:style-name="gr2" draw:text-style-name="P3" draw:layer="layout" svg:x1="8.169cm" svg:y1="11.931cm" svg:x2="8.17cm" svg:y2="10.187cm">
            <text:p/>
          </draw:line>
          <draw:line draw:style-name="gr2" draw:text-style-name="P3" draw:layer="layout" svg:x1="8.444cm" svg:y1="11.932cm" svg:x2="8.449cm" svg:y2="10.189cm">
            <text:p/>
          </draw:line>
          <draw:rect draw:style-name="gr25" draw:text-style-name="P4" draw:layer="layout" svg:width="0.27cm" svg:height="0.562cm" draw:transform="skewX (0.00349065850398866) rotate (0.00471238898038469) translate (8.178cm 10.192cm)">
            <text:p/>
          </draw:rect>
          <draw:rect draw:style-name="gr25" draw:text-style-name="P4" draw:layer="layout" svg:width="0.27cm" svg:height="0.562cm" draw:transform="skewX (0.00349065850398866) rotate (0.00471238898038469) translate (8.179cm 11.393cm)">
            <text:p/>
          </draw:rect>
          <draw:frame draw:style-name="gr26" draw:text-style-name="P6" draw:layer="layout" svg:width="0.975cm" svg:height="0.432cm" draw:transform="rotate (1.01752695391269) translate (8.59cm 11.787cm)">
            <draw:text-box>
              <text:p><text:span text:style-name="T1">S-711A</text:span></text:p>
            </draw:text-box>
          </draw:frame>
          <draw:rect draw:style-name="gr25" draw:text-style-name="P4" draw:layer="layout" svg:width="0.27cm" svg:height="0.562cm" draw:transform="skewX (0.00349065850398866) rotate (0.00471238898038469) translate (8.179cm 10.193cm)">
            <text:p/>
          </draw:rect>
        </draw:g>
        <draw:g>
          <draw:rect draw:style-name="gr25" draw:text-style-name="P4" draw:layer="layout" svg:width="0.27cm" svg:height="0.562cm" draw:transform="skewX (0.00349065850398866) rotate (0.00471238898038469) translate (11.503cm 11.506cm)">
            <text:p/>
          </draw:rect>
          <draw:rect draw:style-name="gr25" draw:text-style-name="P4" draw:layer="layout" svg:width="0.27cm" svg:height="0.562cm" draw:transform="skewX (0.00349065850398866) rotate (0.00471238898038469) translate (11.503cm 10.306cm)">
            <text:p/>
          </draw:rect>
        </draw:g>
        <draw:g>
          <draw:g>
            <draw:custom-shape draw:style-name="gr1" draw:text-style-name="P2" draw:layer="layout" svg:width="2.193cm" svg:height="1.746cm" svg:x="12.933cm" svg:y="10.332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7" draw:text-style-name="P3" draw:layer="layout" svg:x1="13.279cm" svg:y1="11.75cm" svg:x2="14.895cm" svg:y2="10.877cm">
              <text:p/>
            </draw:line>
            <draw:line draw:style-name="gr27" draw:text-style-name="P3" draw:layer="layout" svg:x1="13.133cm" svg:y1="11.548cm" svg:x2="14.78cm" svg:y2="10.659cm">
              <text:p/>
            </draw:line>
            <draw:rect draw:style-name="gr25" draw:text-style-name="P4" draw:layer="layout" svg:width="0.24cm" svg:height="0.537cm" draw:transform="skewX (0.142418866962737) rotate (-0.934798347368164) translate (13.611cm 11.297cm)">
              <text:p/>
            </draw:rect>
            <draw:rect draw:style-name="gr25" draw:text-style-name="P4" draw:layer="layout" svg:width="0.259cm" svg:height="0.554cm" draw:transform="skewX (0.050440015382636) rotate (-1.04004170126342) translate (14.773cm 10.659cm)">
              <text:p/>
            </draw:rect>
          </draw:g>
          <draw:frame draw:style-name="gr28" draw:text-style-name="P6" draw:layer="layout" svg:width="1.182cm" svg:height="0.433cm" svg:x="13.437cm" svg:y="11.75cm">
            <draw:text-box>
              <text:p><text:span text:style-name="T1">S-711A</text:span></text:p>
            </draw:text-box>
          </draw:frame>
        </draw:g>
        <draw:custom-shape draw:style-name="gr29" draw:text-style-name="P11" draw:layer="layout" svg:width="0.217cm" svg:height="0.22cm" draw:transform="rotate (-1.5707963267949) translate (2.798cm 18.934cm)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0.22cm" svg:height="0.22cm" draw:transform="rotate (-1.5707963267949) translate (2.935cm 19.292cm)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31" draw:text-style-name="P2" draw:layer="layout" svg:width="2.191cm" svg:height="1.745cm" svg:x="15.968cm" svg:y="18.078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g>
              <draw:line draw:style-name="gr2" draw:text-style-name="P3" draw:layer="layout" svg:x1="16.926cm" svg:y1="19.822cm" svg:x2="16.927cm" svg:y2="18.078cm">
                <text:p/>
              </draw:line>
              <draw:line draw:style-name="gr2" draw:text-style-name="P3" draw:layer="layout" svg:x1="17.201cm" svg:y1="19.823cm" svg:x2="17.206cm" svg:y2="18.08cm">
                <text:p/>
              </draw:line>
              <draw:custom-shape draw:style-name="gr30" draw:text-style-name="P4" draw:layer="layout" svg:width="0.23cm" svg:height="0.218cm" svg:x="16.257cm" svg:y="18.84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0" draw:text-style-name="P4" draw:layer="layout" svg:width="0.231cm" svg:height="0.218cm" svg:x="17.641cm" svg:y="18.84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31" draw:text-style-name="P2" draw:layer="layout" svg:width="2.191cm" svg:height="1.745cm" svg:x="15.952cm" svg:y="18.062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16.91cm" svg:y1="19.806cm" svg:x2="16.911cm" svg:y2="18.062cm">
            <text:p/>
          </draw:line>
          <draw:line draw:style-name="gr2" draw:text-style-name="P3" draw:layer="layout" svg:x1="17.185cm" svg:y1="19.807cm" svg:x2="17.19cm" svg:y2="18.064cm">
            <text:p/>
          </draw:line>
          <draw:custom-shape draw:style-name="gr32" draw:text-style-name="P5" draw:layer="layout" svg:width="0.22cm" svg:height="0.22cm" draw:transform="rotate (-1.5707963267949) translate (16.792cm 18.83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3" draw:text-style-name="P6" draw:layer="layout" svg:width="0.983cm" svg:height="0.585cm" draw:transform="rotate (-0.985936494451597) translate (17.682cm 18.019cm)">
            <draw:text-box>
              <text:p text:style-name="P10"><text:span text:style-name="T1">S-825B</text:span></text:p>
              <text:p text:style-name="P10"><text:span text:style-name="T1">D825B</text:span></text:p>
            </draw:text-box>
          </draw:frame>
          <draw:g>
            <draw:custom-shape draw:style-name="gr34" draw:text-style-name="P4" draw:layer="layout" svg:width="0.274cm" svg:height="0.211cm" draw:transform="rotate (1.5707963267949) translate (17.26cm 19.083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5" draw:text-style-name="P4" draw:layer="layout" svg:width="0.205cm" svg:height="0.211cm" draw:transform="rotate (1.5707963267949) translate (17.26cm 18.94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draw:transform="rotate (1.5707963267949) translate (17.323cm 18.88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5" draw:text-style-name="P4" draw:layer="layout" svg:width="0.205cm" svg:height="0.211cm" draw:transform="rotate (1.5707963267949) translate (17.26cm 19.15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draw:transform="rotate (1.5707963267949) translate (17.323cm 19.09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3" draw:layer="layout" svg:x1="17.365cm" svg:y1="19.153cm" svg:x2="17.364cm" svg:y2="19.284cm">
              <text:p/>
            </draw:line>
            <draw:line draw:style-name="gr17" draw:text-style-name="P3" draw:layer="layout" svg:x1="17.299cm" svg:y1="19.275cm" svg:x2="17.43cm" svg:y2="19.276cm">
              <text:p/>
            </draw:line>
          </draw:g>
          <draw:g>
            <draw:rect draw:style-name="gr25" draw:text-style-name="P4" draw:layer="layout" svg:width="0.27cm" svg:height="0.562cm" draw:transform="skewX (0.00349065850398866) rotate (0.00471238898038469) translate (16.919cm 19.26cm)">
              <text:p/>
            </draw:rect>
            <draw:rect draw:style-name="gr25" draw:text-style-name="P4" draw:layer="layout" svg:width="0.27cm" svg:height="0.562cm" draw:transform="skewX (0.00349065850398866) rotate (0.00471238898038469) translate (16.919cm 18.06cm)">
              <text:p/>
            </draw:rect>
          </draw:g>
        </draw:g>
        <draw:g>
          <draw:custom-shape draw:style-name="gr31" draw:text-style-name="P2" draw:layer="layout" svg:width="2.191cm" svg:height="1.745cm" svg:x="4.418cm" svg:y="2.89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4.764cm" svg:y1="4.316cm" svg:x2="6.379cm" svg:y2="3.443cm">
            <text:p/>
          </draw:line>
          <draw:line draw:style-name="gr2" draw:text-style-name="P3" draw:layer="layout" svg:x1="4.649cm" svg:y1="4.098cm" svg:x2="6.264cm" svg:y2="3.225cm">
            <text:p/>
          </draw:line>
          <draw:line draw:style-name="gr2" draw:text-style-name="P3" draw:layer="layout" svg:x1="5.341cm" svg:y1="4.643cm" svg:x2="6.264cm" svg:y2="3.225cm">
            <text:p/>
          </draw:line>
          <draw:line draw:style-name="gr2" draw:text-style-name="P3" draw:layer="layout" svg:x1="5.618cm" svg:y1="4.643cm" svg:x2="6.379cm" svg:y2="3.443cm">
            <text:p/>
          </draw:line>
          <draw:line draw:style-name="gr2" draw:text-style-name="P3" draw:layer="layout" svg:x1="4.649cm" svg:y1="3.443cm" svg:x2="6.379cm" svg:y2="3.443cm">
            <text:p/>
          </draw:line>
          <draw:line draw:style-name="gr2" draw:text-style-name="P3" draw:layer="layout" svg:x1="6.263cm" svg:y1="3.225cm" svg:x2="4.764cm" svg:y2="3.225cm">
            <text:p/>
          </draw:line>
          <draw:frame draw:style-name="gr37" draw:text-style-name="P6" draw:layer="layout" svg:width="1.081cm" svg:height="0.585cm" svg:x="5cm" svg:y="2.76cm">
            <draw:text-box>
              <text:p><text:span text:style-name="T1">S957D</text:span></text:p>
              <text:p><text:span text:style-name="T1">RW957D</text:span></text:p>
            </draw:text-box>
          </draw:frame>
        </draw:g>
        <draw:g>
          <draw:custom-shape draw:style-name="gr31" draw:text-style-name="P2" draw:layer="layout" svg:width="2.191cm" svg:height="1.745cm" svg:x="1.242cm" svg:y="4.70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3.087cm" svg:y1="6.119cm" svg:x2="1.588cm" svg:y2="6.119cm">
            <text:p/>
          </draw:line>
          <draw:line draw:style-name="gr2" draw:text-style-name="P3" draw:layer="layout" svg:x1="1.473cm" svg:y1="5.901cm" svg:x2="3.203cm" svg:y2="5.901cm">
            <text:p/>
          </draw:line>
          <draw:line draw:style-name="gr2" draw:text-style-name="P3" draw:layer="layout" svg:x1="1.588cm" svg:y1="5.028cm" svg:x2="3.203cm" svg:y2="5.901cm">
            <text:p/>
          </draw:line>
          <draw:line draw:style-name="gr2" draw:text-style-name="P3" draw:layer="layout" svg:x1="3.088cm" svg:y1="6.119cm" svg:x2="1.473cm" svg:y2="5.246cm">
            <text:p/>
          </draw:line>
          <draw:line draw:style-name="gr2" draw:text-style-name="P3" draw:layer="layout" svg:x1="1.588cm" svg:y1="6.119cm" svg:x2="3.203cm" svg:y2="5.246cm">
            <text:p/>
          </draw:line>
          <draw:line draw:style-name="gr2" draw:text-style-name="P3" draw:layer="layout" svg:x1="1.473cm" svg:y1="5.901cm" svg:x2="3.088cm" svg:y2="5.028cm">
            <text:p/>
          </draw:line>
          <draw:line draw:style-name="gr2" draw:text-style-name="P3" draw:layer="layout" svg:x1="1.588cm" svg:y1="6.119cm" svg:x2="2.511cm" svg:y2="4.701cm">
            <text:p/>
          </draw:line>
          <draw:line draw:style-name="gr2" draw:text-style-name="P3" draw:layer="layout" svg:x1="1.473cm" svg:y1="5.901cm" svg:x2="2.234cm" svg:y2="4.701cm">
            <text:p/>
          </draw:line>
          <draw:line draw:style-name="gr2" draw:text-style-name="P3" draw:layer="layout" svg:x1="2.165cm" svg:y1="6.446cm" svg:x2="3.088cm" svg:y2="5.028cm">
            <text:p/>
          </draw:line>
          <draw:line draw:style-name="gr2" draw:text-style-name="P3" draw:layer="layout" svg:x1="2.442cm" svg:y1="6.446cm" svg:x2="3.203cm" svg:y2="5.246cm">
            <text:p/>
          </draw:line>
          <draw:line draw:style-name="gr2" draw:text-style-name="P3" draw:layer="layout" svg:x1="1.473cm" svg:y1="5.246cm" svg:x2="3.203cm" svg:y2="5.246cm">
            <text:p/>
          </draw:line>
          <draw:line draw:style-name="gr2" draw:text-style-name="P3" draw:layer="layout" svg:x1="3.087cm" svg:y1="5.028cm" svg:x2="1.588cm" svg:y2="5.028cm">
            <text:p/>
          </draw:line>
          <draw:custom-shape draw:style-name="gr30" draw:text-style-name="P4" draw:layer="layout" svg:width="0.23cm" svg:height="0.218cm" svg:x="1.531cm" svg:y="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4" draw:layer="layout" svg:width="0.231cm" svg:height="0.218cm" svg:x="2.915cm" svg:y="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2" draw:layer="layout" svg:width="2.191cm" svg:height="1.745cm" svg:x="15.37cm" svg:y="10.32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16.108cm" svg:y1="11.742cm" svg:x2="15.716cm" svg:y2="11.742cm">
            <text:p/>
          </draw:line>
          <draw:line draw:style-name="gr2" draw:text-style-name="P3" draw:layer="layout" svg:x1="15.573cm" svg:y1="11.523cm" svg:x2="16.258cm" svg:y2="11.523cm">
            <text:p/>
          </draw:line>
          <draw:line draw:style-name="gr2" draw:text-style-name="P3" draw:layer="layout" svg:x1="16.293cm" svg:y1="12.069cm" svg:x2="16.097cm" svg:y2="11.735cm">
            <text:p/>
          </draw:line>
          <draw:line draw:style-name="gr2" draw:text-style-name="P3" draw:layer="layout" svg:x1="16.584cm" svg:y1="12.069cm" svg:x2="16.249cm" svg:y2="11.517cm">
            <text:p/>
          </draw:line>
          <draw:frame draw:style-name="gr33" draw:text-style-name="P6" draw:layer="layout" svg:width="0.983cm" svg:height="0.585cm" svg:x="15.971cm" svg:y="10.228cm">
            <draw:text-box>
              <text:p><text:span text:style-name="T1">S722A</text:span></text:p>
              <text:p><text:span text:style-name="T1">RW717</text:span></text:p>
            </draw:text-box>
          </draw:frame>
        </draw:g>
        <draw:g>
          <draw:custom-shape draw:style-name="gr31" draw:text-style-name="P2" draw:layer="layout" svg:width="2.191cm" svg:height="1.745cm" svg:x="15.645cm" svg:y="7.19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15.991cm" svg:y1="8.616cm" svg:x2="16.914cm" svg:y2="7.198cm">
            <text:p/>
          </draw:line>
          <draw:line draw:style-name="gr2" draw:text-style-name="P3" draw:layer="layout" svg:x1="15.876cm" svg:y1="8.398cm" svg:x2="16.637cm" svg:y2="7.198cm">
            <text:p/>
          </draw:line>
          <draw:line draw:style-name="gr2" draw:text-style-name="P3" draw:layer="layout" svg:x1="16.568cm" svg:y1="8.943cm" svg:x2="17.491cm" svg:y2="7.525cm">
            <text:p/>
          </draw:line>
          <draw:line draw:style-name="gr2" draw:text-style-name="P3" draw:layer="layout" svg:x1="16.845cm" svg:y1="8.943cm" svg:x2="17.606cm" svg:y2="7.743cm">
            <text:p/>
          </draw:line>
          <draw:frame draw:style-name="gr6" draw:text-style-name="P6" draw:layer="layout" svg:width="0.983cm" svg:height="0.432cm" draw:transform="rotate (1.01019657105432) translate (17.026cm 8.781cm)">
            <draw:text-box>
              <text:p><text:span text:style-name="T1">S-710A</text:span></text:p>
            </draw:text-box>
          </draw:frame>
        </draw:g>
        <draw:g>
          <draw:custom-shape draw:style-name="gr38" draw:text-style-name="P2" draw:layer="layout" svg:width="2.193cm" svg:height="1.746cm" svg:x="4.715cm" svg:y="18.29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7" draw:text-style-name="P3" draw:layer="layout" svg:x1="5.061cm" svg:y1="19.711cm" svg:x2="6.692cm" svg:y2="18.828cm">
            <text:p/>
          </draw:line>
          <draw:line draw:style-name="gr27" draw:text-style-name="P3" draw:layer="layout" svg:x1="4.915cm" svg:y1="19.509cm" svg:x2="6.562cm" svg:y2="18.62cm">
            <text:p/>
          </draw:line>
          <draw:rect draw:style-name="gr25" draw:text-style-name="P4" draw:layer="layout" svg:width="0.236cm" svg:height="0.283cm" draw:transform="skewX (0.0141371669411542) rotate (-1.03986716833822) translate (5.191cm 19.368cm)">
            <text:p/>
          </draw:rect>
          <draw:frame draw:style-name="gr28" draw:text-style-name="P6" draw:layer="layout" svg:width="1.182cm" svg:height="0.433cm" svg:x="5.219cm" svg:y="19.711cm">
            <draw:text-box>
              <text:p><text:span text:style-name="T1">S-818A</text:span></text:p>
            </draw:text-box>
          </draw:frame>
          <draw:custom-shape draw:style-name="gr39" draw:text-style-name="P13" draw:layer="layout" svg:width="1.098cm" svg:height="0.269cm" draw:transform="rotate (0.509461608657145) translate (5.602cm 19.13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5" draw:layer="layout" svg:width="0.22cm" svg:height="0.22cm" svg:x="6.065cm" svg:y="18.852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38" draw:text-style-name="P2" draw:layer="layout" svg:width="2.193cm" svg:height="1.746cm" svg:x="18.547cm" svg:y="18.06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7" draw:text-style-name="P3" draw:layer="layout" svg:x1="18.893cm" svg:y1="19.479cm" svg:x2="20.509cm" svg:y2="18.606cm">
              <text:p/>
            </draw:line>
            <draw:line draw:style-name="gr27" draw:text-style-name="P3" draw:layer="layout" svg:x1="18.747cm" svg:y1="19.277cm" svg:x2="20.394cm" svg:y2="18.388cm">
              <text:p/>
            </draw:line>
            <draw:rect draw:style-name="gr25" draw:text-style-name="P4" draw:layer="layout" svg:width="0.24cm" svg:height="0.537cm" draw:transform="skewX (0.142418866962737) rotate (-0.934798347368164) translate (19.225cm 19.026cm)">
              <text:p/>
            </draw:rect>
            <draw:rect draw:style-name="gr25" draw:text-style-name="P4" draw:layer="layout" svg:width="0.259cm" svg:height="0.554cm" draw:transform="skewX (0.050440015382636) rotate (-1.04004170126342) translate (20.387cm 18.388cm)">
              <text:p/>
            </draw:rect>
          </draw:g>
          <draw:frame draw:style-name="gr40" draw:text-style-name="P6" draw:layer="layout" svg:width="1.182cm" svg:height="0.585cm" svg:x="18.834cm" svg:y="17.946cm">
            <draw:text-box>
              <text:p><text:span text:style-name="T1">S-825B</text:span></text:p>
              <text:p><text:span text:style-name="T1">D825B</text:span></text:p>
            </draw:text-box>
          </draw:frame>
          <draw:g>
            <draw:custom-shape draw:style-name="gr34" draw:text-style-name="P4" draw:layer="layout" svg:width="0.274cm" svg:height="0.211cm" draw:transform="rotate (0.504051087975962) translate (19.664cm 19.17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5" draw:text-style-name="P4" draw:layer="layout" svg:width="0.205cm" svg:height="0.211cm" draw:transform="rotate (0.504051087975962) translate (19.781cm 19.10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draw:transform="rotate (0.504051087975962) translate (19.864cm 19.13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5" draw:text-style-name="P4" draw:layer="layout" svg:width="0.205cm" svg:height="0.211cm" draw:transform="rotate (0.504051087975962) translate (19.602cm 19.20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draw:transform="rotate (0.504051087975962) translate (19.684cm 19.2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3" draw:layer="layout" svg:x1="19.652cm" svg:y1="19.295cm" svg:x2="19.537cm" svg:y2="19.357cm">
              <text:p/>
            </draw:line>
            <draw:line draw:style-name="gr17" draw:text-style-name="P3" draw:layer="layout" svg:x1="19.514cm" svg:y1="19.296cm" svg:x2="19.576cm" svg:y2="19.411cm">
              <text:p/>
            </draw:line>
          </draw:g>
          <draw:custom-shape draw:style-name="gr32" draw:text-style-name="P5" draw:layer="layout" svg:width="0.22cm" svg:height="0.22cm" svg:x="19.348cm" svg:y="18.521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1" draw:layer="layout" svg:width="14.848cm" svg:height="11.136cm" svg:x="3.075cm" svg:y="2.257cm" draw:page-number="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draw:frame presentation:style-name="pr3" draw:text-style-name="P1" draw:layer="layout" svg:width="25.199cm" svg:height="3.506cm" svg:x="1.4cm" svg:y="0.837cm" presentation:class="title">
          <draw:text-box>
            <text:p>Hauptbahnhof Entwurf</text:p>
          </draw:text-box>
        </draw:frame>
        <draw:g>
          <draw:g>
            <draw:custom-shape draw:style-name="gr1" draw:text-style-name="P2" draw:layer="layout" svg:width="2.191cm" svg:height="1.745cm" svg:x="16.132cm" svg:y="6.99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7.977cm" svg:y1="8.408cm" svg:x2="16.478cm" svg:y2="8.408cm">
              <text:p/>
            </draw:line>
            <draw:line draw:style-name="gr2" draw:text-style-name="P3" draw:layer="layout" svg:x1="16.363cm" svg:y1="8.19cm" svg:x2="18.093cm" svg:y2="8.19cm">
              <text:p/>
            </draw:line>
          </draw:g>
          <draw:frame draw:style-name="gr6" draw:text-style-name="P6" draw:layer="layout" svg:width="0.983cm" svg:height="0.432cm" svg:x="16.709cm" svg:y="6.99cm">
            <draw:text-box>
              <text:p><text:span text:style-name="T1">S-709A</text:span></text:p>
            </draw:text-box>
          </draw:frame>
        </draw:g>
        <draw:g>
          <draw:g>
            <draw:custom-shape draw:style-name="gr1" draw:text-style-name="P2" draw:layer="layout" svg:width="2.191cm" svg:height="1.745cm" svg:x="17.805cm" svg:y="9.58cm">
              <text:p/>
  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9.65cm" svg:y1="9.938cm" svg:x2="18.151cm" svg:y2="9.938cm">
              <text:p/>
            </draw:line>
            <draw:line draw:style-name="gr2" draw:text-style-name="P3" draw:layer="layout" svg:x1="18.036cm" svg:y1="10.156cm" svg:x2="19.766cm" svg:y2="10.156cm">
              <text:p/>
            </draw:line>
          </draw:g>
          <draw:frame draw:style-name="gr6" draw:text-style-name="P6" draw:layer="layout" svg:width="0.983cm" svg:height="0.432cm" svg:x="18.382cm" svg:y="10.924cm">
            <draw:text-box>
              <text:p><text:span text:style-name="T1">S-709A</text:span></text:p>
            </draw:text-box>
          </draw:frame>
        </draw:g>
        <draw:g>
          <draw:g>
            <draw:custom-shape draw:style-name="gr1" draw:text-style-name="P2" draw:layer="layout" svg:width="2.191cm" svg:height="1.745cm" svg:x="16.132cm" svg:y="8.735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7.977cm" svg:y1="10.153cm" svg:x2="16.478cm" svg:y2="10.153cm">
              <text:p/>
            </draw:line>
            <draw:line draw:style-name="gr2" draw:text-style-name="P3" draw:layer="layout" svg:x1="16.363cm" svg:y1="9.935cm" svg:x2="18.093cm" svg:y2="9.935cm">
              <text:p/>
            </draw:line>
            <draw:line draw:style-name="gr2" draw:text-style-name="P3" draw:layer="layout" svg:x1="16.363cm" svg:y1="9.28cm" svg:x2="18.093cm" svg:y2="9.28cm">
              <text:p/>
            </draw:line>
            <draw:line draw:style-name="gr2" draw:text-style-name="P3" draw:layer="layout" svg:x1="17.977cm" svg:y1="9.062cm" svg:x2="16.478cm" svg:y2="9.062cm">
              <text:p/>
            </draw:line>
          </draw:g>
          <draw:frame draw:style-name="gr6" draw:text-style-name="P6" draw:layer="layout" svg:width="0.983cm" svg:height="0.432cm" svg:x="16.685cm" svg:y="10.153cm">
            <draw:text-box>
              <text:p><text:span text:style-name="T1">S-710A</text:span></text:p>
            </draw:text-box>
          </draw:frame>
        </draw:g>
        <draw:g>
          <draw:g>
            <draw:custom-shape draw:style-name="gr1" draw:text-style-name="P2" draw:layer="layout" svg:width="2.191cm" svg:height="1.745cm" svg:x="19.477cm" svg:y="8.736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21.322cm" svg:y1="10.154cm" svg:x2="19.823cm" svg:y2="10.154cm">
              <text:p/>
            </draw:line>
            <draw:line draw:style-name="gr2" draw:text-style-name="P3" draw:layer="layout" svg:x1="19.708cm" svg:y1="9.936cm" svg:x2="21.438cm" svg:y2="9.936cm">
              <text:p/>
            </draw:line>
            <draw:line draw:style-name="gr2" draw:text-style-name="P3" draw:layer="layout" svg:x1="19.823cm" svg:y1="9.063cm" svg:x2="21.438cm" svg:y2="9.936cm">
              <text:p/>
            </draw:line>
            <draw:line draw:style-name="gr2" draw:text-style-name="P3" draw:layer="layout" svg:x1="21.323cm" svg:y1="10.154cm" svg:x2="19.708cm" svg:y2="9.281cm">
              <text:p/>
            </draw:line>
            <draw:line draw:style-name="gr2" draw:text-style-name="P3" draw:layer="layout" svg:x1="19.708cm" svg:y1="9.281cm" svg:x2="21.438cm" svg:y2="9.281cm">
              <text:p/>
            </draw:line>
            <draw:line draw:style-name="gr2" draw:text-style-name="P3" draw:layer="layout" svg:x1="21.322cm" svg:y1="9.063cm" svg:x2="19.823cm" svg:y2="9.063cm">
              <text:p/>
            </draw:line>
            <draw:custom-shape draw:style-name="gr3" draw:text-style-name="P4" draw:layer="layout" svg:width="0.23cm" svg:height="0.218cm" svg:x="19.766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231cm" svg:height="0.218cm" svg:x="21.15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" draw:text-style-name="P6" draw:layer="layout" svg:width="0.983cm" svg:height="0.432cm" svg:x="20.214cm" svg:y="10.154cm">
            <draw:text-box>
              <text:p><text:span text:style-name="T1">S-953A</text:span></text:p>
            </draw:text-box>
          </draw:frame>
        </draw:g>
        <draw:g>
          <draw:g>
            <draw:custom-shape draw:style-name="gr1" draw:text-style-name="P2" draw:layer="layout" svg:width="2.191cm" svg:height="1.745cm" svg:x="17.805cm" svg:y="7.868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9.65cm" svg:y1="9.286cm" svg:x2="18.151cm" svg:y2="9.286cm">
              <text:p/>
            </draw:line>
            <draw:line draw:style-name="gr2" draw:text-style-name="P3" draw:layer="layout" svg:x1="18.036cm" svg:y1="9.068cm" svg:x2="19.766cm" svg:y2="9.068cm">
              <text:p/>
            </draw:line>
            <draw:line draw:style-name="gr2" draw:text-style-name="P3" draw:layer="layout" svg:x1="18.151cm" svg:y1="8.195cm" svg:x2="19.766cm" svg:y2="9.068cm">
              <text:p/>
            </draw:line>
            <draw:line draw:style-name="gr2" draw:text-style-name="P3" draw:layer="layout" svg:x1="19.651cm" svg:y1="9.286cm" svg:x2="18.036cm" svg:y2="8.413cm">
              <text:p/>
            </draw:line>
            <draw:line draw:style-name="gr2" draw:text-style-name="P3" draw:layer="layout" svg:x1="18.036cm" svg:y1="8.413cm" svg:x2="19.766cm" svg:y2="8.413cm">
              <text:p/>
            </draw:line>
            <draw:line draw:style-name="gr2" draw:text-style-name="P3" draw:layer="layout" svg:x1="19.65cm" svg:y1="8.195cm" svg:x2="18.151cm" svg:y2="8.195cm">
              <text:p/>
            </draw:line>
            <draw:custom-shape draw:style-name="gr3" draw:text-style-name="P4" draw:layer="layout" svg:width="0.23cm" svg:height="0.218cm" svg:x="18.094cm" svg:y="8.6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231cm" svg:height="0.218cm" svg:x="19.478cm" svg:y="8.6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" draw:text-style-name="P6" draw:layer="layout" svg:width="0.983cm" svg:height="0.432cm" svg:x="18.542cm" svg:y="9.286cm">
            <draw:text-box>
              <text:p><text:span text:style-name="T1">S-953A</text:span></text:p>
            </draw:text-box>
          </draw:frame>
        </draw:g>
        <draw:g>
          <draw:g>
            <draw:custom-shape draw:style-name="gr1" draw:text-style-name="P2" draw:layer="layout" svg:width="2.191cm" svg:height="1.745cm" svg:x="15.474cm" svg:y="12.366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7.319cm" svg:y1="13.784cm" svg:x2="15.82cm" svg:y2="13.784cm">
              <text:p/>
            </draw:line>
            <draw:line draw:style-name="gr2" draw:text-style-name="P3" draw:layer="layout" svg:x1="15.705cm" svg:y1="13.566cm" svg:x2="17.435cm" svg:y2="13.566cm">
              <text:p/>
            </draw:line>
          </draw:g>
          <draw:frame draw:style-name="gr6" draw:text-style-name="P6" draw:layer="layout" svg:width="0.983cm" svg:height="0.432cm" svg:x="16.051cm" svg:y="12.366cm">
            <draw:text-box>
              <text:p><text:span text:style-name="T1">S-709A</text:span></text:p>
            </draw:text-box>
          </draw:frame>
        </draw:g>
        <draw:g>
          <draw:g>
            <draw:custom-shape draw:style-name="gr1" draw:text-style-name="P15" draw:layer="layout" svg:width="2.191cm" svg:height="1.745cm" svg:x="18.831cm" svg:y="12.422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6" draw:layer="layout" svg:x1="20.676cm" svg:y1="13.84cm" svg:x2="19.177cm" svg:y2="13.84cm">
              <text:p/>
            </draw:line>
            <draw:line draw:style-name="gr2" draw:text-style-name="P16" draw:layer="layout" svg:x1="19.062cm" svg:y1="13.622cm" svg:x2="20.792cm" svg:y2="13.622cm">
              <text:p/>
            </draw:line>
          </draw:g>
          <draw:frame draw:style-name="gr6" draw:text-style-name="P17" draw:layer="layout" svg:width="0.983cm" svg:height="0.432cm" svg:x="19.408cm" svg:y="12.422cm">
            <draw:text-box>
              <text:p text:style-name="P10"><text:span text:style-name="T1">S-709A</text:span></text:p>
            </draw:text-box>
          </draw:frame>
        </draw:g>
        <draw:g>
          <draw:g>
            <draw:custom-shape draw:style-name="gr1" draw:text-style-name="P2" draw:layer="layout" svg:width="2.191cm" svg:height="1.745cm" svg:x="20.464cm" svg:y="13.292cm">
              <text:p/>
  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22.309cm" svg:y1="13.65cm" svg:x2="20.81cm" svg:y2="13.65cm">
              <text:p/>
            </draw:line>
            <draw:line draw:style-name="gr2" draw:text-style-name="P3" draw:layer="layout" svg:x1="20.695cm" svg:y1="13.868cm" svg:x2="22.425cm" svg:y2="13.868cm">
              <text:p/>
            </draw:line>
          </draw:g>
          <draw:frame draw:style-name="gr6" draw:text-style-name="P6" draw:layer="layout" svg:width="0.983cm" svg:height="0.432cm" svg:x="21.041cm" svg:y="14.636cm">
            <draw:text-box>
              <text:p><text:span text:style-name="T1">S-709A</text:span></text:p>
            </draw:text-box>
          </draw:frame>
        </draw:g>
        <draw:g>
          <draw:g>
            <draw:custom-shape draw:style-name="gr1" draw:text-style-name="P15" draw:layer="layout" svg:width="2.191cm" svg:height="1.745cm" svg:x="22.101cm" svg:y="14.234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6" draw:layer="layout" svg:x1="23.946cm" svg:y1="15.652cm" svg:x2="22.447cm" svg:y2="15.652cm">
              <text:p/>
            </draw:line>
            <draw:line draw:style-name="gr2" draw:text-style-name="P16" draw:layer="layout" svg:x1="22.332cm" svg:y1="15.434cm" svg:x2="24.062cm" svg:y2="15.434cm">
              <text:p/>
            </draw:line>
          </draw:g>
          <draw:frame draw:style-name="gr6" draw:text-style-name="P17" draw:layer="layout" svg:width="0.983cm" svg:height="0.432cm" svg:x="22.678cm" svg:y="14.234cm">
            <draw:text-box>
              <text:p text:style-name="P10"><text:span text:style-name="T1">S-709A</text:span></text:p>
            </draw:text-box>
          </draw:frame>
        </draw:g>
        <draw:g>
          <draw:custom-shape draw:style-name="gr1" draw:text-style-name="P2" draw:layer="layout" svg:width="2.192cm" svg:height="1.745cm" draw:transform="rotate (-0.0052359877559838) translate (17.117cm 13.245cm)">
            <text:p/>
            <draw:enhanced-geometry svg:viewBox="0 0 21600 21600" draw:mirror-horizontal="true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17.488cm" svg:y1="13.579cm" svg:x2="18.987cm" svg:y2="13.587cm">
            <text:p/>
          </draw:line>
          <draw:line draw:style-name="gr2" draw:text-style-name="P3" draw:layer="layout" svg:x1="19.102cm" svg:y1="13.805cm" svg:x2="17.372cm" svg:y2="13.796cm">
            <text:p/>
          </draw:line>
          <draw:line draw:style-name="gr2" draw:text-style-name="P3" draw:layer="layout" svg:x1="18.982cm" svg:y1="14.677cm" svg:x2="17.372cm" svg:y2="13.796cm">
            <text:p/>
          </draw:line>
          <draw:line draw:style-name="gr2" draw:text-style-name="P3" draw:layer="layout" svg:x1="17.488cm" svg:y1="13.579cm" svg:x2="19.098cm" svg:y2="14.46cm">
            <text:p/>
          </draw:line>
          <draw:custom-shape draw:style-name="gr3" draw:text-style-name="P4" draw:layer="layout" svg:width="0.23cm" svg:height="0.218cm" draw:transform="rotate (-0.0052359877559838) translate (18.786cm 13.996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6" draw:layer="layout" svg:width="0.983cm" svg:height="0.432cm" draw:transform="rotate (-3.12972441467623) translate (18.691cm 13.565cm)">
            <draw:text-box>
              <text:p><text:span text:style-name="T1">S-955A</text:span></text:p>
            </draw:text-box>
          </draw:frame>
        </draw:g>
        <draw:g>
          <draw:custom-shape draw:style-name="gr1" draw:text-style-name="P2" draw:layer="layout" svg:width="2.192cm" svg:height="1.745cm" draw:transform="rotate (3.12239403181786) translate (20.931cm 15.903cm)">
            <text:p/>
            <draw:enhanced-geometry svg:viewBox="0 0 21600 21600" draw:mirror-horizontal="true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20.618cm" svg:y1="15.593cm" svg:x2="19.119cm" svg:y2="15.564cm">
            <text:p/>
          </draw:line>
          <draw:line draw:style-name="gr2" draw:text-style-name="P3" draw:layer="layout" svg:x1="19.007cm" svg:y1="15.343cm" svg:x2="20.737cm" svg:y2="15.376cm">
            <text:p/>
          </draw:line>
          <draw:line draw:style-name="gr2" draw:text-style-name="P3" draw:layer="layout" svg:x1="19.139cm" svg:y1="14.473cm" svg:x2="20.737cm" svg:y2="15.377cm">
            <text:p/>
          </draw:line>
          <draw:line draw:style-name="gr2" draw:text-style-name="P3" draw:layer="layout" svg:x1="20.618cm" svg:y1="15.592cm" svg:x2="19.02cm" svg:y2="14.688cm">
            <text:p/>
          </draw:line>
          <draw:custom-shape draw:style-name="gr3" draw:text-style-name="P4" draw:layer="layout" svg:width="0.23cm" svg:height="0.218cm" draw:transform="rotate (3.12239403181786) translate (19.299cm 15.129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6" draw:layer="layout" svg:width="0.983cm" svg:height="0.432cm" draw:transform="rotate (-0.00209439510239331) translate (19.415cm 15.59cm)">
            <draw:text-box>
              <text:p><text:span text:style-name="T1">S-955A</text:span></text:p>
            </draw:text-box>
          </draw:frame>
        </draw:g>
        <draw:g>
          <draw:custom-shape draw:style-name="gr1" draw:text-style-name="P2" draw:layer="layout" svg:width="2.192cm" svg:height="1.745cm" draw:transform="rotate (3.12448842692025) translate (24.241cm 17.761cm)">
            <text:p/>
            <draw:enhanced-geometry svg:viewBox="0 0 21600 21600" draw:mirror-horizontal="true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23.901cm" svg:y1="17.425cm" svg:x2="22.402cm" svg:y2="17.399cm">
            <text:p/>
          </draw:line>
          <draw:line draw:style-name="gr2" draw:text-style-name="P3" draw:layer="layout" svg:x1="22.29cm" svg:y1="17.179cm" svg:x2="24.02cm" svg:y2="17.209cm">
            <text:p/>
          </draw:line>
          <draw:line draw:style-name="gr2" draw:text-style-name="P3" draw:layer="layout" svg:x1="22.42cm" svg:y1="16.308cm" svg:x2="24.02cm" svg:y2="17.208cm">
            <text:p/>
          </draw:line>
          <draw:line draw:style-name="gr2" draw:text-style-name="P3" draw:layer="layout" svg:x1="23.901cm" svg:y1="17.424cm" svg:x2="22.301cm" svg:y2="16.524cm">
            <text:p/>
          </draw:line>
          <draw:custom-shape draw:style-name="gr3" draw:text-style-name="P4" draw:layer="layout" svg:width="0.23cm" svg:height="0.218cm" draw:transform="rotate (3.12448842692025) translate (22.581cm 16.965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6" draw:layer="layout" svg:width="0.983cm" svg:height="0.432cm" svg:x="22.698cm" svg:y="17.425cm">
            <draw:text-box>
              <text:p><text:span text:style-name="T1">S-955A</text:span></text:p>
            </draw:text-box>
          </draw:frame>
        </draw:g>
        <draw:g>
          <draw:custom-shape draw:style-name="gr1" draw:text-style-name="P2" draw:layer="layout" svg:width="2.192cm" svg:height="1.745cm" draw:transform="rotate (-0.0157079632679491) translate (20.418cm 15.041cm)">
            <text:p/>
            <draw:enhanced-geometry svg:viewBox="0 0 21600 21600" draw:mirror-horizontal="true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20.785cm" svg:y1="15.403cm" svg:x2="22.284cm" svg:y2="15.427cm">
            <text:p/>
          </draw:line>
          <draw:line draw:style-name="gr2" draw:text-style-name="P3" draw:layer="layout" svg:x1="22.397cm" svg:y1="15.646cm" svg:x2="20.667cm" svg:y2="15.619cm">
            <text:p/>
          </draw:line>
          <draw:line draw:style-name="gr2" draw:text-style-name="P3" draw:layer="layout" svg:x1="22.268cm" svg:y1="16.517cm" svg:x2="20.667cm" svg:y2="15.619cm">
            <text:p/>
          </draw:line>
          <draw:line draw:style-name="gr2" draw:text-style-name="P3" draw:layer="layout" svg:x1="20.785cm" svg:y1="15.403cm" svg:x2="22.386cm" svg:y2="16.301cm">
            <text:p/>
          </draw:line>
          <draw:custom-shape draw:style-name="gr3" draw:text-style-name="P4" draw:layer="layout" svg:width="0.23cm" svg:height="0.218cm" draw:transform="rotate (-0.0157079632679491) translate (22.103cm 15.861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6" draw:layer="layout" svg:width="0.983cm" svg:height="0.432cm" draw:transform="rotate (-3.1401963901882) translate (21.988cm 15.4cm)">
            <draw:text-box>
              <text:p><text:span text:style-name="T1">S-955A</text:span></text:p>
            </draw:text-box>
          </draw:frame>
        </draw:g>
        <draw:g>
          <draw:line draw:style-name="gr2" draw:text-style-name="P3" draw:layer="layout" svg:x1="27.247cm" svg:y1="15.663cm" svg:x2="25.748cm" svg:y2="15.663cm">
            <text:p/>
          </draw:line>
          <draw:line draw:style-name="gr2" draw:text-style-name="P3" draw:layer="layout" svg:x1="25.633cm" svg:y1="15.445cm" svg:x2="27.363cm" svg:y2="15.445cm">
            <text:p/>
          </draw:line>
          <draw:custom-shape draw:style-name="gr10" draw:text-style-name="P2" draw:layer="layout" svg:width="2.191cm" svg:height="0.86cm" svg:x="25.415cm" svg:y="15.123cm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3" draw:layer="layout" svg:x1="27.247cm" svg:y1="15.663cm" svg:x2="25.748cm" svg:y2="15.663cm">
            <text:p/>
          </draw:line>
          <draw:line draw:style-name="gr2" draw:text-style-name="P3" draw:layer="layout" svg:x1="25.633cm" svg:y1="15.445cm" svg:x2="27.363cm" svg:y2="15.445cm">
            <text:p/>
          </draw:line>
          <draw:line draw:style-name="gr42" draw:text-style-name="P3" draw:layer="layout" svg:x1="26.602cm" svg:y1="15.557cm" svg:x2="27.002cm" svg:y2="15.557cm">
            <text:p/>
          </draw:line>
          <draw:custom-shape draw:style-name="gr4" draw:text-style-name="P5" draw:layer="layout" svg:width="0.22cm" svg:height="0.22cm" svg:x="26.048cm" svg:y="15.4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6" draw:layer="layout" svg:width="0.983cm" svg:height="0.432cm" svg:x="26.334cm" svg:y="15.68cm">
            <draw:text-box>
              <text:p><text:span text:style-name="T1">S-515A</text:span></text:p>
            </draw:text-box>
          </draw:frame>
        </draw:g>
        <draw:g>
          <draw:g>
            <draw:line draw:style-name="gr11" draw:text-style-name="P7" draw:layer="layout" svg:x1="22.982cm" svg:y1="9.903cm" svg:x2="21.483cm" svg:y2="9.903cm">
              <text:p/>
            </draw:line>
            <draw:line draw:style-name="gr11" draw:text-style-name="P7" draw:layer="layout" svg:x1="21.368cm" svg:y1="10.121cm" svg:x2="23.098cm" svg:y2="10.121cm">
              <text:p/>
            </draw:line>
            <draw:custom-shape draw:style-name="gr12" draw:text-style-name="P7" draw:layer="layout" svg:width="2.191cm" svg:height="0.86cm" svg:x="21.159cm" svg:y="9.602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7" draw:layer="layout" svg:x1="22.982cm" svg:y1="9.903cm" svg:x2="21.483cm" svg:y2="9.903cm">
              <text:p/>
            </draw:line>
            <draw:line draw:style-name="gr11" draw:text-style-name="P7" draw:layer="layout" svg:x1="21.368cm" svg:y1="10.121cm" svg:x2="23.098cm" svg:y2="10.121cm">
              <text:p/>
            </draw:line>
          </draw:g>
          <draw:line draw:style-name="gr42" draw:text-style-name="P3" draw:layer="layout" svg:x1="22.337cm" svg:y1="10.009cm" svg:x2="22.737cm" svg:y2="10.009cm">
            <text:p/>
          </draw:line>
          <draw:custom-shape draw:style-name="gr4" draw:text-style-name="P5" draw:layer="layout" svg:width="0.22cm" svg:height="0.22cm" svg:x="21.783cm" svg:y="9.901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6" draw:layer="layout" svg:width="0.983cm" svg:height="0.432cm" svg:x="21.795cm" svg:y="10.12cm">
            <draw:text-box>
              <text:p><text:span text:style-name="T1">S-516A</text:span></text:p>
            </draw:text-box>
          </draw:frame>
        </draw:g>
        <draw:g>
          <draw:custom-shape draw:style-name="gr10" draw:text-style-name="P2" draw:layer="layout" svg:width="2.191cm" svg:height="0.86cm" draw:transform="rotate (-3.14159265358979) translate (24.996cm 9.5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5" draw:layer="layout" svg:width="0.22cm" svg:height="0.22cm" draw:transform="rotate (-3.14159265358979) translate (24.015cm 9.542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3.158cm" svg:y1="9.053cm" svg:x2="24.657cm" svg:y2="9.053cm">
            <text:p/>
          </draw:line>
          <draw:line draw:style-name="gr2" draw:text-style-name="P3" draw:layer="layout" svg:x1="24.772cm" svg:y1="9.271cm" svg:x2="23.042cm" svg:y2="9.271cm">
            <text:p/>
          </draw:line>
          <draw:line draw:style-name="gr2" draw:text-style-name="P3" draw:layer="layout" svg:x1="23.158cm" svg:y1="9.053cm" svg:x2="24.657cm" svg:y2="9.053cm">
            <text:p/>
          </draw:line>
          <draw:line draw:style-name="gr2" draw:text-style-name="P3" draw:layer="layout" svg:x1="24.772cm" svg:y1="9.271cm" svg:x2="23.042cm" svg:y2="9.271cm">
            <text:p/>
          </draw:line>
          <draw:g>
            <draw:custom-shape draw:style-name="gr14" draw:text-style-name="P4" draw:layer="layout" svg:width="0.274cm" svg:height="0.211cm" draw:transform="rotate (-3.14159265358979) translate (24.013cm 8.998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4" draw:layer="layout" svg:width="0.205cm" svg:height="0.211cm" draw:transform="rotate (-3.14159265358979) translate (23.878cm 8.9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23.819cm 8.9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draw:transform="rotate (-3.14159265358979) translate (24.083cm 8.9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24.024cm 8.9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3" draw:layer="layout" svg:x1="24.083cm" svg:y1="8.893cm" svg:x2="24.214cm" svg:y2="8.894cm">
              <text:p/>
            </draw:line>
            <draw:line draw:style-name="gr17" draw:text-style-name="P3" draw:layer="layout" svg:x1="24.205cm" svg:y1="8.959cm" svg:x2="24.206cm" svg:y2="8.828cm">
              <text:p/>
            </draw:line>
          </draw:g>
          <draw:frame draw:style-name="gr6" draw:text-style-name="P6" draw:layer="layout" svg:width="0.983cm" svg:height="0.432cm" draw:transform="rotate (-3.14159265358979) translate (23.636cm 9.703cm)">
            <draw:text-box>
              <text:p text:style-name="P10"><text:span text:style-name="T1">S-621B</text:span></text:p>
            </draw:text-box>
          </draw:frame>
        </draw:g>
        <draw:g>
          <draw:g>
            <draw:line draw:style-name="gr11" draw:text-style-name="P7" draw:layer="layout" svg:x1="23.958cm" svg:y1="13.86cm" svg:x2="22.459cm" svg:y2="13.86cm">
              <text:p/>
            </draw:line>
            <draw:line draw:style-name="gr11" draw:text-style-name="P7" draw:layer="layout" svg:x1="22.344cm" svg:y1="13.642cm" svg:x2="24.074cm" svg:y2="13.642cm">
              <text:p/>
            </draw:line>
            <draw:custom-shape draw:style-name="gr12" draw:text-style-name="P7" draw:layer="layout" svg:width="2.191cm" svg:height="0.86cm" svg:x="22.12cm" svg:y="13.326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7" draw:layer="layout" svg:x1="23.457cm" svg:y1="13.86cm" svg:x2="22.459cm" svg:y2="13.86cm">
              <text:p/>
            </draw:line>
            <draw:line draw:style-name="gr11" draw:text-style-name="P7" draw:layer="layout" svg:x1="22.344cm" svg:y1="13.642cm" svg:x2="23.457cm" svg:y2="13.642cm">
              <text:p/>
            </draw:line>
            <draw:line draw:style-name="gr11" draw:text-style-name="P7" draw:layer="layout" svg:x1="23.449cm" svg:y1="13.568cm" svg:x2="23.449cm" svg:y2="13.957cm">
              <text:p/>
            </draw:line>
          </draw:g>
          <draw:frame draw:style-name="gr13" draw:text-style-name="P8" draw:layer="layout" svg:width="0.983cm" svg:height="0.432cm" svg:x="22.665cm" svg:y="13.21cm">
            <draw:text-box>
              <text:p><text:span text:style-name="T1">S-512A</text:span></text:p>
            </draw:text-box>
          </draw:frame>
        </draw:g>
        <draw:g>
          <draw:g>
            <draw:line draw:style-name="gr11" draw:text-style-name="P7" draw:layer="layout" svg:x1="21.512cm" svg:y1="8.208cm" svg:x2="23.011cm" svg:y2="8.208cm">
              <text:p/>
            </draw:line>
            <draw:line draw:style-name="gr11" draw:text-style-name="P7" draw:layer="layout" svg:x1="23.126cm" svg:y1="8.426cm" svg:x2="21.396cm" svg:y2="8.426cm">
              <text:p/>
            </draw:line>
            <draw:custom-shape draw:style-name="gr12" draw:text-style-name="P7" draw:layer="layout" svg:width="2.191cm" svg:height="0.86cm" draw:transform="rotate (-3.14159265358979) translate (23.35cm 8.7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7" draw:layer="layout" svg:x1="21.512cm" svg:y1="8.208cm" svg:x2="23.011cm" svg:y2="8.208cm">
              <text:p/>
            </draw:line>
            <draw:line draw:style-name="gr11" draw:text-style-name="P7" draw:layer="layout" svg:x1="23.126cm" svg:y1="8.426cm" svg:x2="21.396cm" svg:y2="8.426cm">
              <text:p/>
            </draw:line>
          </draw:g>
          <draw:frame draw:style-name="gr6" draw:text-style-name="P6" draw:layer="layout" svg:width="0.983cm" svg:height="0.432cm" draw:transform="rotate (-3.14159265358979) translate (22.647cm 8.208cm)">
            <draw:text-box>
              <text:p><text:span text:style-name="T1">S-510A</text:span></text:p>
            </draw:text-box>
          </draw:frame>
        </draw:g>
        <draw:g>
          <draw:g>
            <draw:line draw:style-name="gr11" draw:text-style-name="P7" draw:layer="layout" svg:x1="24.643cm" svg:y1="8.416cm" svg:x2="23.144cm" svg:y2="8.416cm">
              <text:p/>
            </draw:line>
            <draw:line draw:style-name="gr11" draw:text-style-name="P7" draw:layer="layout" svg:x1="23.029cm" svg:y1="8.198cm" svg:x2="24.759cm" svg:y2="8.198cm">
              <text:p/>
            </draw:line>
            <draw:custom-shape draw:style-name="gr12" draw:text-style-name="P7" draw:layer="layout" svg:width="2.191cm" svg:height="0.86cm" svg:x="22.805cm" svg:y="7.882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7" draw:layer="layout" svg:x1="24.142cm" svg:y1="8.416cm" svg:x2="23.144cm" svg:y2="8.416cm">
              <text:p/>
            </draw:line>
            <draw:line draw:style-name="gr11" draw:text-style-name="P7" draw:layer="layout" svg:x1="23.029cm" svg:y1="8.198cm" svg:x2="24.142cm" svg:y2="8.198cm">
              <text:p/>
            </draw:line>
            <draw:line draw:style-name="gr11" draw:text-style-name="P7" draw:layer="layout" svg:x1="24.134cm" svg:y1="8.124cm" svg:x2="24.134cm" svg:y2="8.513cm">
              <text:p/>
            </draw:line>
          </draw:g>
          <draw:frame draw:style-name="gr13" draw:text-style-name="P8" draw:layer="layout" svg:width="0.983cm" svg:height="0.432cm" svg:x="23.35cm" svg:y="7.766cm">
            <draw:text-box>
              <text:p><text:span text:style-name="T1">S-512A</text:span></text:p>
            </draw:text-box>
          </draw:frame>
        </draw:g>
        <draw:g>
          <draw:custom-shape draw:style-name="gr10" draw:text-style-name="P2" draw:layer="layout" svg:width="2.191cm" svg:height="0.86cm" draw:transform="rotate (-3.14159265358979) translate (25.914cm 17.74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5" draw:layer="layout" svg:width="0.22cm" svg:height="0.22cm" draw:transform="rotate (-3.14159265358979) translate (24.933cm 17.696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4.076cm" svg:y1="17.207cm" svg:x2="25.575cm" svg:y2="17.207cm">
            <text:p/>
          </draw:line>
          <draw:line draw:style-name="gr2" draw:text-style-name="P3" draw:layer="layout" svg:x1="25.69cm" svg:y1="17.425cm" svg:x2="23.96cm" svg:y2="17.425cm">
            <text:p/>
          </draw:line>
          <draw:line draw:style-name="gr2" draw:text-style-name="P3" draw:layer="layout" svg:x1="24.076cm" svg:y1="17.207cm" svg:x2="25.575cm" svg:y2="17.207cm">
            <text:p/>
          </draw:line>
          <draw:line draw:style-name="gr2" draw:text-style-name="P3" draw:layer="layout" svg:x1="25.69cm" svg:y1="17.425cm" svg:x2="23.96cm" svg:y2="17.425cm">
            <text:p/>
          </draw:line>
          <draw:g>
            <draw:custom-shape draw:style-name="gr14" draw:text-style-name="P4" draw:layer="layout" svg:width="0.274cm" svg:height="0.211cm" draw:transform="rotate (-3.14159265358979) translate (24.931cm 17.152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4" draw:layer="layout" svg:width="0.205cm" svg:height="0.211cm" draw:transform="rotate (-3.14159265358979) translate (24.796cm 17.15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24.737cm 17.08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draw:transform="rotate (-3.14159265358979) translate (25.001cm 17.15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24.942cm 17.08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3" draw:layer="layout" svg:x1="25.001cm" svg:y1="17.047cm" svg:x2="25.132cm" svg:y2="17.048cm">
              <text:p/>
            </draw:line>
            <draw:line draw:style-name="gr17" draw:text-style-name="P3" draw:layer="layout" svg:x1="25.123cm" svg:y1="17.113cm" svg:x2="25.124cm" svg:y2="16.982cm">
              <text:p/>
            </draw:line>
          </draw:g>
          <draw:frame draw:style-name="gr6" draw:text-style-name="P6" draw:layer="layout" svg:width="0.983cm" svg:height="0.432cm" draw:transform="rotate (-3.14159265358979) translate (24.554cm 17.857cm)">
            <draw:text-box>
              <text:p text:style-name="P10"><text:span text:style-name="T1">S-621B</text:span></text:p>
            </draw:text-box>
          </draw:frame>
        </draw:g>
        <draw:g>
          <draw:custom-shape draw:style-name="gr10" draw:text-style-name="P2" draw:layer="layout" svg:width="2.191cm" svg:height="0.86cm" draw:transform="rotate (-3.14159265358979) translate (25.943cm 15.983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5" draw:layer="layout" svg:width="0.22cm" svg:height="0.22cm" draw:transform="rotate (-3.14159265358979) translate (24.962cm 15.93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4.105cm" svg:y1="15.449cm" svg:x2="25.604cm" svg:y2="15.449cm">
            <text:p/>
          </draw:line>
          <draw:line draw:style-name="gr2" draw:text-style-name="P3" draw:layer="layout" svg:x1="25.719cm" svg:y1="15.667cm" svg:x2="23.989cm" svg:y2="15.667cm">
            <text:p/>
          </draw:line>
          <draw:line draw:style-name="gr2" draw:text-style-name="P3" draw:layer="layout" svg:x1="24.105cm" svg:y1="15.449cm" svg:x2="25.604cm" svg:y2="15.449cm">
            <text:p/>
          </draw:line>
          <draw:line draw:style-name="gr2" draw:text-style-name="P3" draw:layer="layout" svg:x1="25.719cm" svg:y1="15.667cm" svg:x2="23.989cm" svg:y2="15.667cm">
            <text:p/>
          </draw:line>
          <draw:g>
            <draw:custom-shape draw:style-name="gr14" draw:text-style-name="P4" draw:layer="layout" svg:width="0.274cm" svg:height="0.211cm" draw:transform="rotate (-3.14159265358979) translate (24.96cm 15.394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4" draw:layer="layout" svg:width="0.205cm" svg:height="0.211cm" draw:transform="rotate (-3.14159265358979) translate (24.825cm 15.39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24.766cm 15.33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draw:transform="rotate (-3.14159265358979) translate (25.03cm 15.39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24.971cm 15.33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3" draw:layer="layout" svg:x1="25.03cm" svg:y1="15.289cm" svg:x2="25.161cm" svg:y2="15.29cm">
              <text:p/>
            </draw:line>
            <draw:line draw:style-name="gr17" draw:text-style-name="P3" draw:layer="layout" svg:x1="25.152cm" svg:y1="15.355cm" svg:x2="25.153cm" svg:y2="15.224cm">
              <text:p/>
            </draw:line>
          </draw:g>
          <draw:frame draw:style-name="gr6" draw:text-style-name="P6" draw:layer="layout" svg:width="0.983cm" svg:height="0.432cm" draw:transform="rotate (-3.14159265358979) translate (24.583cm 16.099cm)">
            <draw:text-box>
              <text:p text:style-name="P10"><text:span text:style-name="T1">S-621B</text:span></text:p>
            </draw:text-box>
          </draw:frame>
        </draw:g>
        <draw:frame draw:style-name="gr43" draw:text-style-name="P6" draw:layer="layout" svg:width="1.201cm" svg:height="0.412cm" svg:x="19.996cm" svg:y="8.042cm">
          <draw:text-box>
            <text:p><text:span text:style-name="T1">Sperrsignal</text:span></text:p>
          </draw:text-box>
        </draw:frame>
        <draw:g>
          <draw:line draw:style-name="gr2" draw:text-style-name="P3" draw:layer="layout" svg:x1="27.188cm" svg:y1="17.421cm" svg:x2="25.689cm" svg:y2="17.421cm">
            <text:p/>
          </draw:line>
          <draw:line draw:style-name="gr2" draw:text-style-name="P3" draw:layer="layout" svg:x1="25.574cm" svg:y1="17.203cm" svg:x2="27.304cm" svg:y2="17.203cm">
            <text:p/>
          </draw:line>
          <draw:custom-shape draw:style-name="gr10" draw:text-style-name="P2" draw:layer="layout" svg:width="2.191cm" svg:height="0.86cm" svg:x="25.356cm" svg:y="16.881cm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3" draw:layer="layout" svg:x1="27.188cm" svg:y1="17.421cm" svg:x2="25.689cm" svg:y2="17.421cm">
            <text:p/>
          </draw:line>
          <draw:line draw:style-name="gr2" draw:text-style-name="P3" draw:layer="layout" svg:x1="25.574cm" svg:y1="17.203cm" svg:x2="27.304cm" svg:y2="17.203cm">
            <text:p/>
          </draw:line>
          <draw:line draw:style-name="gr42" draw:text-style-name="P3" draw:layer="layout" svg:x1="26.543cm" svg:y1="17.315cm" svg:x2="26.943cm" svg:y2="17.315cm">
            <text:p/>
          </draw:line>
          <draw:custom-shape draw:style-name="gr4" draw:text-style-name="P5" draw:layer="layout" svg:width="0.22cm" svg:height="0.22cm" svg:x="25.989cm" svg:y="17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6" draw:layer="layout" svg:width="0.983cm" svg:height="0.432cm" svg:x="26.275cm" svg:y="17.438cm">
            <draw:text-box>
              <text:p><text:span text:style-name="T1">S-515A</text:span></text:p>
            </draw:text-box>
          </draw:frame>
        </draw:g>
        <draw:g>
          <draw:line draw:style-name="gr2" draw:text-style-name="P3" draw:layer="layout" svg:x1="22.991cm" svg:y1="9.282cm" svg:x2="21.492cm" svg:y2="9.282cm">
            <text:p/>
          </draw:line>
          <draw:line draw:style-name="gr2" draw:text-style-name="P3" draw:layer="layout" svg:x1="21.377cm" svg:y1="9.064cm" svg:x2="23.107cm" svg:y2="9.064cm">
            <text:p/>
          </draw:line>
          <draw:custom-shape draw:style-name="gr10" draw:text-style-name="P2" draw:layer="layout" svg:width="2.191cm" svg:height="0.86cm" svg:x="21.159cm" svg:y="8.742cm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3" draw:layer="layout" svg:x1="22.991cm" svg:y1="9.282cm" svg:x2="21.492cm" svg:y2="9.282cm">
            <text:p/>
          </draw:line>
          <draw:line draw:style-name="gr2" draw:text-style-name="P3" draw:layer="layout" svg:x1="21.377cm" svg:y1="9.064cm" svg:x2="23.107cm" svg:y2="9.064cm">
            <text:p/>
          </draw:line>
          <draw:line draw:style-name="gr42" draw:text-style-name="P3" draw:layer="layout" svg:x1="22.346cm" svg:y1="9.176cm" svg:x2="22.746cm" svg:y2="9.176cm">
            <text:p/>
          </draw:line>
          <draw:custom-shape draw:style-name="gr4" draw:text-style-name="P5" draw:layer="layout" svg:width="0.22cm" svg:height="0.22cm" svg:x="21.792cm" svg:y="9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6" draw:layer="layout" svg:width="0.983cm" svg:height="0.432cm" svg:x="22.078cm" svg:y="9.299cm">
            <draw:text-box>
              <text:p><text:span text:style-name="T1">S-515A</text:span></text:p>
            </draw:text-box>
          </draw:frame>
        </draw:g>
        <draw:g>
          <draw:custom-shape draw:style-name="gr10" draw:text-style-name="P2" draw:layer="layout" svg:width="2.191cm" svg:height="0.86cm" svg:x="22.805cm" svg:y="9.602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5" draw:layer="layout" svg:width="0.22cm" svg:height="0.22cm" draw:transform="rotate (-3.14159265358979) translate (24.014cm 10.41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3.157cm" svg:y1="9.928cm" svg:x2="24.656cm" svg:y2="9.928cm">
            <text:p/>
          </draw:line>
          <draw:line draw:style-name="gr2" draw:text-style-name="P3" draw:layer="layout" svg:x1="23.148cm" svg:y1="10.146cm" svg:x2="24.647cm" svg:y2="10.146cm">
            <text:p/>
          </draw:line>
          <draw:line draw:style-name="gr2" draw:text-style-name="P3" draw:layer="layout" svg:x1="24.775cm" svg:y1="9.928cm" svg:x2="23.007cm" svg:y2="9.928cm">
            <text:p/>
          </draw:line>
          <draw:g>
            <draw:custom-shape draw:style-name="gr14" draw:text-style-name="P4" draw:layer="layout" svg:width="0.274cm" svg:height="0.211cm" draw:transform="rotate (-3.14159265358979) translate (24.012cm 9.873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4" draw:layer="layout" svg:width="0.205cm" svg:height="0.211cm" draw:transform="rotate (-3.14159265358979) translate (23.877cm 9.87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23.818cm 9.8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draw:transform="rotate (-3.14159265358979) translate (24.082cm 9.87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24.023cm 9.8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3" draw:layer="layout" svg:x1="24.082cm" svg:y1="9.768cm" svg:x2="24.213cm" svg:y2="9.769cm">
              <text:p/>
            </draw:line>
            <draw:line draw:style-name="gr17" draw:text-style-name="P3" draw:layer="layout" svg:x1="24.204cm" svg:y1="9.834cm" svg:x2="24.205cm" svg:y2="9.703cm">
              <text:p/>
            </draw:line>
          </draw:g>
          <draw:frame draw:style-name="gr6" draw:text-style-name="P6" draw:layer="layout" svg:width="0.983cm" svg:height="0.432cm" draw:transform="rotate (-3.14159265358979) translate (23.68cm 9.928cm)">
            <draw:text-box>
              <text:p text:style-name="P10"><text:span text:style-name="T1">S-622B</text:span></text:p>
            </draw:text-box>
          </draw:frame>
        </draw:g>
        <draw:g>
          <draw:custom-shape draw:style-name="gr12" draw:text-style-name="P7" draw:layer="layout" svg:width="2.191cm" svg:height="0.86cm" svg:x="23.752cm" svg:y="15.983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24.373cm" svg:y="16.517cm">
            <draw:text-box>
              <text:p><text:span text:style-name="T1">S-500A</text:span></text:p>
            </draw:text-box>
          </draw:frame>
        </draw:g>
        <draw:g>
          <draw:custom-shape draw:style-name="gr12" draw:text-style-name="P7" draw:layer="layout" svg:width="2.191cm" svg:height="0.86cm" draw:transform="rotate (-3.14159265358979) translate (27.606cm 16.843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draw:transform="rotate (-3.14159265358979) translate (26.985cm 16.309cm)">
            <draw:text-box>
              <text:p><text:span text:style-name="T1">S-500A</text:span></text:p>
            </draw:text-box>
          </draw:frame>
        </draw:g>
        <draw:g>
          <draw:g>
            <draw:custom-shape draw:style-name="gr1" draw:text-style-name="P2" draw:layer="layout" svg:width="2.191cm" svg:height="1.745cm" svg:x="14.473cm" svg:y="7.855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6.318cm" svg:y1="9.273cm" svg:x2="14.819cm" svg:y2="9.273cm">
              <text:p/>
            </draw:line>
            <draw:line draw:style-name="gr2" draw:text-style-name="P3" draw:layer="layout" svg:x1="14.704cm" svg:y1="9.055cm" svg:x2="16.434cm" svg:y2="9.055cm">
              <text:p/>
            </draw:line>
            <draw:line draw:style-name="gr2" draw:text-style-name="P3" draw:layer="layout" svg:x1="14.704cm" svg:y1="8.4cm" svg:x2="16.434cm" svg:y2="8.4cm">
              <text:p/>
            </draw:line>
            <draw:line draw:style-name="gr2" draw:text-style-name="P3" draw:layer="layout" svg:x1="16.318cm" svg:y1="8.182cm" svg:x2="14.819cm" svg:y2="8.182cm">
              <text:p/>
            </draw:line>
          </draw:g>
          <draw:frame draw:style-name="gr6" draw:text-style-name="P6" draw:layer="layout" svg:width="0.983cm" svg:height="0.432cm" svg:x="15.026cm" svg:y="9.273cm">
            <draw:text-box>
              <text:p><text:span text:style-name="T1">S-710A</text:span></text:p>
            </draw:text-box>
          </draw:frame>
        </draw:g>
        <presentation:notes draw:style-name="dp2">
          <draw:page-thumbnail draw:style-name="gr41" draw:layer="layout" svg:width="14.848cm" svg:height="11.136cm" svg:x="3.075cm" svg:y="2.257cm" draw:page-number="2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draw:frame presentation:style-name="pr3" draw:text-style-name="P1" draw:layer="layout" svg:width="25.199cm" svg:height="3.506cm" svg:x="0.4cm" svg:y="0.837cm" presentation:class="title" presentation:user-transformed="true">
          <draw:text-box>
            <text:p>Hauptbahnhof</text:p>
          </draw:text-box>
        </draw:frame>
        <draw:g>
          <draw:g>
            <draw:custom-shape draw:style-name="gr1" draw:text-style-name="P2" draw:layer="layout" svg:width="2.191cm" svg:height="1.745cm" svg:x="19.977cm" svg:y="12.142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21.822cm" svg:y1="13.56cm" svg:x2="20.323cm" svg:y2="13.56cm">
              <text:p/>
            </draw:line>
            <draw:line draw:style-name="gr2" draw:text-style-name="P3" draw:layer="layout" svg:x1="20.208cm" svg:y1="13.342cm" svg:x2="21.938cm" svg:y2="13.342cm">
              <text:p/>
            </draw:line>
            <draw:line draw:style-name="gr2" draw:text-style-name="P3" draw:layer="layout" svg:x1="20.323cm" svg:y1="12.469cm" svg:x2="21.938cm" svg:y2="13.342cm">
              <text:p/>
            </draw:line>
            <draw:line draw:style-name="gr2" draw:text-style-name="P3" draw:layer="layout" svg:x1="21.823cm" svg:y1="13.56cm" svg:x2="20.208cm" svg:y2="12.687cm">
              <text:p/>
            </draw:line>
            <draw:line draw:style-name="gr2" draw:text-style-name="P3" draw:layer="layout" svg:x1="20.208cm" svg:y1="12.687cm" svg:x2="21.938cm" svg:y2="12.687cm">
              <text:p/>
            </draw:line>
            <draw:line draw:style-name="gr2" draw:text-style-name="P3" draw:layer="layout" svg:x1="21.822cm" svg:y1="12.469cm" svg:x2="20.323cm" svg:y2="12.469cm">
              <text:p/>
            </draw:line>
            <draw:custom-shape draw:style-name="gr3" draw:text-style-name="P4" draw:layer="layout" svg:width="0.23cm" svg:height="0.218cm" svg:x="20.266cm" svg:y="12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231cm" svg:height="0.218cm" svg:x="21.65cm" svg:y="12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" draw:text-style-name="P6" draw:layer="layout" svg:width="0.983cm" svg:height="0.432cm" svg:x="20.714cm" svg:y="13.56cm">
            <draw:text-box>
              <text:p><text:span text:style-name="T1">S-953A</text:span></text:p>
            </draw:text-box>
          </draw:frame>
        </draw:g>
        <draw:g>
          <draw:g>
            <draw:custom-shape draw:style-name="gr1" draw:text-style-name="P2" draw:layer="layout" svg:width="2.191cm" svg:height="1.745cm" svg:x="18.305cm" svg:y="11.268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20.15cm" svg:y1="12.686cm" svg:x2="18.651cm" svg:y2="12.686cm">
              <text:p/>
            </draw:line>
            <draw:line draw:style-name="gr2" draw:text-style-name="P3" draw:layer="layout" svg:x1="18.536cm" svg:y1="12.468cm" svg:x2="20.266cm" svg:y2="12.468cm">
              <text:p/>
            </draw:line>
            <draw:line draw:style-name="gr2" draw:text-style-name="P3" draw:layer="layout" svg:x1="18.651cm" svg:y1="11.595cm" svg:x2="20.266cm" svg:y2="12.468cm">
              <text:p/>
            </draw:line>
            <draw:line draw:style-name="gr2" draw:text-style-name="P3" draw:layer="layout" svg:x1="20.151cm" svg:y1="12.686cm" svg:x2="18.536cm" svg:y2="11.813cm">
              <text:p/>
            </draw:line>
            <draw:line draw:style-name="gr2" draw:text-style-name="P3" draw:layer="layout" svg:x1="18.536cm" svg:y1="11.813cm" svg:x2="20.266cm" svg:y2="11.813cm">
              <text:p/>
            </draw:line>
            <draw:line draw:style-name="gr2" draw:text-style-name="P3" draw:layer="layout" svg:x1="20.15cm" svg:y1="11.595cm" svg:x2="18.651cm" svg:y2="11.595cm">
              <text:p/>
            </draw:line>
            <draw:custom-shape draw:style-name="gr3" draw:text-style-name="P4" draw:layer="layout" svg:width="0.23cm" svg:height="0.218cm" svg:x="18.594cm" svg:y="12.0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0.231cm" svg:height="0.218cm" svg:x="19.978cm" svg:y="12.0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" draw:text-style-name="P6" draw:layer="layout" svg:width="0.983cm" svg:height="0.432cm" svg:x="19.042cm" svg:y="12.686cm">
            <draw:text-box>
              <text:p><text:span text:style-name="T1">S-953A</text:span></text:p>
            </draw:text-box>
          </draw:frame>
        </draw:g>
        <draw:g>
          <draw:custom-shape draw:style-name="gr10" draw:text-style-name="P2" draw:layer="layout" svg:width="2.191cm" svg:height="0.86cm" draw:transform="rotate (-3.14159265358979) translate (25.452cm 13.00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5" draw:layer="layout" svg:width="0.22cm" svg:height="0.22cm" draw:transform="rotate (-3.14159265358979) translate (24.471cm 12.95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3.614cm" svg:y1="12.468cm" svg:x2="25.113cm" svg:y2="12.468cm">
            <text:p/>
          </draw:line>
          <draw:line draw:style-name="gr2" draw:text-style-name="P3" draw:layer="layout" svg:x1="25.228cm" svg:y1="12.686cm" svg:x2="23.498cm" svg:y2="12.686cm">
            <text:p/>
          </draw:line>
          <draw:line draw:style-name="gr2" draw:text-style-name="P3" draw:layer="layout" svg:x1="23.614cm" svg:y1="12.468cm" svg:x2="25.113cm" svg:y2="12.468cm">
            <text:p/>
          </draw:line>
          <draw:line draw:style-name="gr2" draw:text-style-name="P3" draw:layer="layout" svg:x1="25.228cm" svg:y1="12.686cm" svg:x2="23.498cm" svg:y2="12.686cm">
            <text:p/>
          </draw:line>
          <draw:g>
            <draw:custom-shape draw:style-name="gr14" draw:text-style-name="P4" draw:layer="layout" svg:width="0.274cm" svg:height="0.211cm" draw:transform="rotate (-3.14159265358979) translate (24.469cm 12.413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4" draw:layer="layout" svg:width="0.205cm" svg:height="0.211cm" draw:transform="rotate (-3.14159265358979) translate (24.334cm 12.41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24.275cm 12.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draw:transform="rotate (-3.14159265358979) translate (24.539cm 12.41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24.48cm 12.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3" draw:layer="layout" svg:x1="24.539cm" svg:y1="12.308cm" svg:x2="24.67cm" svg:y2="12.309cm">
              <text:p/>
            </draw:line>
            <draw:line draw:style-name="gr17" draw:text-style-name="P3" draw:layer="layout" svg:x1="24.661cm" svg:y1="12.374cm" svg:x2="24.662cm" svg:y2="12.243cm">
              <text:p/>
            </draw:line>
          </draw:g>
          <draw:frame draw:style-name="gr6" draw:text-style-name="P6" draw:layer="layout" svg:width="0.983cm" svg:height="0.432cm" draw:transform="rotate (-3.14159265358979) translate (24.092cm 13.118cm)">
            <draw:text-box>
              <text:p text:style-name="P10"><text:span text:style-name="T1">S-621B</text:span></text:p>
            </draw:text-box>
          </draw:frame>
        </draw:g>
        <draw:g>
          <draw:g>
            <draw:line draw:style-name="gr11" draw:text-style-name="P7" draw:layer="layout" svg:x1="25.099cm" svg:y1="11.809cm" svg:x2="23.6cm" svg:y2="11.809cm">
              <text:p/>
            </draw:line>
            <draw:line draw:style-name="gr11" draw:text-style-name="P7" draw:layer="layout" svg:x1="23.485cm" svg:y1="11.591cm" svg:x2="25.215cm" svg:y2="11.591cm">
              <text:p/>
            </draw:line>
            <draw:custom-shape draw:style-name="gr12" draw:text-style-name="P7" draw:layer="layout" svg:width="2.191cm" svg:height="0.86cm" svg:x="23.261cm" svg:y="11.275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7" draw:layer="layout" svg:x1="24.598cm" svg:y1="11.809cm" svg:x2="23.6cm" svg:y2="11.809cm">
              <text:p/>
            </draw:line>
            <draw:line draw:style-name="gr11" draw:text-style-name="P7" draw:layer="layout" svg:x1="23.485cm" svg:y1="11.591cm" svg:x2="24.598cm" svg:y2="11.591cm">
              <text:p/>
            </draw:line>
            <draw:line draw:style-name="gr11" draw:text-style-name="P7" draw:layer="layout" svg:x1="24.59cm" svg:y1="11.517cm" svg:x2="24.59cm" svg:y2="11.906cm">
              <text:p/>
            </draw:line>
          </draw:g>
          <draw:frame draw:style-name="gr13" draw:text-style-name="P8" draw:layer="layout" svg:width="0.983cm" svg:height="0.432cm" svg:x="23.806cm" svg:y="11.159cm">
            <draw:text-box>
              <text:p><text:span text:style-name="T1">S-512A</text:span></text:p>
            </draw:text-box>
          </draw:frame>
        </draw:g>
        <draw:g>
          <draw:custom-shape draw:style-name="gr10" draw:text-style-name="P2" draw:layer="layout" svg:width="2.191cm" svg:height="0.86cm" svg:x="23.228cm" svg:y="13.021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5" draw:layer="layout" svg:width="0.22cm" svg:height="0.22cm" draw:transform="rotate (-3.14159265358979) translate (24.437cm 13.836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3.58cm" svg:y1="13.347cm" svg:x2="25.079cm" svg:y2="13.347cm">
            <text:p/>
          </draw:line>
          <draw:line draw:style-name="gr2" draw:text-style-name="P3" draw:layer="layout" svg:x1="23.571cm" svg:y1="13.565cm" svg:x2="25.07cm" svg:y2="13.565cm">
            <text:p/>
          </draw:line>
          <draw:line draw:style-name="gr2" draw:text-style-name="P3" draw:layer="layout" svg:x1="25.198cm" svg:y1="13.347cm" svg:x2="23.43cm" svg:y2="13.347cm">
            <text:p/>
          </draw:line>
          <draw:g>
            <draw:custom-shape draw:style-name="gr14" draw:text-style-name="P4" draw:layer="layout" svg:width="0.274cm" svg:height="0.211cm" draw:transform="rotate (-3.14159265358979) translate (24.435cm 13.292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4" draw:layer="layout" svg:width="0.205cm" svg:height="0.211cm" draw:transform="rotate (-3.14159265358979) translate (24.3cm 13.29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24.241cm 13.22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draw:transform="rotate (-3.14159265358979) translate (24.505cm 13.29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24.446cm 13.22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3" draw:layer="layout" svg:x1="24.505cm" svg:y1="13.187cm" svg:x2="24.636cm" svg:y2="13.188cm">
              <text:p/>
            </draw:line>
            <draw:line draw:style-name="gr17" draw:text-style-name="P3" draw:layer="layout" svg:x1="24.627cm" svg:y1="13.253cm" svg:x2="24.628cm" svg:y2="13.122cm">
              <text:p/>
            </draw:line>
          </draw:g>
          <draw:frame draw:style-name="gr6" draw:text-style-name="P6" draw:layer="layout" svg:width="0.983cm" svg:height="0.432cm" draw:transform="rotate (-3.14159265358979) translate (24.103cm 13.347cm)">
            <draw:text-box>
              <text:p text:style-name="P10"><text:span text:style-name="T1">S-622B</text:span></text:p>
            </draw:text-box>
          </draw:frame>
        </draw:g>
        <draw:g>
          <draw:g>
            <draw:custom-shape draw:style-name="gr1" draw:text-style-name="P2" draw:layer="layout" svg:width="2.191cm" svg:height="1.745cm" svg:x="13.32cm" svg:y="12.15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5.165cm" svg:y1="13.568cm" svg:x2="13.666cm" svg:y2="13.568cm">
              <text:p/>
            </draw:line>
            <draw:line draw:style-name="gr2" draw:text-style-name="P3" draw:layer="layout" svg:x1="13.551cm" svg:y1="13.35cm" svg:x2="15.281cm" svg:y2="13.35cm">
              <text:p/>
            </draw:line>
            <draw:line draw:style-name="gr2" draw:text-style-name="P3" draw:layer="layout" svg:x1="13.551cm" svg:y1="12.695cm" svg:x2="15.281cm" svg:y2="12.695cm">
              <text:p/>
            </draw:line>
            <draw:line draw:style-name="gr2" draw:text-style-name="P3" draw:layer="layout" svg:x1="15.165cm" svg:y1="12.477cm" svg:x2="13.666cm" svg:y2="12.477cm">
              <text:p/>
            </draw:line>
          </draw:g>
          <draw:frame draw:style-name="gr6" draw:text-style-name="P6" draw:layer="layout" svg:width="0.983cm" svg:height="0.432cm" svg:x="13.873cm" svg:y="13.568cm">
            <draw:text-box>
              <text:p><text:span text:style-name="T1">S-710A</text:span></text:p>
            </draw:text-box>
          </draw:frame>
        </draw:g>
        <draw:g>
          <draw:custom-shape draw:style-name="gr10" draw:text-style-name="P2" draw:layer="layout" svg:width="2.191cm" svg:height="0.86cm" svg:x="19.973cm" svg:y="11.276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22cm" svg:height="0.22cm" draw:transform="rotate (-3.14159265358979) translate (21.182cm 12.09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0.325cm" svg:y1="11.602cm" svg:x2="21.824cm" svg:y2="11.602cm">
            <text:p/>
          </draw:line>
          <draw:line draw:style-name="gr2" draw:text-style-name="P3" draw:layer="layout" svg:x1="20.316cm" svg:y1="11.82cm" svg:x2="21.815cm" svg:y2="11.82cm">
            <text:p/>
          </draw:line>
          <draw:line draw:style-name="gr2" draw:text-style-name="P3" draw:layer="layout" svg:x1="21.943cm" svg:y1="11.602cm" svg:x2="20.175cm" svg:y2="11.602cm">
            <text:p/>
          </draw:line>
          <draw:frame draw:style-name="gr6" draw:text-style-name="P6" draw:layer="layout" svg:width="0.983cm" svg:height="0.432cm" draw:transform="rotate (-3.14159265358979) translate (20.848cm 11.602cm)">
            <draw:text-box>
              <text:p text:style-name="P10"><text:span text:style-name="T1">S-641B</text:span></text:p>
            </draw:text-box>
          </draw:frame>
          <draw:g>
            <draw:custom-shape draw:style-name="gr15" draw:text-style-name="P4" draw:layer="layout" svg:width="0.41cm" svg:height="0.211cm" draw:transform="rotate (-3.14159265358979) translate (21.245cm 11.542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rect draw:style-name="gr19" draw:text-style-name="P9" draw:layer="layout" svg:width="0.086cm" svg:height="0.165cm" draw:transform="rotate (-3.14159265358979) translate (20.992cm 11.521cm)">
              <text:p/>
            </draw:rect>
            <draw:rect draw:style-name="gr19" draw:text-style-name="P9" draw:layer="layout" svg:width="0.086cm" svg:height="0.165cm" draw:transform="rotate (0.814719694830953) translate (21.027cm 11.414cm)">
              <text:p/>
            </draw:rect>
            <draw:line draw:style-name="gr17" draw:text-style-name="P3" draw:layer="layout" svg:x1="21.245cm" svg:y1="11.436cm" svg:x2="21.376cm" svg:y2="11.437cm">
              <text:p/>
            </draw:line>
            <draw:line draw:style-name="gr17" draw:text-style-name="P3" draw:layer="layout" svg:x1="21.367cm" svg:y1="11.502cm" svg:x2="21.368cm" svg:y2="11.371cm">
              <text:p/>
            </draw:line>
          </draw:g>
        </draw:g>
        <draw:g>
          <draw:line draw:style-name="gr2" draw:text-style-name="P3" draw:layer="layout" svg:x1="21.974cm" svg:y1="13.345cm" svg:x2="23.473cm" svg:y2="13.345cm">
            <text:p/>
          </draw:line>
          <draw:line draw:style-name="gr2" draw:text-style-name="P3" draw:layer="layout" svg:x1="23.588cm" svg:y1="13.563cm" svg:x2="21.858cm" svg:y2="13.563cm">
            <text:p/>
          </draw:line>
          <draw:custom-shape draw:style-name="gr10" draw:text-style-name="P2" draw:layer="layout" svg:width="2.191cm" svg:height="0.86cm" draw:transform="rotate (-3.14159265358979) translate (23.806cm 13.885cm)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3" draw:layer="layout" svg:x1="21.974cm" svg:y1="13.345cm" svg:x2="23.473cm" svg:y2="13.345cm">
            <text:p/>
          </draw:line>
          <draw:line draw:style-name="gr2" draw:text-style-name="P3" draw:layer="layout" svg:x1="23.588cm" svg:y1="13.563cm" svg:x2="21.858cm" svg:y2="13.563cm">
            <text:p/>
          </draw:line>
          <draw:custom-shape draw:style-name="gr4" draw:text-style-name="P5" draw:layer="layout" svg:width="0.22cm" svg:height="0.22cm" draw:transform="rotate (-3.14159265358979) translate (23.173cm 13.5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6" draw:layer="layout" svg:width="0.983cm" svg:height="0.432cm" draw:transform="rotate (-3.14159265358979) translate (22.887cm 13.328cm)">
            <draw:text-box>
              <text:p><text:span text:style-name="T1">S-615A</text:span></text:p>
            </draw:text-box>
          </draw:frame>
        </draw:g>
        <draw:g>
          <draw:g>
            <draw:line draw:style-name="gr11" draw:text-style-name="P7" draw:layer="layout" svg:x1="21.983cm" svg:y1="12.701cm" svg:x2="23.482cm" svg:y2="12.701cm">
              <text:p/>
            </draw:line>
            <draw:line draw:style-name="gr11" draw:text-style-name="P7" draw:layer="layout" svg:x1="23.597cm" svg:y1="12.483cm" svg:x2="21.867cm" svg:y2="12.483cm">
              <text:p/>
            </draw:line>
            <draw:custom-shape draw:style-name="gr12" draw:text-style-name="P7" draw:layer="layout" svg:width="2.191cm" svg:height="0.86cm" draw:transform="rotate (-3.14159265358979) translate (23.806cm 13.002cm)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7" draw:layer="layout" svg:x1="21.983cm" svg:y1="12.701cm" svg:x2="23.482cm" svg:y2="12.701cm">
              <text:p/>
            </draw:line>
            <draw:line draw:style-name="gr11" draw:text-style-name="P7" draw:layer="layout" svg:x1="23.597cm" svg:y1="12.483cm" svg:x2="21.867cm" svg:y2="12.483cm">
              <text:p/>
            </draw:line>
          </draw:g>
          <draw:custom-shape draw:style-name="gr4" draw:text-style-name="P5" draw:layer="layout" svg:width="0.22cm" svg:height="0.22cm" draw:transform="rotate (-3.14159265358979) translate (23.182cm 12.70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6" draw:layer="layout" svg:width="0.983cm" svg:height="0.432cm" draw:transform="rotate (-3.14159265358979) translate (23.17cm 12.484cm)">
            <draw:text-box>
              <text:p><text:span text:style-name="T1">S-616A</text:span></text:p>
            </draw:text-box>
          </draw:frame>
        </draw:g>
        <draw:g>
          <draw:line draw:style-name="gr2" draw:text-style-name="P3" draw:layer="layout" svg:x1="21.974cm" svg:y1="11.596cm" svg:x2="23.473cm" svg:y2="11.596cm">
            <text:p/>
          </draw:line>
          <draw:line draw:style-name="gr2" draw:text-style-name="P3" draw:layer="layout" svg:x1="23.588cm" svg:y1="11.814cm" svg:x2="21.858cm" svg:y2="11.814cm">
            <text:p/>
          </draw:line>
          <draw:custom-shape draw:style-name="gr10" draw:text-style-name="P2" draw:layer="layout" svg:width="2.191cm" svg:height="0.86cm" draw:transform="rotate (-3.14159265358979) translate (23.806cm 12.136cm)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3" draw:layer="layout" svg:x1="21.974cm" svg:y1="11.596cm" svg:x2="23.473cm" svg:y2="11.596cm">
            <text:p/>
          </draw:line>
          <draw:line draw:style-name="gr2" draw:text-style-name="P3" draw:layer="layout" svg:x1="23.588cm" svg:y1="11.814cm" svg:x2="21.858cm" svg:y2="11.814cm">
            <text:p/>
          </draw:line>
          <draw:custom-shape draw:style-name="gr4" draw:text-style-name="P5" draw:layer="layout" svg:width="0.22cm" svg:height="0.22cm" draw:transform="rotate (-3.14159265358979) translate (23.173cm 11.8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6" draw:layer="layout" svg:width="0.983cm" svg:height="0.432cm" draw:transform="rotate (-3.14159265358979) translate (22.887cm 11.579cm)">
            <draw:text-box>
              <text:p><text:span text:style-name="T1">S-615A</text:span></text:p>
            </draw:text-box>
          </draw:frame>
        </draw:g>
        <draw:g>
          <draw:custom-shape draw:style-name="gr1" draw:text-style-name="P2" draw:layer="layout" svg:width="2.193cm" svg:height="1.746cm" svg:x="8.352cm" svg:y="11.29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10.198cm" svg:y1="12.71cm" svg:x2="8.698cm" svg:y2="12.71cm">
            <text:p/>
          </draw:line>
          <draw:line draw:style-name="gr2" draw:text-style-name="P3" draw:layer="layout" svg:x1="8.583cm" svg:y1="12.492cm" svg:x2="10.314cm" svg:y2="12.492cm">
            <text:p/>
          </draw:line>
          <draw:line draw:style-name="gr2" draw:text-style-name="P3" draw:layer="layout" svg:x1="8.698cm" svg:y1="12.71cm" svg:x2="10.314cm" svg:y2="11.837cm">
            <text:p/>
          </draw:line>
          <draw:line draw:style-name="gr2" draw:text-style-name="P3" draw:layer="layout" svg:x1="8.583cm" svg:y1="12.492cm" svg:x2="10.199cm" svg:y2="11.619cm">
            <text:p/>
          </draw:line>
          <draw:custom-shape draw:style-name="gr3" draw:text-style-name="P4" draw:layer="layout" svg:width="0.23cm" svg:height="0.218cm" svg:x="10.026cm" svg:y="12.0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6" draw:layer="layout" svg:width="0.983cm" svg:height="0.433cm" svg:x="9.004cm" svg:y="12.71cm">
            <draw:text-box>
              <text:p><text:span text:style-name="T1">S-954A</text:span></text:p>
            </draw:text-box>
          </draw:frame>
        </draw:g>
        <draw:g>
          <draw:custom-shape draw:style-name="gr1" draw:text-style-name="P2" draw:layer="layout" svg:width="2.193cm" svg:height="1.746cm" svg:x="6.7cm" svg:y="12.1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8.546cm" svg:y1="13.578cm" svg:x2="7.046cm" svg:y2="13.578cm">
            <text:p/>
          </draw:line>
          <draw:line draw:style-name="gr2" draw:text-style-name="P3" draw:layer="layout" svg:x1="6.931cm" svg:y1="13.36cm" svg:x2="8.662cm" svg:y2="13.36cm">
            <text:p/>
          </draw:line>
          <draw:line draw:style-name="gr2" draw:text-style-name="P3" draw:layer="layout" svg:x1="7.046cm" svg:y1="13.578cm" svg:x2="8.662cm" svg:y2="12.705cm">
            <text:p/>
          </draw:line>
          <draw:line draw:style-name="gr2" draw:text-style-name="P3" draw:layer="layout" svg:x1="6.931cm" svg:y1="13.36cm" svg:x2="8.547cm" svg:y2="12.487cm">
            <text:p/>
          </draw:line>
          <draw:custom-shape draw:style-name="gr3" draw:text-style-name="P4" draw:layer="layout" svg:width="0.23cm" svg:height="0.218cm" svg:x="8.374cm" svg:y="12.9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6" draw:layer="layout" svg:width="0.983cm" svg:height="0.433cm" svg:x="7.352cm" svg:y="13.578cm">
            <draw:text-box>
              <text:p><text:span text:style-name="T1">S-954A</text:span></text:p>
            </draw:text-box>
          </draw:frame>
        </draw:g>
        <draw:g>
          <draw:g>
            <draw:custom-shape draw:style-name="gr1" draw:text-style-name="P2" draw:layer="layout" svg:width="2.192cm" svg:height="1.746cm" svg:x="13.319cm" svg:y="10.39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5.165cm" svg:y1="11.816cm" svg:x2="13.665cm" svg:y2="11.816cm">
              <text:p/>
            </draw:line>
            <draw:line draw:style-name="gr2" draw:text-style-name="P3" draw:layer="layout" svg:x1="13.55cm" svg:y1="11.598cm" svg:x2="15.281cm" svg:y2="11.598cm">
              <text:p/>
            </draw:line>
          </draw:g>
          <draw:frame draw:style-name="gr6" draw:text-style-name="P6" draw:layer="layout" svg:width="0.983cm" svg:height="0.432cm" svg:x="13.896cm" svg:y="10.397cm">
            <draw:text-box>
              <text:p><text:span text:style-name="T1">S-709A</text:span></text:p>
            </draw:text-box>
          </draw:frame>
        </draw:g>
        <draw:g>
          <draw:custom-shape draw:style-name="gr10" draw:text-style-name="P2" draw:layer="layout" svg:width="2.191cm" svg:height="0.86cm" svg:x="8.334cm" svg:y="6.923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1" draw:layer="layout" svg:width="0.22cm" svg:height="0.22cm" draw:transform="rotate (-3.14159265358979) translate (9.545cm 7.73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8.688cm" svg:y1="7.249cm" svg:x2="10.187cm" svg:y2="7.249cm">
            <text:p/>
          </draw:line>
          <draw:line draw:style-name="gr2" draw:text-style-name="P3" draw:layer="layout" svg:x1="8.677cm" svg:y1="7.467cm" svg:x2="10.187cm" svg:y2="7.467cm">
            <text:p/>
          </draw:line>
          <draw:line draw:style-name="gr2" draw:text-style-name="P3" draw:layer="layout" svg:x1="10.311cm" svg:y1="7.248cm" svg:x2="8.531cm" svg:y2="7.248cm">
            <text:p/>
          </draw:line>
          <draw:frame draw:style-name="gr22" draw:text-style-name="P6" draw:layer="layout" svg:width="0.992cm" svg:height="0.432cm" svg:x="9.684cm" svg:y="6.79cm">
            <draw:text-box>
              <text:p text:style-name="P10"><text:span text:style-name="T1">S-643C</text:span></text:p>
            </draw:text-box>
          </draw:frame>
          <draw:g>
            <draw:custom-shape draw:style-name="gr14" draw:text-style-name="P4" draw:layer="layout" svg:width="0.485cm" svg:height="0.211cm" draw:transform="rotate (-3.14159265358979) translate (9.626cm 7.19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4" draw:layer="layout" svg:width="0.205cm" svg:height="0.211cm" draw:transform="rotate (-3.14159265358979) translate (9.28cm 7.1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9.221cm 7.12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draw:transform="rotate (-3.14159265358979) translate (9.485cm 7.1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9.426cm 7.12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draw:transform="rotate (-3.14159265358979) translate (9.685cm 7.1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9.626cm 7.12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9" draw:layer="layout" svg:width="0.086cm" svg:height="0.165cm" draw:transform="rotate (0.814719694830953) translate (9.488cm 7.054cm)">
              <text:p/>
            </draw:rect>
            <draw:line draw:style-name="gr17" draw:text-style-name="P3" draw:layer="layout" svg:x1="9.685cm" svg:y1="7.086cm" svg:x2="9.816cm" svg:y2="7.087cm">
              <text:p/>
            </draw:line>
            <draw:line draw:style-name="gr17" draw:text-style-name="P3" draw:layer="layout" svg:x1="9.807cm" svg:y1="7.152cm" svg:x2="9.808cm" svg:y2="7.021cm">
              <text:p/>
            </draw:line>
          </draw:g>
          <draw:custom-shape draw:style-name="gr4" draw:text-style-name="P5" draw:layer="layout" svg:width="0.22cm" svg:height="0.22cm" draw:transform="rotate (-3.14159265358979) translate (9.188cm 7.73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2cm" svg:height="0.22cm" draw:transform="rotate (-3.14159265358979) translate (9.921cm 7.73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2" draw:layer="layout" svg:width="0.15cm" svg:height="0.157cm" draw:transform="rotate (-2.35619449019235) translate (9.542cm 7.63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2" draw:layer="layout" svg:width="2.191cm" svg:height="0.86cm" draw:transform="rotate (-3.14159265358979) translate (20.52cm 13.89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1" draw:layer="layout" svg:width="0.22cm" svg:height="0.22cm" svg:x="19.309cm" svg:y="13.083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0.166cm" svg:y1="13.572cm" svg:x2="18.667cm" svg:y2="13.572cm">
            <text:p/>
          </draw:line>
          <draw:line draw:style-name="gr2" draw:text-style-name="P3" draw:layer="layout" svg:x1="20.177cm" svg:y1="13.354cm" svg:x2="18.667cm" svg:y2="13.354cm">
            <text:p/>
          </draw:line>
          <draw:line draw:style-name="gr2" draw:text-style-name="P3" draw:layer="layout" svg:x1="18.543cm" svg:y1="13.573cm" svg:x2="20.323cm" svg:y2="13.573cm">
            <text:p/>
          </draw:line>
          <draw:frame draw:style-name="gr22" draw:text-style-name="P6" draw:layer="layout" svg:width="0.992cm" svg:height="0.432cm" draw:transform="rotate (-3.14159265358979) translate (19.17cm 14.031cm)">
            <draw:text-box>
              <text:p text:style-name="P10"><text:span text:style-name="T1">S-643C</text:span></text:p>
            </draw:text-box>
          </draw:frame>
          <draw:g>
            <draw:custom-shape draw:style-name="gr14" draw:text-style-name="P4" draw:layer="layout" svg:width="0.485cm" svg:height="0.211cm" svg:x="19.228cm" svg:y="13.63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4" draw:layer="layout" svg:width="0.205cm" svg:height="0.211cm" svg:x="19.574cm" svg:y="13.6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svg:x="19.633cm" svg:y="13.6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svg:x="19.369cm" svg:y="13.6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svg:x="19.428cm" svg:y="13.6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svg:x="19.169cm" svg:y="13.6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svg:x="19.228cm" svg:y="13.6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9" draw:layer="layout" svg:width="0.086cm" svg:height="0.165cm" draw:transform="rotate (-2.32687295875884) translate (19.366cm 13.767cm)">
              <text:p/>
            </draw:rect>
            <draw:line draw:style-name="gr17" draw:text-style-name="P3" draw:layer="layout" svg:x1="19.169cm" svg:y1="13.735cm" svg:x2="19.038cm" svg:y2="13.734cm">
              <text:p/>
            </draw:line>
            <draw:line draw:style-name="gr17" draw:text-style-name="P3" draw:layer="layout" svg:x1="19.047cm" svg:y1="13.669cm" svg:x2="19.046cm" svg:y2="13.8cm">
              <text:p/>
            </draw:line>
          </draw:g>
          <draw:custom-shape draw:style-name="gr4" draw:text-style-name="P5" draw:layer="layout" svg:width="0.22cm" svg:height="0.22cm" svg:x="19.666cm" svg:y="13.083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2cm" svg:height="0.22cm" svg:x="18.933cm" svg:y="13.088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2" draw:layer="layout" svg:width="0.15cm" svg:height="0.157cm" draw:transform="rotate (0.785398163397448) translate (19.312cm 13.18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2" draw:layer="layout" svg:width="2.191cm" svg:height="0.86cm" draw:transform="rotate (-3.14159265358979) translate (18.824cm 13.02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1" draw:layer="layout" svg:width="0.22cm" svg:height="0.22cm" svg:x="17.613cm" svg:y="12.20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8.47cm" svg:y1="12.696cm" svg:x2="16.971cm" svg:y2="12.696cm">
            <text:p/>
          </draw:line>
          <draw:line draw:style-name="gr2" draw:text-style-name="P3" draw:layer="layout" svg:x1="18.481cm" svg:y1="12.478cm" svg:x2="16.971cm" svg:y2="12.478cm">
            <text:p/>
          </draw:line>
          <draw:line draw:style-name="gr2" draw:text-style-name="P3" draw:layer="layout" svg:x1="16.847cm" svg:y1="12.697cm" svg:x2="18.627cm" svg:y2="12.697cm">
            <text:p/>
          </draw:line>
          <draw:frame draw:style-name="gr22" draw:text-style-name="P6" draw:layer="layout" svg:width="0.992cm" svg:height="0.432cm" draw:transform="rotate (-3.14159265358979) translate (17.474cm 13.155cm)">
            <draw:text-box>
              <text:p text:style-name="P10"><text:span text:style-name="T1">S-643C</text:span></text:p>
            </draw:text-box>
          </draw:frame>
          <draw:g>
            <draw:custom-shape draw:style-name="gr14" draw:text-style-name="P4" draw:layer="layout" svg:width="0.485cm" svg:height="0.211cm" svg:x="17.532cm" svg:y="12.7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4" draw:layer="layout" svg:width="0.205cm" svg:height="0.211cm" svg:x="17.878cm" svg:y="12.7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svg:x="17.937cm" svg:y="12.8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svg:x="17.673cm" svg:y="12.7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svg:x="17.732cm" svg:y="12.8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svg:x="17.473cm" svg:y="12.7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svg:x="17.532cm" svg:y="12.8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9" draw:layer="layout" svg:width="0.086cm" svg:height="0.165cm" draw:transform="rotate (-2.32687295875884) translate (17.67cm 12.891cm)">
              <text:p/>
            </draw:rect>
            <draw:line draw:style-name="gr17" draw:text-style-name="P3" draw:layer="layout" svg:x1="17.473cm" svg:y1="12.859cm" svg:x2="17.342cm" svg:y2="12.858cm">
              <text:p/>
            </draw:line>
            <draw:line draw:style-name="gr17" draw:text-style-name="P3" draw:layer="layout" svg:x1="17.351cm" svg:y1="12.793cm" svg:x2="17.35cm" svg:y2="12.924cm">
              <text:p/>
            </draw:line>
          </draw:g>
          <draw:custom-shape draw:style-name="gr4" draw:text-style-name="P5" draw:layer="layout" svg:width="0.22cm" svg:height="0.22cm" svg:x="17.97cm" svg:y="12.20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2cm" svg:height="0.22cm" svg:x="17.237cm" svg:y="12.212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2" draw:layer="layout" svg:width="0.15cm" svg:height="0.157cm" draw:transform="rotate (0.785398163397448) translate (17.616cm 12.31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2" draw:layer="layout" svg:width="2.191cm" svg:height="0.86cm" svg:x="16.632cm" svg:y="11.273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1" draw:layer="layout" svg:width="0.22cm" svg:height="0.22cm" svg:x="17.613cm" svg:y="11.318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8.47cm" svg:y1="11.807cm" svg:x2="16.971cm" svg:y2="11.807cm">
            <text:p/>
          </draw:line>
          <draw:line draw:style-name="gr2" draw:text-style-name="P3" draw:layer="layout" svg:x1="16.856cm" svg:y1="11.589cm" svg:x2="18.586cm" svg:y2="11.589cm">
            <text:p/>
          </draw:line>
          <draw:line draw:style-name="gr2" draw:text-style-name="P3" draw:layer="layout" svg:x1="18.481cm" svg:y1="11.807cm" svg:x2="16.971cm" svg:y2="11.807cm">
            <text:p/>
          </draw:line>
          <draw:line draw:style-name="gr2" draw:text-style-name="P3" draw:layer="layout" svg:x1="16.839cm" svg:y1="11.589cm" svg:x2="18.619cm" svg:y2="11.589cm">
            <text:p/>
          </draw:line>
          <draw:frame draw:style-name="gr22" draw:text-style-name="P6" draw:layer="layout" svg:width="0.992cm" svg:height="0.432cm" svg:x="17.992cm" svg:y="11.157cm">
            <draw:text-box>
              <text:p text:style-name="P10"><text:span text:style-name="T1">S-642C</text:span></text:p>
            </draw:text-box>
          </draw:frame>
          <draw:g>
            <draw:custom-shape draw:style-name="gr14" draw:text-style-name="P4" draw:layer="layout" svg:width="0.485cm" svg:height="0.211cm" svg:x="17.53cm" svg:y="11.86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4" draw:layer="layout" svg:width="0.205cm" svg:height="0.211cm" svg:x="17.876cm" svg:y="11.86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svg:x="17.935cm" svg:y="11.9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svg:x="17.671cm" svg:y="11.86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svg:x="17.73cm" svg:y="11.9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svg:x="17.471cm" svg:y="11.86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svg:x="17.53cm" svg:y="11.9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9" draw:layer="layout" svg:width="0.086cm" svg:height="0.165cm" draw:transform="rotate (-2.32687295875884) translate (17.668cm 12cm)">
              <text:p/>
            </draw:rect>
            <draw:line draw:style-name="gr17" draw:text-style-name="P3" draw:layer="layout" svg:x1="17.471cm" svg:y1="11.968cm" svg:x2="17.34cm" svg:y2="11.967cm">
              <text:p/>
            </draw:line>
            <draw:line draw:style-name="gr17" draw:text-style-name="P3" draw:layer="layout" svg:x1="17.349cm" svg:y1="11.902cm" svg:x2="17.348cm" svg:y2="12.033cm">
              <text:p/>
            </draw:line>
          </draw:g>
          <draw:custom-shape draw:style-name="gr4" draw:text-style-name="P5" draw:layer="layout" svg:width="0.22cm" svg:height="0.22cm" svg:x="17.97cm" svg:y="11.318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2cm" svg:height="0.22cm" svg:x="17.237cm" svg:y="11.323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2" draw:layer="layout" svg:width="0.15cm" svg:height="0.157cm" draw:transform="rotate (0.785398163397448) translate (17.616cm 11.42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2" draw:layer="layout" svg:width="2.191cm" svg:height="0.86cm" draw:transform="rotate (-3.14159265358979) translate (10.545cm 13.89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1" draw:layer="layout" svg:width="0.22cm" svg:height="0.22cm" draw:transform="rotate (-3.14159265358979) translate (9.564cm 13.85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8.707cm" svg:y1="13.364cm" svg:x2="10.206cm" svg:y2="13.364cm">
            <text:p/>
          </draw:line>
          <draw:line draw:style-name="gr2" draw:text-style-name="P3" draw:layer="layout" svg:x1="10.321cm" svg:y1="13.582cm" svg:x2="8.591cm" svg:y2="13.582cm">
            <text:p/>
          </draw:line>
          <draw:line draw:style-name="gr2" draw:text-style-name="P3" draw:layer="layout" svg:x1="8.696cm" svg:y1="13.364cm" svg:x2="10.206cm" svg:y2="13.364cm">
            <text:p/>
          </draw:line>
          <draw:line draw:style-name="gr2" draw:text-style-name="P3" draw:layer="layout" svg:x1="10.338cm" svg:y1="13.582cm" svg:x2="8.558cm" svg:y2="13.582cm">
            <text:p/>
          </draw:line>
          <draw:frame draw:style-name="gr22" draw:text-style-name="P6" draw:layer="layout" svg:width="0.992cm" svg:height="0.432cm" draw:transform="rotate (-3.14159265358979) translate (9.185cm 14.014cm)">
            <draw:text-box>
              <text:p text:style-name="P10"><text:span text:style-name="T1">S-642C</text:span></text:p>
            </draw:text-box>
          </draw:frame>
          <draw:g>
            <draw:custom-shape draw:style-name="gr14" draw:text-style-name="P4" draw:layer="layout" svg:width="0.485cm" svg:height="0.211cm" draw:transform="rotate (-3.14159265358979) translate (9.647cm 13.307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4" draw:layer="layout" svg:width="0.205cm" svg:height="0.211cm" draw:transform="rotate (-3.14159265358979) translate (9.301cm 13.30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9.242cm 13.24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draw:transform="rotate (-3.14159265358979) translate (9.506cm 13.30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9.447cm 13.24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draw:transform="rotate (-3.14159265358979) translate (9.706cm 13.30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9.647cm 13.24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9" draw:layer="layout" svg:width="0.086cm" svg:height="0.165cm" draw:transform="rotate (0.814719694830953) translate (9.509cm 13.171cm)">
              <text:p/>
            </draw:rect>
            <draw:line draw:style-name="gr17" draw:text-style-name="P3" draw:layer="layout" svg:x1="9.706cm" svg:y1="13.203cm" svg:x2="9.837cm" svg:y2="13.204cm">
              <text:p/>
            </draw:line>
            <draw:line draw:style-name="gr17" draw:text-style-name="P3" draw:layer="layout" svg:x1="9.828cm" svg:y1="13.269cm" svg:x2="9.829cm" svg:y2="13.138cm">
              <text:p/>
            </draw:line>
          </draw:g>
          <draw:custom-shape draw:style-name="gr4" draw:text-style-name="P5" draw:layer="layout" svg:width="0.22cm" svg:height="0.22cm" draw:transform="rotate (-3.14159265358979) translate (9.207cm 13.85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2cm" svg:height="0.22cm" draw:transform="rotate (-3.14159265358979) translate (9.94cm 13.84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2" draw:layer="layout" svg:width="0.15cm" svg:height="0.157cm" draw:transform="rotate (-2.35619449019235) translate (9.561cm 13.7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2" draw:layer="layout" svg:width="2.191cm" svg:height="0.86cm" draw:transform="rotate (-3.14159265358979) translate (12.197cm 13.02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1" draw:layer="layout" svg:width="0.22cm" svg:height="0.22cm" draw:transform="rotate (-3.14159265358979) translate (11.216cm 12.982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0.359cm" svg:y1="12.493cm" svg:x2="11.858cm" svg:y2="12.493cm">
            <text:p/>
          </draw:line>
          <draw:line draw:style-name="gr2" draw:text-style-name="P3" draw:layer="layout" svg:x1="11.973cm" svg:y1="12.711cm" svg:x2="10.243cm" svg:y2="12.711cm">
            <text:p/>
          </draw:line>
          <draw:line draw:style-name="gr2" draw:text-style-name="P3" draw:layer="layout" svg:x1="10.348cm" svg:y1="12.493cm" svg:x2="11.858cm" svg:y2="12.493cm">
            <text:p/>
          </draw:line>
          <draw:line draw:style-name="gr2" draw:text-style-name="P3" draw:layer="layout" svg:x1="11.99cm" svg:y1="12.711cm" svg:x2="10.21cm" svg:y2="12.711cm">
            <text:p/>
          </draw:line>
          <draw:frame draw:style-name="gr22" draw:text-style-name="P6" draw:layer="layout" svg:width="0.992cm" svg:height="0.432cm" draw:transform="rotate (-3.14159265358979) translate (10.837cm 13.143cm)">
            <draw:text-box>
              <text:p text:style-name="P10"><text:span text:style-name="T1">S-642C</text:span></text:p>
            </draw:text-box>
          </draw:frame>
          <draw:g>
            <draw:custom-shape draw:style-name="gr14" draw:text-style-name="P4" draw:layer="layout" svg:width="0.485cm" svg:height="0.211cm" draw:transform="rotate (-3.14159265358979) translate (11.299cm 12.436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4" draw:layer="layout" svg:width="0.205cm" svg:height="0.211cm" draw:transform="rotate (-3.14159265358979) translate (10.953cm 12.43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10.894cm 12.37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draw:transform="rotate (-3.14159265358979) translate (11.158cm 12.43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11.099cm 12.37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draw:transform="rotate (-3.14159265358979) translate (11.358cm 12.43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11.299cm 12.37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9" draw:layer="layout" svg:width="0.086cm" svg:height="0.165cm" draw:transform="rotate (0.814719694830953) translate (11.161cm 12.3cm)">
              <text:p/>
            </draw:rect>
            <draw:line draw:style-name="gr17" draw:text-style-name="P3" draw:layer="layout" svg:x1="11.358cm" svg:y1="12.332cm" svg:x2="11.489cm" svg:y2="12.333cm">
              <text:p/>
            </draw:line>
            <draw:line draw:style-name="gr17" draw:text-style-name="P3" draw:layer="layout" svg:x1="11.48cm" svg:y1="12.398cm" svg:x2="11.481cm" svg:y2="12.267cm">
              <text:p/>
            </draw:line>
          </draw:g>
          <draw:custom-shape draw:style-name="gr4" draw:text-style-name="P5" draw:layer="layout" svg:width="0.22cm" svg:height="0.22cm" draw:transform="rotate (-3.14159265358979) translate (10.859cm 12.982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2cm" svg:height="0.22cm" draw:transform="rotate (-3.14159265358979) translate (11.592cm 12.97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2" draw:layer="layout" svg:width="0.15cm" svg:height="0.157cm" draw:transform="rotate (-2.35619449019235) translate (11.213cm 12.876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2" draw:layer="layout" svg:width="2.191cm" svg:height="0.86cm" svg:x="10.015cm" svg:y="11.284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1" draw:layer="layout" svg:width="0.22cm" svg:height="0.22cm" draw:transform="rotate (-3.14159265358979) translate (11.226cm 12.09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0.369cm" svg:y1="11.61cm" svg:x2="11.868cm" svg:y2="11.61cm">
            <text:p/>
          </draw:line>
          <draw:line draw:style-name="gr2" draw:text-style-name="P3" draw:layer="layout" svg:x1="10.358cm" svg:y1="11.828cm" svg:x2="11.868cm" svg:y2="11.828cm">
            <text:p/>
          </draw:line>
          <draw:line draw:style-name="gr2" draw:text-style-name="P3" draw:layer="layout" svg:x1="11.992cm" svg:y1="11.609cm" svg:x2="10.212cm" svg:y2="11.609cm">
            <text:p/>
          </draw:line>
          <draw:frame draw:style-name="gr22" draw:text-style-name="P6" draw:layer="layout" svg:width="0.992cm" svg:height="0.432cm" svg:x="11.365cm" svg:y="11.151cm">
            <draw:text-box>
              <text:p text:style-name="P10"><text:span text:style-name="T1">S-643C</text:span></text:p>
            </draw:text-box>
          </draw:frame>
          <draw:g>
            <draw:custom-shape draw:style-name="gr14" draw:text-style-name="P4" draw:layer="layout" svg:width="0.485cm" svg:height="0.211cm" draw:transform="rotate (-3.14159265358979) translate (11.307cm 11.551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4" draw:layer="layout" svg:width="0.205cm" svg:height="0.211cm" draw:transform="rotate (-3.14159265358979) translate (10.961cm 11.55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10.902cm 11.48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draw:transform="rotate (-3.14159265358979) translate (11.166cm 11.55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11.107cm 11.48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draw:transform="rotate (-3.14159265358979) translate (11.366cm 11.55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3.14159265358979) translate (11.307cm 11.48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9" draw:layer="layout" svg:width="0.086cm" svg:height="0.165cm" draw:transform="rotate (0.814719694830953) translate (11.169cm 11.415cm)">
              <text:p/>
            </draw:rect>
            <draw:line draw:style-name="gr17" draw:text-style-name="P3" draw:layer="layout" svg:x1="11.366cm" svg:y1="11.447cm" svg:x2="11.497cm" svg:y2="11.448cm">
              <text:p/>
            </draw:line>
            <draw:line draw:style-name="gr17" draw:text-style-name="P3" draw:layer="layout" svg:x1="11.488cm" svg:y1="11.513cm" svg:x2="11.489cm" svg:y2="11.382cm">
              <text:p/>
            </draw:line>
          </draw:g>
          <draw:custom-shape draw:style-name="gr4" draw:text-style-name="P5" draw:layer="layout" svg:width="0.22cm" svg:height="0.22cm" draw:transform="rotate (-3.14159265358979) translate (10.869cm 12.09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2cm" svg:height="0.22cm" draw:transform="rotate (-3.14159265358979) translate (11.602cm 12.094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2" draw:layer="layout" svg:width="0.15cm" svg:height="0.157cm" draw:transform="rotate (-2.35619449019235) translate (11.223cm 11.99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4" draw:text-style-name="P19" draw:layer="layout" svg:width="5.726cm" svg:height="0.645cm" svg:x="10.401cm" svg:y="15.687cm">
          <draw:text-box>
            <text:p><text:span text:style-name="T2">Zwei Abschnitte könnten entfallen</text:span></text:p>
          </draw:text-box>
        </draw:frame>
        <draw:line draw:style-name="gr45" draw:text-style-name="P3" draw:layer="layout" svg:x1="12.671cm" svg:y1="15.845cm" svg:x2="12.671cm" svg:y2="15.395cm">
          <text:p/>
        </draw:line>
        <draw:line draw:style-name="gr45" draw:text-style-name="P3" draw:layer="layout" svg:x1="14.487cm" svg:y1="15.845cm" svg:x2="14.473cm" svg:y2="15.395cm">
          <text:p/>
        </draw:line>
        <draw:frame draw:style-name="gr46" draw:text-style-name="P20" draw:layer="layout" svg:width="5.679cm" svg:height="0.963cm" svg:x="20.227cm" svg:y="1.07cm">
          <draw:text-box>
            <text:p>Stand: 13.12.2020</text:p>
          </draw:text-box>
        </draw:frame>
        <draw:g>
          <draw:g>
            <draw:custom-shape draw:style-name="gr1" draw:text-style-name="P15" draw:layer="layout" svg:width="2.191cm" svg:height="1.745cm" svg:x="11.682cm" svg:y="11.284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6" draw:layer="layout" svg:x1="13.527cm" svg:y1="12.702cm" svg:x2="12.028cm" svg:y2="12.702cm">
              <text:p/>
            </draw:line>
            <draw:line draw:style-name="gr2" draw:text-style-name="P16" draw:layer="layout" svg:x1="11.913cm" svg:y1="12.484cm" svg:x2="13.643cm" svg:y2="12.484cm">
              <text:p/>
            </draw:line>
            <draw:line draw:style-name="gr2" draw:text-style-name="P16" draw:layer="layout" svg:x1="11.913cm" svg:y1="11.829cm" svg:x2="13.643cm" svg:y2="11.829cm">
              <text:p/>
            </draw:line>
            <draw:line draw:style-name="gr2" draw:text-style-name="P16" draw:layer="layout" svg:x1="13.527cm" svg:y1="11.611cm" svg:x2="12.028cm" svg:y2="11.611cm">
              <text:p/>
            </draw:line>
          </draw:g>
          <draw:frame draw:style-name="gr6" draw:text-style-name="P17" draw:layer="layout" svg:width="0.983cm" svg:height="0.432cm" svg:x="12.235cm" svg:y="12.702cm">
            <draw:text-box>
              <text:p text:style-name="P10"><text:span text:style-name="T1">S-710A</text:span></text:p>
            </draw:text-box>
          </draw:frame>
        </draw:g>
        <draw:g>
          <draw:g>
            <draw:custom-shape draw:style-name="gr1" draw:text-style-name="P2" draw:layer="layout" svg:width="2.191cm" svg:height="1.745cm" svg:x="14.969cm" svg:y="11.273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6.814cm" svg:y1="12.691cm" svg:x2="15.315cm" svg:y2="12.691cm">
              <text:p/>
            </draw:line>
            <draw:line draw:style-name="gr2" draw:text-style-name="P3" draw:layer="layout" svg:x1="15.2cm" svg:y1="12.473cm" svg:x2="16.93cm" svg:y2="12.473cm">
              <text:p/>
            </draw:line>
            <draw:line draw:style-name="gr2" draw:text-style-name="P3" draw:layer="layout" svg:x1="15.2cm" svg:y1="11.818cm" svg:x2="16.93cm" svg:y2="11.818cm">
              <text:p/>
            </draw:line>
            <draw:line draw:style-name="gr2" draw:text-style-name="P3" draw:layer="layout" svg:x1="16.814cm" svg:y1="11.6cm" svg:x2="15.315cm" svg:y2="11.6cm">
              <text:p/>
            </draw:line>
          </draw:g>
          <draw:frame draw:style-name="gr6" draw:text-style-name="P6" draw:layer="layout" svg:width="0.983cm" svg:height="0.432cm" svg:x="15.522cm" svg:y="12.691cm">
            <draw:text-box>
              <text:p><text:span text:style-name="T1">S-710A</text:span></text:p>
            </draw:text-box>
          </draw:frame>
        </draw:g>
        <draw:g>
          <draw:g>
            <draw:line draw:style-name="gr11" draw:text-style-name="P7" draw:layer="layout" svg:x1="11.844cm" svg:y1="13.572cm" svg:x2="10.345cm" svg:y2="13.572cm">
              <text:p/>
            </draw:line>
            <draw:line draw:style-name="gr11" draw:text-style-name="P7" draw:layer="layout" svg:x1="10.23cm" svg:y1="13.354cm" svg:x2="11.96cm" svg:y2="13.354cm">
              <text:p/>
            </draw:line>
            <draw:custom-shape draw:style-name="gr12" draw:text-style-name="P7" draw:layer="layout" svg:width="2.191cm" svg:height="0.86cm" svg:x="10.006cm" svg:y="13.03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7" draw:layer="layout" svg:x1="11.844cm" svg:y1="13.572cm" svg:x2="10.345cm" svg:y2="13.572cm">
              <text:p/>
            </draw:line>
            <draw:line draw:style-name="gr11" draw:text-style-name="P7" draw:layer="layout" svg:x1="10.23cm" svg:y1="13.354cm" svg:x2="11.96cm" svg:y2="13.354cm">
              <text:p/>
            </draw:line>
          </draw:g>
          <draw:frame draw:style-name="gr6" draw:text-style-name="P6" draw:layer="layout" svg:width="0.983cm" svg:height="0.432cm" svg:x="10.709cm" svg:y="13.572cm">
            <draw:text-box>
              <text:p><text:span text:style-name="T1">S-510A</text:span></text:p>
            </draw:text-box>
          </draw:frame>
        </draw:g>
        <draw:g>
          <draw:g>
            <draw:line draw:style-name="gr11" draw:text-style-name="P7" draw:layer="layout" svg:x1="18.471cm" svg:y1="13.572cm" svg:x2="16.972cm" svg:y2="13.572cm">
              <text:p/>
            </draw:line>
            <draw:line draw:style-name="gr11" draw:text-style-name="P7" draw:layer="layout" svg:x1="16.857cm" svg:y1="13.354cm" svg:x2="18.587cm" svg:y2="13.354cm">
              <text:p/>
            </draw:line>
            <draw:custom-shape draw:style-name="gr12" draw:text-style-name="P7" draw:layer="layout" svg:width="2.191cm" svg:height="0.86cm" svg:x="16.633cm" svg:y="13.03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7" draw:layer="layout" svg:x1="18.471cm" svg:y1="13.572cm" svg:x2="16.972cm" svg:y2="13.572cm">
              <text:p/>
            </draw:line>
            <draw:line draw:style-name="gr11" draw:text-style-name="P7" draw:layer="layout" svg:x1="16.857cm" svg:y1="13.354cm" svg:x2="18.587cm" svg:y2="13.354cm">
              <text:p/>
            </draw:line>
          </draw:g>
          <draw:frame draw:style-name="gr6" draw:text-style-name="P6" draw:layer="layout" svg:width="0.983cm" svg:height="0.432cm" svg:x="17.336cm" svg:y="13.572cm">
            <draw:text-box>
              <text:p><text:span text:style-name="T1">S-510A</text:span></text:p>
            </draw:text-box>
          </draw:frame>
        </draw:g>
        <draw:g>
          <draw:custom-shape draw:style-name="gr1" draw:text-style-name="P2" draw:layer="layout" svg:width="2.193cm" svg:height="1.746cm" svg:x="18.232cm" svg:y="6.01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20.078cm" svg:y1="7.434cm" svg:x2="18.578cm" svg:y2="7.434cm">
            <text:p/>
          </draw:line>
          <draw:line draw:style-name="gr2" draw:text-style-name="P3" draw:layer="layout" svg:x1="18.463cm" svg:y1="7.216cm" svg:x2="20.194cm" svg:y2="7.216cm">
            <text:p/>
          </draw:line>
          <draw:line draw:style-name="gr2" draw:text-style-name="P3" draw:layer="layout" svg:x1="18.578cm" svg:y1="7.434cm" svg:x2="20.194cm" svg:y2="6.561cm">
            <text:p/>
          </draw:line>
          <draw:line draw:style-name="gr2" draw:text-style-name="P3" draw:layer="layout" svg:x1="18.463cm" svg:y1="7.216cm" svg:x2="20.079cm" svg:y2="6.343cm">
            <text:p/>
          </draw:line>
          <draw:custom-shape draw:style-name="gr3" draw:text-style-name="P4" draw:layer="layout" svg:width="0.23cm" svg:height="0.218cm" svg:x="19.906cm" svg:y="6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6" draw:layer="layout" svg:width="0.983cm" svg:height="0.433cm" svg:x="18.884cm" svg:y="7.434cm">
            <draw:text-box>
              <text:p><text:span text:style-name="T1">S-954A</text:span></text:p>
            </draw:text-box>
          </draw:frame>
        </draw:g>
        <draw:g>
          <draw:custom-shape draw:style-name="gr1" draw:text-style-name="P2" draw:layer="layout" svg:width="2.193cm" svg:height="1.746cm" draw:transform="rotate (-3.14159265358979) translate (18.788cm 8.631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16.942cm" svg:y1="7.213cm" svg:x2="18.442cm" svg:y2="7.213cm">
            <text:p/>
          </draw:line>
          <draw:line draw:style-name="gr2" draw:text-style-name="P3" draw:layer="layout" svg:x1="18.557cm" svg:y1="7.431cm" svg:x2="16.826cm" svg:y2="7.431cm">
            <text:p/>
          </draw:line>
          <draw:line draw:style-name="gr2" draw:text-style-name="P3" draw:layer="layout" svg:x1="18.442cm" svg:y1="7.213cm" svg:x2="16.826cm" svg:y2="8.086cm">
            <text:p/>
          </draw:line>
          <draw:line draw:style-name="gr2" draw:text-style-name="P3" draw:layer="layout" svg:x1="18.557cm" svg:y1="7.431cm" svg:x2="16.941cm" svg:y2="8.304cm">
            <text:p/>
          </draw:line>
          <draw:custom-shape draw:style-name="gr3" draw:text-style-name="P4" draw:layer="layout" svg:width="0.23cm" svg:height="0.218cm" draw:transform="rotate (-3.14159265358979) translate (17.114cm 7.86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6" draw:layer="layout" svg:width="0.983cm" svg:height="0.433cm" draw:transform="rotate (-3.14159265358979) translate (18.136cm 7.213cm)">
            <draw:text-box>
              <text:p><text:span text:style-name="T1">S-954A</text:span></text:p>
            </draw:text-box>
          </draw:frame>
        </draw:g>
        <draw:g>
          <draw:g>
            <draw:custom-shape draw:style-name="gr1" draw:text-style-name="P2" draw:layer="layout" svg:width="2.191cm" svg:height="1.745cm" svg:x="3.393cm" svg:y="10.411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4.351cm" svg:y1="12.155cm" svg:x2="4.352cm" svg:y2="10.411cm">
              <text:p/>
            </draw:line>
            <draw:line draw:style-name="gr2" draw:text-style-name="P3" draw:layer="layout" svg:x1="4.626cm" svg:y1="12.156cm" svg:x2="4.631cm" svg:y2="10.413cm">
              <text:p/>
            </draw:line>
            <draw:line draw:style-name="gr2" draw:text-style-name="P3" draw:layer="layout" svg:x1="4.335cm" svg:y1="12.139cm" svg:x2="4.336cm" svg:y2="10.395cm">
              <text:p/>
            </draw:line>
            <draw:line draw:style-name="gr2" draw:text-style-name="P3" draw:layer="layout" svg:x1="4.61cm" svg:y1="12.14cm" svg:x2="4.615cm" svg:y2="10.397cm">
              <text:p/>
            </draw:line>
            <draw:rect draw:style-name="gr25" draw:text-style-name="P4" draw:layer="layout" svg:width="0.27cm" svg:height="0.562cm" draw:transform="skewX (0.00349065850398866) rotate (0.00471238898038469) translate (4.344cm 10.4cm)">
              <text:p/>
            </draw:rect>
            <draw:rect draw:style-name="gr25" draw:text-style-name="P4" draw:layer="layout" svg:width="0.27cm" svg:height="0.562cm" draw:transform="skewX (0.00349065850398866) rotate (0.00471238898038469) translate (4.345cm 11.601cm)">
              <text:p/>
            </draw:rect>
          </draw:g>
          <draw:frame draw:style-name="gr26" draw:text-style-name="P6" draw:layer="layout" svg:width="0.975cm" svg:height="0.432cm" draw:transform="rotate (1.01752695391269) translate (4.756cm 11.995cm)">
            <draw:text-box>
              <text:p><text:span text:style-name="T1">S-711A</text:span></text:p>
            </draw:text-box>
          </draw:frame>
        </draw:g>
        <draw:g>
          <draw:custom-shape draw:style-name="gr1" draw:text-style-name="P2" draw:layer="layout" svg:width="2.191cm" svg:height="1.745cm" draw:transform="rotate (-3.13810199508581) translate (5.586cm 10.391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5.371cm" svg:y1="9.179cm" svg:x2="4.66cm" svg:y2="9.561cm">
            <text:p/>
          </draw:line>
          <draw:line draw:style-name="gr2" draw:text-style-name="P3" draw:layer="layout" svg:x1="4.659cm" svg:y1="9.561cm" svg:x2="4.643cm" svg:y2="10.393cm">
            <text:p/>
          </draw:line>
          <draw:line draw:style-name="gr2" draw:text-style-name="P3" draw:layer="layout" svg:x1="4.383cm" svg:y1="9.433cm" svg:x2="4.364cm" svg:y2="10.394cm">
            <text:p/>
          </draw:line>
          <draw:line draw:style-name="gr2" draw:text-style-name="P3" draw:layer="layout" svg:x1="5.234cm" svg:y1="8.973cm" svg:x2="4.383cm" svg:y2="9.433cm">
            <text:p/>
          </draw:line>
          <draw:rect draw:style-name="gr25" draw:text-style-name="P4" draw:layer="layout" svg:width="0.27cm" svg:height="0.562cm" draw:transform="skewX (0.00349065850398866) rotate (3.11907790623907) translate (4.634cm 10.397cm)">
            <text:p/>
          </draw:rect>
          <draw:rect draw:style-name="gr25" draw:text-style-name="P4" draw:layer="layout" svg:width="0.243cm" svg:height="0.552cm" draw:transform="skewX (0.0596902604182061) rotate (2.1245892984527) translate (4.884cm 9.443cm)">
            <text:p/>
          </draw:rect>
          <draw:frame draw:style-name="gr6" draw:text-style-name="P6" draw:layer="layout" svg:width="0.983cm" svg:height="0.432cm" draw:transform="rotate (-3.13810199508581) translate (4.991cm 8.974cm)">
            <draw:text-box>
              <text:p><text:span text:style-name="T1">S-717A</text:span></text:p>
            </draw:text-box>
          </draw:frame>
        </draw:g>
        <draw:g>
          <draw:g>
            <draw:custom-shape draw:style-name="gr1" draw:text-style-name="P2" draw:layer="layout" svg:width="2.192cm" svg:height="1.746cm" svg:x="11.641cm" svg:y="6.01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3.487cm" svg:y1="7.43cm" svg:x2="11.987cm" svg:y2="7.43cm">
              <text:p/>
            </draw:line>
            <draw:line draw:style-name="gr2" draw:text-style-name="P3" draw:layer="layout" svg:x1="11.872cm" svg:y1="7.212cm" svg:x2="13.603cm" svg:y2="7.212cm">
              <text:p/>
            </draw:line>
          </draw:g>
          <draw:frame draw:style-name="gr6" draw:text-style-name="P6" draw:layer="layout" svg:width="0.983cm" svg:height="0.432cm" svg:x="12.218cm" svg:y="6.011cm">
            <draw:text-box>
              <text:p><text:span text:style-name="T1">S-709A</text:span></text:p>
            </draw:text-box>
          </draw:frame>
        </draw:g>
        <draw:g>
          <draw:g>
            <draw:custom-shape draw:style-name="gr1" draw:text-style-name="P2" draw:layer="layout" svg:width="2.192cm" svg:height="1.746cm" draw:transform="rotate (-3.1396727914126) translate (10.513cm 9.529cm)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8.664cm" svg:y1="8.113cm" svg:x2="10.164cm" svg:y2="8.11cm">
              <text:p/>
            </draw:line>
            <draw:line draw:style-name="gr2" draw:text-style-name="P3" draw:layer="layout" svg:x1="10.279cm" svg:y1="8.328cm" svg:x2="8.548cm" svg:y2="8.331cm">
              <text:p/>
            </draw:line>
          </draw:g>
          <draw:frame draw:style-name="gr6" draw:text-style-name="P6" draw:layer="layout" svg:width="0.983cm" svg:height="0.432cm" draw:transform="rotate (-3.1396727914126) translate (9.936cm 9.529cm)">
            <draw:text-box>
              <text:p><text:span text:style-name="T1">S-709A</text:span></text:p>
            </draw:text-box>
          </draw:frame>
        </draw:g>
        <draw:g>
          <draw:custom-shape draw:style-name="gr1" draw:text-style-name="P2" draw:layer="layout" svg:width="2.192cm" svg:height="1.746cm" draw:transform="rotate (-0.00331612557878926) translate (3.395cm 12.154cm)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5.236cm" svg:y1="13.579cm" svg:x2="3.736cm" svg:y2="13.574cm">
            <text:p/>
          </draw:line>
          <draw:line draw:style-name="gr2" draw:text-style-name="P3" draw:layer="layout" svg:x1="3.621cm" svg:y1="13.355cm" svg:x2="5.352cm" svg:y2="13.361cm">
            <text:p/>
          </draw:line>
          <draw:line draw:style-name="gr2" draw:text-style-name="P3" draw:layer="layout" svg:x1="3.736cm" svg:y1="13.574cm" svg:x2="4.664cm" svg:y2="12.158cm">
            <text:p/>
          </draw:line>
          <draw:line draw:style-name="gr2" draw:text-style-name="P3" draw:layer="layout" svg:x1="3.621cm" svg:y1="13.355cm" svg:x2="4.386cm" svg:y2="12.157cm">
            <text:p/>
          </draw:line>
          <draw:custom-shape draw:style-name="gr3" draw:text-style-name="P4" draw:layer="layout" svg:width="0.23cm" svg:height="0.219cm" draw:transform="rotate (-0.00331612557878926) translate (5.066cm 12.9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6" draw:layer="layout" svg:width="0.984cm" svg:height="0.432cm" draw:transform="rotate (-0.00331612557878927) translate (3.938cm 13.574cm)">
            <draw:text-box>
              <text:p><text:span text:style-name="T1">S-956A</text:span></text:p>
            </draw:text-box>
          </draw:frame>
        </draw:g>
        <draw:g>
          <draw:g>
            <draw:custom-shape draw:style-name="gr1" draw:text-style-name="P2" draw:layer="layout" svg:width="2.192cm" svg:height="1.746cm" svg:x="14.964cm" svg:y="6.0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6.81cm" svg:y1="7.429cm" svg:x2="15.31cm" svg:y2="7.429cm">
              <text:p/>
            </draw:line>
            <draw:line draw:style-name="gr2" draw:text-style-name="P3" draw:layer="layout" svg:x1="15.195cm" svg:y1="7.211cm" svg:x2="16.926cm" svg:y2="7.211cm">
              <text:p/>
            </draw:line>
          </draw:g>
          <draw:frame draw:style-name="gr6" draw:text-style-name="P6" draw:layer="layout" svg:width="0.983cm" svg:height="0.432cm" svg:x="15.541cm" svg:y="6.01cm">
            <draw:text-box>
              <text:p><text:span text:style-name="T1">S-709A</text:span></text:p>
            </draw:text-box>
          </draw:frame>
        </draw:g>
        <draw:g>
          <draw:g>
            <draw:custom-shape draw:style-name="gr1" draw:text-style-name="P2" draw:layer="layout" svg:width="2.192cm" svg:height="1.746cm" draw:transform="rotate (3.14124358773939) translate (13.832cm 9.504cm)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1.986cm" svg:y1="8.084cm" svg:x2="13.486cm" svg:y2="8.085cm">
              <text:p/>
            </draw:line>
            <draw:line draw:style-name="gr2" draw:text-style-name="P3" draw:layer="layout" svg:x1="13.601cm" svg:y1="8.303cm" svg:x2="11.87cm" svg:y2="8.302cm">
              <text:p/>
            </draw:line>
          </draw:g>
          <draw:frame draw:style-name="gr6" draw:text-style-name="P6" draw:layer="layout" svg:width="0.983cm" svg:height="0.432cm" draw:transform="rotate (3.14124358773939) translate (13.255cm 9.502cm)">
            <draw:text-box>
              <text:p><text:span text:style-name="T1">S-709A</text:span></text:p>
            </draw:text-box>
          </draw:frame>
        </draw:g>
        <draw:g>
          <draw:g>
            <draw:custom-shape draw:style-name="gr1" draw:text-style-name="P2" draw:layer="layout" svg:width="2.191cm" svg:height="1.745cm" svg:x="9.984cm" svg:y="6.88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1.829cm" svg:y1="8.305cm" svg:x2="10.33cm" svg:y2="8.305cm">
              <text:p/>
            </draw:line>
            <draw:line draw:style-name="gr2" draw:text-style-name="P3" draw:layer="layout" svg:x1="10.215cm" svg:y1="8.087cm" svg:x2="11.945cm" svg:y2="8.087cm">
              <text:p/>
            </draw:line>
            <draw:line draw:style-name="gr2" draw:text-style-name="P3" draw:layer="layout" svg:x1="10.215cm" svg:y1="7.432cm" svg:x2="11.945cm" svg:y2="7.432cm">
              <text:p/>
            </draw:line>
            <draw:line draw:style-name="gr2" draw:text-style-name="P3" draw:layer="layout" svg:x1="11.829cm" svg:y1="7.214cm" svg:x2="10.33cm" svg:y2="7.214cm">
              <text:p/>
            </draw:line>
          </draw:g>
          <draw:frame draw:style-name="gr6" draw:text-style-name="P6" draw:layer="layout" svg:width="0.983cm" svg:height="0.432cm" svg:x="10.537cm" svg:y="8.305cm">
            <draw:text-box>
              <text:p><text:span text:style-name="T1">S-710A</text:span></text:p>
            </draw:text-box>
          </draw:frame>
        </draw:g>
        <draw:g>
          <draw:g>
            <draw:custom-shape draw:style-name="gr1" draw:text-style-name="P2" draw:layer="layout" svg:width="2.191cm" svg:height="1.745cm" svg:x="13.305cm" svg:y="6.879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5.15cm" svg:y1="8.297cm" svg:x2="13.651cm" svg:y2="8.297cm">
              <text:p/>
            </draw:line>
            <draw:line draw:style-name="gr2" draw:text-style-name="P3" draw:layer="layout" svg:x1="13.536cm" svg:y1="8.079cm" svg:x2="15.266cm" svg:y2="8.079cm">
              <text:p/>
            </draw:line>
            <draw:line draw:style-name="gr2" draw:text-style-name="P3" draw:layer="layout" svg:x1="13.536cm" svg:y1="7.424cm" svg:x2="15.266cm" svg:y2="7.424cm">
              <text:p/>
            </draw:line>
            <draw:line draw:style-name="gr2" draw:text-style-name="P3" draw:layer="layout" svg:x1="15.15cm" svg:y1="7.206cm" svg:x2="13.651cm" svg:y2="7.206cm">
              <text:p/>
            </draw:line>
          </draw:g>
          <draw:frame draw:style-name="gr6" draw:text-style-name="P6" draw:layer="layout" svg:width="0.983cm" svg:height="0.432cm" svg:x="13.858cm" svg:y="8.297cm">
            <draw:text-box>
              <text:p><text:span text:style-name="T1">S-710A</text:span></text:p>
            </draw:text-box>
          </draw:frame>
        </draw:g>
        <draw:g>
          <draw:custom-shape draw:style-name="gr10" draw:text-style-name="P2" draw:layer="layout" svg:width="2.191cm" svg:height="0.86cm" draw:transform="rotate (3.13426227073142) translate (17.15cm 8.63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1" draw:layer="layout" svg:width="0.22cm" svg:height="0.22cm" draw:transform="rotate (0.00733038285837618) translate (15.943cm 7.8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6.798cm" svg:y1="8.304cm" svg:x2="15.299cm" svg:y2="8.293cm">
            <text:p/>
          </draw:line>
          <draw:line draw:style-name="gr2" draw:text-style-name="P3" draw:layer="layout" svg:x1="16.811cm" svg:y1="8.086cm" svg:x2="15.301cm" svg:y2="8.075cm">
            <text:p/>
          </draw:line>
          <draw:line draw:style-name="gr2" draw:text-style-name="P3" draw:layer="layout" svg:x1="15.175cm" svg:y1="8.293cm" svg:x2="16.955cm" svg:y2="8.306cm">
            <text:p/>
          </draw:line>
          <draw:frame draw:style-name="gr22" draw:text-style-name="P6" draw:layer="layout" svg:width="0.992cm" svg:height="0.432cm" draw:transform="rotate (3.13426227073142) translate (15.799cm 8.755cm)">
            <draw:text-box>
              <text:p text:style-name="P10"><text:span text:style-name="T1">S-643C</text:span></text:p>
            </draw:text-box>
          </draw:frame>
          <draw:g>
            <draw:custom-shape draw:style-name="gr14" draw:text-style-name="P4" draw:layer="layout" svg:width="0.485cm" svg:height="0.211cm" draw:transform="rotate (-0.00733038285837686) translate (15.86cm 8.355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" draw:text-style-name="P4" draw:layer="layout" svg:width="0.205cm" svg:height="0.211cm" draw:transform="rotate (-0.00733038285837686) translate (16.206cm 8.35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0.00733038285837686) translate (16.265cm 8.4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draw:transform="rotate (-0.00733038285837686) translate (16.001cm 8.35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0.00733038285837686) translate (16.06cm 8.4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5" draw:text-style-name="P4" draw:layer="layout" svg:width="0.205cm" svg:height="0.211cm" draw:transform="rotate (-0.00733038285837686) translate (15.801cm 8.35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9" draw:layer="layout" svg:width="0.087cm" svg:height="0.089cm" draw:transform="rotate (-0.00733038285837686) translate (15.86cm 8.41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rect draw:style-name="gr19" draw:text-style-name="P9" draw:layer="layout" svg:width="0.086cm" svg:height="0.165cm" draw:transform="rotate (-2.33420334161722) translate (15.997cm 8.492cm)">
              <text:p/>
            </draw:rect>
            <draw:line draw:style-name="gr17" draw:text-style-name="P3" draw:layer="layout" svg:x1="15.8cm" svg:y1="8.459cm" svg:x2="15.669cm" svg:y2="8.457cm">
              <text:p/>
            </draw:line>
            <draw:line draw:style-name="gr17" draw:text-style-name="P3" draw:layer="layout" svg:x1="15.678cm" svg:y1="8.392cm" svg:x2="15.676cm" svg:y2="8.523cm">
              <text:p/>
            </draw:line>
          </draw:g>
          <draw:custom-shape draw:style-name="gr4" draw:text-style-name="P5" draw:layer="layout" svg:width="0.22cm" svg:height="0.22cm" draw:transform="rotate (0.00733038285837618) translate (16.3cm 7.81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2cm" svg:height="0.22cm" draw:transform="rotate (0.00733038285837618) translate (15.567cm 7.81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2" draw:layer="layout" svg:width="0.15cm" svg:height="0.157cm" draw:transform="rotate (0.778067780539072) translate (15.947cm 7.91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154.966887417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47" draw:text-style-name="P2" draw:layer="layout" svg:width="2.192cm" svg:height="1.746cm" draw:transform="rotate (3.14124358773939) translate (17.159cm 14.785cm)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5.313cm" svg:y1="13.365cm" svg:x2="16.813cm" svg:y2="13.366cm">
              <text:p/>
            </draw:line>
            <draw:line draw:style-name="gr2" draw:text-style-name="P3" draw:layer="layout" svg:x1="16.928cm" svg:y1="13.584cm" svg:x2="15.197cm" svg:y2="13.583cm">
              <text:p/>
            </draw:line>
          </draw:g>
          <draw:frame draw:style-name="gr6" draw:text-style-name="P6" draw:layer="layout" svg:width="0.983cm" svg:height="0.432cm" draw:transform="rotate (3.14124358773939) translate (16.582cm 14.783cm)">
            <draw:text-box>
              <text:p><text:span text:style-name="T1">S-709A</text:span></text:p>
            </draw:text-box>
          </draw:frame>
        </draw:g>
        <draw:g>
          <draw:g>
            <draw:custom-shape draw:style-name="gr47" draw:text-style-name="P2" draw:layer="layout" svg:width="2.192cm" svg:height="1.746cm" draw:transform="rotate (3.14124358773939) translate (13.872cm 14.785cm)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2.026cm" svg:y1="13.365cm" svg:x2="13.526cm" svg:y2="13.366cm">
              <text:p/>
            </draw:line>
            <draw:line draw:style-name="gr2" draw:text-style-name="P3" draw:layer="layout" svg:x1="13.641cm" svg:y1="13.584cm" svg:x2="11.91cm" svg:y2="13.583cm">
              <text:p/>
            </draw:line>
          </draw:g>
          <draw:frame draw:style-name="gr6" draw:text-style-name="P6" draw:layer="layout" svg:width="0.983cm" svg:height="0.432cm" draw:transform="rotate (3.14124358773939) translate (13.295cm 14.783cm)">
            <draw:text-box>
              <text:p><text:span text:style-name="T1">S-709A</text:span></text:p>
            </draw:text-box>
          </draw:frame>
        </draw:g>
        <draw:g>
          <draw:custom-shape draw:style-name="gr48" draw:text-style-name="P7" draw:layer="layout" svg:width="2.191cm" svg:height="0.86cm" draw:transform="rotate (-3.14159265358979) translate (15.511cm 14.783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draw:transform="rotate (-3.14159265358979) translate (14.89cm 14.249cm)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svg:x="8.354cm" svg:y="13.906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8.975cm" svg:y="14.44cm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draw:transform="rotate (-3.14159265358979) translate (12.197cm 14.76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draw:transform="rotate (-3.14159265358979) translate (11.576cm 14.232cm)">
            <draw:text-box>
              <text:p><text:span text:style-name="T1">S-500A</text:span></text:p>
            </draw:text-box>
          </draw:frame>
        </draw:g>
        <draw:g>
          <draw:g>
            <draw:custom-shape draw:style-name="gr47" draw:text-style-name="P2" draw:layer="layout" svg:width="2.192cm" svg:height="1.746cm" draw:transform="rotate (3.14124358773939) translate (7.254cm 14.793cm)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5.408cm" svg:y1="13.373cm" svg:x2="6.908cm" svg:y2="13.374cm">
              <text:p/>
            </draw:line>
            <draw:line draw:style-name="gr2" draw:text-style-name="P3" draw:layer="layout" svg:x1="7.023cm" svg:y1="13.592cm" svg:x2="5.292cm" svg:y2="13.591cm">
              <text:p/>
            </draw:line>
          </draw:g>
          <draw:frame draw:style-name="gr6" draw:text-style-name="P6" draw:layer="layout" svg:width="0.983cm" svg:height="0.432cm" draw:transform="rotate (3.14124358773939) translate (6.677cm 14.791cm)">
            <draw:text-box>
              <text:p><text:span text:style-name="T1">S-709A</text:span></text:p>
            </draw:text-box>
          </draw:frame>
        </draw:g>
        <draw:g>
          <draw:custom-shape draw:style-name="gr48" draw:text-style-name="P7" draw:layer="layout" svg:width="2.191cm" svg:height="0.86cm" draw:transform="rotate (-3.14159265358979) translate (8.893cm 14.79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draw:transform="rotate (-3.14159265358979) translate (8.272cm 14.257cm)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draw:transform="rotate (-3.14159265358979) translate (5.58cm 14.78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draw:transform="rotate (-3.14159265358979) translate (4.959cm 14.254cm)">
            <draw:text-box>
              <text:p><text:span text:style-name="T1">S-500A</text:span></text:p>
            </draw:text-box>
          </draw:frame>
        </draw:g>
        <draw:g>
          <draw:custom-shape draw:style-name="gr49" draw:text-style-name="P2" draw:layer="layout" svg:width="2.191cm" svg:height="0.86cm" draw:transform="rotate (-3.14159265358979) translate (23.704cm 6.879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5" draw:layer="layout" svg:width="0.22cm" svg:height="0.22cm" draw:transform="rotate (-3.14159265358979) translate (22.723cm 6.834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1.866cm" svg:y1="6.345cm" svg:x2="23.365cm" svg:y2="6.345cm">
            <text:p/>
          </draw:line>
          <draw:line draw:style-name="gr2" draw:text-style-name="P3" draw:layer="layout" svg:x1="23.48cm" svg:y1="6.563cm" svg:x2="21.75cm" svg:y2="6.563cm">
            <text:p/>
          </draw:line>
          <draw:line draw:style-name="gr2" draw:text-style-name="P3" draw:layer="layout" svg:x1="21.866cm" svg:y1="6.345cm" svg:x2="23.365cm" svg:y2="6.345cm">
            <text:p/>
          </draw:line>
          <draw:line draw:style-name="gr2" draw:text-style-name="P3" draw:layer="layout" svg:x1="23.48cm" svg:y1="6.563cm" svg:x2="21.75cm" svg:y2="6.563cm">
            <text:p/>
          </draw:line>
          <draw:g>
            <draw:custom-shape draw:style-name="gr34" draw:text-style-name="P4" draw:layer="layout" svg:width="0.274cm" svg:height="0.211cm" draw:transform="rotate (-3.14159265358979) translate (22.721cm 6.29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5" draw:text-style-name="P4" draw:layer="layout" svg:width="0.205cm" svg:height="0.211cm" draw:transform="rotate (-3.14159265358979) translate (22.586cm 6.2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draw:transform="rotate (-3.14159265358979) translate (22.527cm 6.22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5" draw:text-style-name="P4" draw:layer="layout" svg:width="0.205cm" svg:height="0.211cm" draw:transform="rotate (-3.14159265358979) translate (22.791cm 6.2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draw:transform="rotate (-3.14159265358979) translate (22.732cm 6.22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3" draw:layer="layout" svg:x1="22.791cm" svg:y1="6.185cm" svg:x2="22.922cm" svg:y2="6.186cm">
              <text:p/>
            </draw:line>
            <draw:line draw:style-name="gr17" draw:text-style-name="P3" draw:layer="layout" svg:x1="22.913cm" svg:y1="6.251cm" svg:x2="22.914cm" svg:y2="6.12cm">
              <text:p/>
            </draw:line>
          </draw:g>
          <draw:frame draw:style-name="gr6" draw:text-style-name="P6" draw:layer="layout" svg:width="0.983cm" svg:height="0.432cm" draw:transform="rotate (-3.14159265358979) translate (22.344cm 6.995cm)">
            <draw:text-box>
              <text:p text:style-name="P10"><text:span text:style-name="T1">S-621B</text:span></text:p>
            </draw:text-box>
          </draw:frame>
        </draw:g>
        <draw:g>
          <draw:custom-shape draw:style-name="gr49" draw:text-style-name="P2" draw:layer="layout" svg:width="2.191cm" svg:height="0.86cm" svg:x="21.48cm" svg:y="6.898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5" draw:layer="layout" svg:width="0.22cm" svg:height="0.22cm" draw:transform="rotate (-3.14159265358979) translate (22.689cm 7.71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1.832cm" svg:y1="7.224cm" svg:x2="23.331cm" svg:y2="7.224cm">
            <text:p/>
          </draw:line>
          <draw:line draw:style-name="gr2" draw:text-style-name="P3" draw:layer="layout" svg:x1="21.823cm" svg:y1="7.442cm" svg:x2="23.322cm" svg:y2="7.442cm">
            <text:p/>
          </draw:line>
          <draw:line draw:style-name="gr2" draw:text-style-name="P3" draw:layer="layout" svg:x1="23.45cm" svg:y1="7.224cm" svg:x2="21.682cm" svg:y2="7.224cm">
            <text:p/>
          </draw:line>
          <draw:g>
            <draw:custom-shape draw:style-name="gr34" draw:text-style-name="P4" draw:layer="layout" svg:width="0.274cm" svg:height="0.211cm" draw:transform="rotate (-3.14159265358979) translate (22.687cm 7.169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5" draw:text-style-name="P4" draw:layer="layout" svg:width="0.205cm" svg:height="0.211cm" draw:transform="rotate (-3.14159265358979) translate (22.552cm 7.16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draw:transform="rotate (-3.14159265358979) translate (22.493cm 7.10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5" draw:text-style-name="P4" draw:layer="layout" svg:width="0.205cm" svg:height="0.211cm" draw:transform="rotate (-3.14159265358979) translate (22.757cm 7.16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draw:transform="rotate (-3.14159265358979) translate (22.698cm 7.10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3" draw:layer="layout" svg:x1="22.757cm" svg:y1="7.064cm" svg:x2="22.888cm" svg:y2="7.065cm">
              <text:p/>
            </draw:line>
            <draw:line draw:style-name="gr17" draw:text-style-name="P3" draw:layer="layout" svg:x1="22.879cm" svg:y1="7.13cm" svg:x2="22.88cm" svg:y2="6.999cm">
              <text:p/>
            </draw:line>
          </draw:g>
          <draw:frame draw:style-name="gr6" draw:text-style-name="P6" draw:layer="layout" svg:width="0.983cm" svg:height="0.432cm" draw:transform="rotate (-3.14159265358979) translate (22.355cm 7.224cm)">
            <draw:text-box>
              <text:p text:style-name="P10"><text:span text:style-name="T1">S-622B</text:span></text:p>
            </draw:text-box>
          </draw:frame>
        </draw:g>
        <draw:g>
          <draw:line draw:style-name="gr2" draw:text-style-name="P3" draw:layer="layout" svg:x1="20.226cm" svg:y1="7.222cm" svg:x2="21.725cm" svg:y2="7.222cm">
            <text:p/>
          </draw:line>
          <draw:line draw:style-name="gr2" draw:text-style-name="P3" draw:layer="layout" svg:x1="21.84cm" svg:y1="7.44cm" svg:x2="20.11cm" svg:y2="7.44cm">
            <text:p/>
          </draw:line>
          <draw:custom-shape draw:style-name="gr49" draw:text-style-name="P2" draw:layer="layout" svg:width="2.191cm" svg:height="0.86cm" draw:transform="rotate (-3.14159265358979) translate (22.058cm 7.762cm)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3" draw:layer="layout" svg:x1="20.226cm" svg:y1="7.222cm" svg:x2="21.725cm" svg:y2="7.222cm">
            <text:p/>
          </draw:line>
          <draw:line draw:style-name="gr2" draw:text-style-name="P3" draw:layer="layout" svg:x1="21.84cm" svg:y1="7.44cm" svg:x2="20.11cm" svg:y2="7.44cm">
            <text:p/>
          </draw:line>
          <draw:custom-shape draw:style-name="gr32" draw:text-style-name="P5" draw:layer="layout" svg:width="0.22cm" svg:height="0.22cm" draw:transform="rotate (-3.14159265358979) translate (21.425cm 7.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6" draw:layer="layout" svg:width="0.983cm" svg:height="0.432cm" draw:transform="rotate (-3.14159265358979) translate (21.139cm 7.205cm)">
            <draw:text-box>
              <text:p><text:span text:style-name="T1">S-615A</text:span></text:p>
            </draw:text-box>
          </draw:frame>
        </draw:g>
        <draw:g>
          <draw:g>
            <draw:line draw:style-name="gr11" draw:text-style-name="P7" draw:layer="layout" svg:x1="20.235cm" svg:y1="6.578cm" svg:x2="21.734cm" svg:y2="6.578cm">
              <text:p/>
            </draw:line>
            <draw:line draw:style-name="gr11" draw:text-style-name="P7" draw:layer="layout" svg:x1="21.849cm" svg:y1="6.36cm" svg:x2="20.119cm" svg:y2="6.36cm">
              <text:p/>
            </draw:line>
            <draw:custom-shape draw:style-name="gr48" draw:text-style-name="P7" draw:layer="layout" svg:width="2.191cm" svg:height="0.86cm" draw:transform="rotate (-3.14159265358979) translate (22.058cm 6.879cm)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7" draw:layer="layout" svg:x1="20.235cm" svg:y1="6.578cm" svg:x2="21.734cm" svg:y2="6.578cm">
              <text:p/>
            </draw:line>
            <draw:line draw:style-name="gr11" draw:text-style-name="P7" draw:layer="layout" svg:x1="21.849cm" svg:y1="6.36cm" svg:x2="20.119cm" svg:y2="6.36cm">
              <text:p/>
            </draw:line>
          </draw:g>
          <draw:custom-shape draw:style-name="gr32" draw:text-style-name="P5" draw:layer="layout" svg:width="0.22cm" svg:height="0.22cm" draw:transform="rotate (-3.14159265358979) translate (21.434cm 6.5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6" draw:layer="layout" svg:width="0.983cm" svg:height="0.432cm" draw:transform="rotate (-3.14159265358979) translate (21.422cm 6.361cm)">
            <draw:text-box>
              <text:p><text:span text:style-name="T1">S-616A</text:span></text:p>
            </draw:text-box>
          </draw:frame>
        </draw:g>
        <draw:g>
          <draw:g>
            <draw:custom-shape draw:style-name="gr47" draw:text-style-name="P2" draw:layer="layout" svg:width="2.192cm" svg:height="1.746cm" svg:x="24.894cm" svg:y="11.275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26.74cm" svg:y1="12.694cm" svg:x2="25.24cm" svg:y2="12.694cm">
              <text:p/>
            </draw:line>
            <draw:line draw:style-name="gr2" draw:text-style-name="P3" draw:layer="layout" svg:x1="25.125cm" svg:y1="12.476cm" svg:x2="26.856cm" svg:y2="12.476cm">
              <text:p/>
            </draw:line>
          </draw:g>
          <draw:frame draw:style-name="gr6" draw:text-style-name="P6" draw:layer="layout" svg:width="0.983cm" svg:height="0.432cm" svg:x="25.471cm" svg:y="11.275cm">
            <draw:text-box>
              <text:p><text:span text:style-name="T1">S-709A</text:span></text:p>
            </draw:text-box>
          </draw:frame>
        </draw:g>
        <draw:g>
          <draw:g>
            <draw:custom-shape draw:style-name="gr47" draw:text-style-name="P2" draw:layer="layout" svg:width="2.192cm" svg:height="1.746cm" draw:transform="rotate (3.14124358773939) translate (27.085cm 14.749cm)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25.239cm" svg:y1="13.329cm" svg:x2="26.739cm" svg:y2="13.33cm">
              <text:p/>
            </draw:line>
            <draw:line draw:style-name="gr2" draw:text-style-name="P3" draw:layer="layout" svg:x1="26.854cm" svg:y1="13.548cm" svg:x2="25.123cm" svg:y2="13.547cm">
              <text:p/>
            </draw:line>
          </draw:g>
          <draw:frame draw:style-name="gr6" draw:text-style-name="P6" draw:layer="layout" svg:width="0.983cm" svg:height="0.432cm" draw:transform="rotate (3.14124358773939) translate (26.508cm 14.747cm)">
            <draw:text-box>
              <text:p><text:span text:style-name="T1">S-709A</text:span></text:p>
            </draw:text-box>
          </draw:frame>
        </draw:g>
        <draw:g>
          <draw:g>
            <draw:custom-shape draw:style-name="gr47" draw:text-style-name="P2" draw:layer="layout" svg:width="2.192cm" svg:height="1.746cm" svg:x="23.165cm" svg:y="5.15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25.011cm" svg:y1="6.569cm" svg:x2="23.511cm" svg:y2="6.569cm">
              <text:p/>
            </draw:line>
            <draw:line draw:style-name="gr2" draw:text-style-name="P3" draw:layer="layout" svg:x1="23.396cm" svg:y1="6.351cm" svg:x2="25.127cm" svg:y2="6.351cm">
              <text:p/>
            </draw:line>
          </draw:g>
          <draw:frame draw:style-name="gr6" draw:text-style-name="P6" draw:layer="layout" svg:width="0.983cm" svg:height="0.432cm" svg:x="23.742cm" svg:y="5.15cm">
            <draw:text-box>
              <text:p><text:span text:style-name="T1">S-709A</text:span></text:p>
            </draw:text-box>
          </draw:frame>
        </draw:g>
        <draw:g>
          <draw:g>
            <draw:custom-shape draw:style-name="gr47" draw:text-style-name="P2" draw:layer="layout" svg:width="2.192cm" svg:height="1.746cm" draw:transform="rotate (3.14124358773939) translate (25.356cm 8.624cm)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23.51cm" svg:y1="7.204cm" svg:x2="25.01cm" svg:y2="7.205cm">
              <text:p/>
            </draw:line>
            <draw:line draw:style-name="gr2" draw:text-style-name="P3" draw:layer="layout" svg:x1="25.125cm" svg:y1="7.423cm" svg:x2="23.394cm" svg:y2="7.422cm">
              <text:p/>
            </draw:line>
          </draw:g>
          <draw:frame draw:style-name="gr6" draw:text-style-name="P6" draw:layer="layout" svg:width="0.983cm" svg:height="0.432cm" draw:transform="rotate (3.14124358773939) translate (24.779cm 8.622cm)">
            <draw:text-box>
              <text:p><text:span text:style-name="T1">S-709A</text:span></text:p>
            </draw:text-box>
          </draw:frame>
        </draw:g>
        <draw:g>
          <draw:g>
            <draw:custom-shape draw:style-name="gr31" draw:text-style-name="P2" draw:layer="layout" svg:width="2.191cm" svg:height="1.745cm" svg:x="24.81cm" svg:y="6.018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26.655cm" svg:y1="7.436cm" svg:x2="25.156cm" svg:y2="7.436cm">
              <text:p/>
            </draw:line>
            <draw:line draw:style-name="gr2" draw:text-style-name="P3" draw:layer="layout" svg:x1="25.041cm" svg:y1="7.218cm" svg:x2="26.771cm" svg:y2="7.218cm">
              <text:p/>
            </draw:line>
            <draw:line draw:style-name="gr2" draw:text-style-name="P3" draw:layer="layout" svg:x1="25.041cm" svg:y1="6.563cm" svg:x2="26.771cm" svg:y2="6.563cm">
              <text:p/>
            </draw:line>
            <draw:line draw:style-name="gr2" draw:text-style-name="P3" draw:layer="layout" svg:x1="26.655cm" svg:y1="6.345cm" svg:x2="25.156cm" svg:y2="6.345cm">
              <text:p/>
            </draw:line>
          </draw:g>
          <draw:frame draw:style-name="gr6" draw:text-style-name="P6" draw:layer="layout" svg:width="0.983cm" svg:height="0.432cm" svg:x="25.363cm" svg:y="7.436cm">
            <draw:text-box>
              <text:p><text:span text:style-name="T1">S-710A</text:span></text:p>
            </draw:text-box>
          </draw:frame>
        </draw:g>
        <draw:g>
          <draw:line draw:style-name="gr2" draw:text-style-name="P3" draw:layer="layout" svg:x1="2.105cm" svg:y1="13.367cm" svg:x2="3.604cm" svg:y2="13.367cm">
            <text:p/>
          </draw:line>
          <draw:line draw:style-name="gr2" draw:text-style-name="P3" draw:layer="layout" svg:x1="3.719cm" svg:y1="13.585cm" svg:x2="1.989cm" svg:y2="13.585cm">
            <text:p/>
          </draw:line>
          <draw:custom-shape draw:style-name="gr49" draw:text-style-name="P2" draw:layer="layout" svg:width="2.191cm" svg:height="0.86cm" draw:transform="rotate (-3.14159265358979) translate (3.937cm 13.907cm)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3" draw:layer="layout" svg:x1="2.105cm" svg:y1="13.367cm" svg:x2="3.604cm" svg:y2="13.367cm">
            <text:p/>
          </draw:line>
          <draw:line draw:style-name="gr2" draw:text-style-name="P3" draw:layer="layout" svg:x1="3.719cm" svg:y1="13.585cm" svg:x2="1.989cm" svg:y2="13.585cm">
            <text:p/>
          </draw:line>
          <draw:custom-shape draw:style-name="gr32" draw:text-style-name="P5" draw:layer="layout" svg:width="0.22cm" svg:height="0.22cm" draw:transform="rotate (-3.14159265358979) translate (3.304cm 13.5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6" draw:layer="layout" svg:width="0.983cm" svg:height="0.432cm" draw:transform="rotate (-3.14159265358979) translate (3.018cm 13.35cm)">
            <draw:text-box>
              <text:p><text:span text:style-name="T1">S-615A</text:span></text:p>
            </draw:text-box>
          </draw:frame>
        </draw:g>
        <draw:g>
          <draw:custom-shape draw:style-name="gr49" draw:text-style-name="P2" draw:layer="layout" svg:width="2.191cm" svg:height="0.86cm" svg:x="0.096cm" svg:y="13.047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5" draw:layer="layout" svg:width="0.22cm" svg:height="0.22cm" svg:x="1.077cm" svg:y="13.092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.934cm" svg:y1="13.581cm" svg:x2="0.435cm" svg:y2="13.581cm">
            <text:p/>
          </draw:line>
          <draw:line draw:style-name="gr2" draw:text-style-name="P3" draw:layer="layout" svg:x1="0.32cm" svg:y1="13.363cm" svg:x2="2.05cm" svg:y2="13.363cm">
            <text:p/>
          </draw:line>
          <draw:line draw:style-name="gr2" draw:text-style-name="P3" draw:layer="layout" svg:x1="1.934cm" svg:y1="13.581cm" svg:x2="0.435cm" svg:y2="13.581cm">
            <text:p/>
          </draw:line>
          <draw:line draw:style-name="gr2" draw:text-style-name="P3" draw:layer="layout" svg:x1="0.32cm" svg:y1="13.363cm" svg:x2="2.05cm" svg:y2="13.363cm">
            <text:p/>
          </draw:line>
          <draw:g>
            <draw:custom-shape draw:style-name="gr34" draw:text-style-name="P4" draw:layer="layout" svg:width="0.274cm" svg:height="0.211cm" svg:x="1.079cm" svg:y="13.63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5" draw:text-style-name="P4" draw:layer="layout" svg:width="0.205cm" svg:height="0.211cm" svg:x="1.214cm" svg:y="13.6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svg:x="1.273cm" svg:y="13.6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5" draw:text-style-name="P4" draw:layer="layout" svg:width="0.205cm" svg:height="0.211cm" svg:x="1.009cm" svg:y="13.6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svg:x="1.068cm" svg:y="13.6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3" draw:layer="layout" svg:x1="1.009cm" svg:y1="13.741cm" svg:x2="0.878cm" svg:y2="13.74cm">
              <text:p/>
            </draw:line>
            <draw:line draw:style-name="gr17" draw:text-style-name="P3" draw:layer="layout" svg:x1="0.887cm" svg:y1="13.675cm" svg:x2="0.886cm" svg:y2="13.806cm">
              <text:p/>
            </draw:line>
          </draw:g>
          <draw:frame draw:style-name="gr6" draw:text-style-name="P6" draw:layer="layout" svg:width="0.983cm" svg:height="0.432cm" svg:x="1.456cm" svg:y="12.931cm">
            <draw:text-box>
              <text:p text:style-name="P10"><text:span text:style-name="T1">S-621B</text:span></text:p>
            </draw:text-box>
          </draw:frame>
        </draw:g>
        <draw:g>
          <draw:custom-shape draw:style-name="gr48" draw:text-style-name="P7" draw:layer="layout" svg:width="2.191cm" svg:height="0.86cm" svg:x="1.746cm" svg:y="13.907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2.367cm" svg:y="14.441cm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draw:transform="rotate (-3.14159265358979) translate (2.285cm 14.76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draw:transform="rotate (-3.14159265358979) translate (1.664cm 14.233cm)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draw:transform="rotate (-3.14159265358979) translate (22.168cm 14.7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draw:transform="rotate (-3.14159265358979) translate (21.547cm 14.226cm)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draw:transform="rotate (-3.14159265358979) translate (18.824cm 14.78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draw:transform="rotate (-3.14159265358979) translate (18.203cm 14.251cm)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svg:x="18.285cm" svg:y="13.92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18.906cm" svg:y="14.459cm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draw:transform="rotate (-3.14159265358979) translate (25.45cm 14.749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draw:transform="rotate (-3.14159265358979) translate (24.829cm 14.215cm)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svg:x="21.615cm" svg:y="13.898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22.236cm" svg:y="14.432cm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draw:transform="rotate (-3.14159265358979) translate (12.206cm 11.28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draw:transform="rotate (-3.14159265358979) translate (11.585cm 10.75cm)">
            <draw:text-box>
              <text:p><text:span text:style-name="T1">S-500A</text:span></text:p>
            </draw:text-box>
          </draw:frame>
        </draw:g>
        <draw:g>
          <draw:custom-shape draw:style-name="gr31" draw:text-style-name="P2" draw:layer="layout" svg:width="2.191cm" svg:height="1.745cm" svg:x="6.702cm" svg:y="10.409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7.263cm" svg:y="11.832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5.04cm" svg:y="9.532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5.601cm" svg:y="10.955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5.04cm" svg:y="11.277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5.601cm" svg:y="12.7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9.984cm" svg:y="8.659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10.545cm" svg:y="10.082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8.322cm" svg:y="9.527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8.883cm" svg:y="10.95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13.302cm" svg:y="8.627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13.863cm" svg:y="10.05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11.64cm" svg:y="9.527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12.201cm" svg:y="10.95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16.614cm" svg:y="8.627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17.175cm" svg:y="10.05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14.97cm" svg:y="9.495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15.531cm" svg:y="10.918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18.234cm" svg:y="7.757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18.795cm" svg:y="9.18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19.876cm" svg:y="8.627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20.437cm" svg:y="10.05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18.232cm" svg:y="9.495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18.793cm" svg:y="10.918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21.496cm" svg:y="7.757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22.057cm" svg:y="9.18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23.19cm" svg:y="8.628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23.751cm" svg:y="10.051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21.546cm" svg:y="9.496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22.107cm" svg:y="10.919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24.81cm" svg:y="7.758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25.371cm" svg:y="9.181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24.81cm" svg:y="9.503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25.371cm" svg:y="10.926cm">
            <draw:text-box>
              <text:p><text:span text:style-name="T1">S-700A</text:span></text:p>
            </draw:text-box>
          </draw:frame>
        </draw:g>
        <draw:custom-shape draw:style-name="gr48" draw:text-style-name="P7" draw:layer="layout" svg:width="2.191cm" svg:height="0.86cm" draw:transform="rotate (-3.14159265358979) translate (25.45cm 14.7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48" draw:text-style-name="P7" draw:layer="layout" svg:width="2.191cm" svg:height="0.86cm" draw:transform="rotate (-3.14159265358979) translate (22.067cm 11.24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draw:transform="rotate (-3.14159265358979) translate (21.446cm 10.712cm)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draw:transform="rotate (-3.14159265358979) translate (18.793cm 11.24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draw:transform="rotate (-3.14159265358979) translate (18.172cm 10.711cm)">
            <draw:text-box>
              <text:p><text:span text:style-name="T1">S-500A</text:span></text:p>
            </draw:text-box>
          </draw:frame>
        </draw:g>
        <draw:custom-shape draw:style-name="gr48" draw:text-style-name="P7" draw:layer="layout" svg:width="2.191cm" svg:height="0.86cm" draw:transform="rotate (-3.14159265358979) translate (25.381cm 11.27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8" draw:text-style-name="P7" draw:layer="layout" svg:width="2.191cm" svg:height="0.86cm" draw:transform="rotate (-3.14159265358979) translate (25.45cm 14.74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48" draw:text-style-name="P7" draw:layer="layout" svg:width="2.191cm" svg:height="0.86cm" svg:x="19.867cm" svg:y="7.762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20.488cm" svg:y="8.296cm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svg:x="14.97cm" svg:y="8.624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15.591cm" svg:y="9.158cm">
            <draw:text-box>
              <text:p><text:span text:style-name="T1">S-500A</text:span></text:p>
            </draw:text-box>
          </draw:frame>
        </draw:g>
        <draw:g>
          <draw:custom-shape draw:style-name="gr31" draw:text-style-name="P2" draw:layer="layout" svg:width="2.191cm" svg:height="1.745cm" svg:x="1.746cm" svg:y="9.533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2.307cm" svg:y="10.956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1.744cm" svg:y="11.271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2.305cm" svg:y="12.694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1.748cm" svg:y="6.059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2.309cm" svg:y="7.482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1.746cm" svg:y="7.797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2.307cm" svg:y="9.22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0.091cm" svg:y="8.652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0.652cm" svg:y="10.075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0.089cm" svg:y="10.39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0.65cm" svg:y="11.813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0.091cm" svg:y="6.916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0.652cm" svg:y="8.339cm">
            <draw:text-box>
              <text:p><text:span text:style-name="T1">S-700A</text:span></text:p>
            </draw:text-box>
          </draw:frame>
        </draw:g>
        <draw:g>
          <draw:custom-shape draw:style-name="gr48" draw:text-style-name="P7" draw:layer="layout" svg:width="2.191cm" svg:height="0.86cm" draw:transform="rotate (-3.14159265358979) translate (2.305cm 13.02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draw:transform="rotate (-3.14159265358979) translate (1.684cm 12.487cm)">
            <draw:text-box>
              <text:p><text:span text:style-name="T1">S-500A</text:span></text:p>
            </draw:text-box>
          </draw:frame>
        </draw:g>
        <draw:g>
          <draw:custom-shape draw:style-name="gr31" draw:text-style-name="P2" draw:layer="layout" svg:width="2.191cm" svg:height="1.745cm" svg:x="13.305cm" svg:y="5.125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13.866cm" svg:y="6.548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16.599cm" svg:y="5.112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17.16cm" svg:y="6.535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6.69cm" svg:y="5.151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7.251cm" svg:y="6.574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9.984cm" svg:y="5.138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10.545cm" svg:y="6.561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0.101cm" svg:y="5.164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0.662cm" svg:y="6.587cm">
            <draw:text-box>
              <text:p><text:span text:style-name="T1">S-700A</text:span></text:p>
            </draw:text-box>
          </draw:frame>
        </draw:g>
        <draw:g>
          <draw:custom-shape draw:style-name="gr31" draw:text-style-name="P2" draw:layer="layout" svg:width="2.191cm" svg:height="1.745cm" svg:x="3.395cm" svg:y="5.151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3.956cm" svg:y="6.574cm">
            <draw:text-box>
              <text:p><text:span text:style-name="T1">S-700A</text:span></text:p>
            </draw:text-box>
          </draw:frame>
        </draw:g>
        <draw:g>
          <draw:custom-shape draw:style-name="gr48" draw:text-style-name="P7" draw:layer="layout" svg:width="2.191cm" svg:height="0.86cm" draw:transform="rotate (-3.14159265358979) translate (10.525cm 6.8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draw:transform="rotate (-3.14159265358979) translate (9.904cm 6.353cm)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draw:transform="rotate (-3.14159265358979) translate (22.066cm 6.01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draw:transform="rotate (-3.14159265358979) translate (21.445cm 5.482cm)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svg:x="21.513cm" svg:y="5.154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22.134cm" svg:y="5.688cm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svg:x="24.81cm" svg:y="5.1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25.431cm" svg:y="5.684cm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svg:x="14.964cm" svg:y="5.134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15.585cm" svg:y="5.668cm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svg:x="18.261cm" svg:y="5.13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18.882cm" svg:y="5.664cm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svg:x="8.345cm" svg:y="5.154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8.966cm" svg:y="5.688cm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svg:x="11.642cm" svg:y="5.1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12.263cm" svg:y="5.684cm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svg:x="1.748cm" svg:y="5.16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2.369cm" svg:y="5.694cm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svg:x="5.045cm" svg:y="5.156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5.666cm" svg:y="5.69cm">
            <draw:text-box>
              <text:p><text:span text:style-name="T1">S-500A</text:span></text:p>
            </draw:text-box>
          </draw:frame>
        </draw:g>
        <draw:frame draw:style-name="gr50" draw:text-style-name="P6" draw:layer="layout" svg:width="1.013cm" svg:height="0.428cm" svg:x="-0.252cm" svg:y="5.169cm">
          <draw:text-box>
            <text:p><text:span text:style-name="T1">SL100A</text:span></text:p>
          </draw:text-box>
        </draw:frame>
        <draw:frame draw:style-name="gr50" draw:text-style-name="P6" draw:layer="layout" svg:width="1.013cm" svg:height="0.428cm" svg:x="26.508cm" svg:y="14.215cm">
          <draw:text-box>
            <text:p><text:span text:style-name="T1">SL100A</text:span></text:p>
          </draw:text-box>
        </draw:frame>
        <draw:frame draw:style-name="gr50" draw:text-style-name="P6" draw:layer="layout" svg:width="1.013cm" svg:height="0.428cm" svg:x="26.521cm" svg:y="11.017cm">
          <draw:text-box>
            <text:p><text:span text:style-name="T1">S300A</text:span></text:p>
          </draw:text-box>
        </draw:frame>
        <draw:g>
          <draw:g>
            <draw:custom-shape draw:style-name="gr38" draw:text-style-name="P2" draw:layer="layout" svg:width="2.193cm" svg:height="1.746cm" svg:x="5.042cm" svg:y="7.796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7" draw:text-style-name="P3" draw:layer="layout" svg:x1="5.388cm" svg:y1="9.214cm" svg:x2="7.004cm" svg:y2="8.341cm">
              <text:p/>
            </draw:line>
            <draw:line draw:style-name="gr27" draw:text-style-name="P3" draw:layer="layout" svg:x1="5.242cm" svg:y1="9.012cm" svg:x2="6.889cm" svg:y2="8.123cm">
              <text:p/>
            </draw:line>
            <draw:rect draw:style-name="gr25" draw:text-style-name="P4" draw:layer="layout" svg:width="0.24cm" svg:height="0.537cm" draw:transform="skewX (0.142418866962737) rotate (-0.934798347368164) translate (5.72cm 8.761cm)">
              <text:p/>
            </draw:rect>
            <draw:rect draw:style-name="gr25" draw:text-style-name="P4" draw:layer="layout" svg:width="0.259cm" svg:height="0.554cm" draw:transform="skewX (0.050440015382636) rotate (-1.04004170126342) translate (6.882cm 8.123cm)">
              <text:p/>
            </draw:rect>
          </draw:g>
          <draw:frame draw:style-name="gr28" draw:text-style-name="P6" draw:layer="layout" svg:width="1.182cm" svg:height="0.433cm" svg:x="5.546cm" svg:y="9.214cm">
            <draw:text-box>
              <text:p><text:span text:style-name="T1">S-711A</text:span></text:p>
            </draw:text-box>
          </draw:frame>
        </draw:g>
        <draw:g>
          <draw:custom-shape draw:style-name="gr31" draw:text-style-name="P2" draw:layer="layout" svg:width="2.191cm" svg:height="1.745cm" svg:x="6.703cm" svg:y="8.663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6" draw:layer="layout" svg:width="0.983cm" svg:height="0.432cm" svg:x="7.264cm" svg:y="10.086cm">
            <draw:text-box>
              <text:p><text:span text:style-name="T1">S-700A</text:span></text:p>
            </draw:text-box>
          </draw:frame>
        </draw:g>
        <draw:g>
          <draw:g>
            <draw:custom-shape draw:style-name="gr47" draw:text-style-name="P2" draw:layer="layout" svg:width="2.192cm" svg:height="1.746cm" draw:transform="rotate (3.14124358773939) translate (5.587cm 8.65cm)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3.741cm" svg:y1="7.23cm" svg:x2="5.241cm" svg:y2="7.231cm">
              <text:p/>
            </draw:line>
            <draw:line draw:style-name="gr2" draw:text-style-name="P3" draw:layer="layout" svg:x1="5.356cm" svg:y1="7.449cm" svg:x2="3.625cm" svg:y2="7.448cm">
              <text:p/>
            </draw:line>
          </draw:g>
          <draw:frame draw:style-name="gr6" draw:text-style-name="P6" draw:layer="layout" svg:width="0.983cm" svg:height="0.432cm" draw:transform="rotate (3.14124358773939) translate (5.01cm 8.648cm)">
            <draw:text-box>
              <text:p><text:span text:style-name="T1">S-709A</text:span></text:p>
            </draw:text-box>
          </draw:frame>
        </draw:g>
        <draw:g>
          <draw:g>
            <draw:custom-shape draw:style-name="gr47" draw:text-style-name="P2" draw:layer="layout" svg:width="2.192cm" svg:height="1.746cm" draw:transform="rotate (0.00663225115757845) translate (5.037cm 6.035cm)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6.892cm" svg:y1="7.442cm" svg:x2="5.392cm" svg:y2="7.451cm">
              <text:p/>
            </draw:line>
            <draw:line draw:style-name="gr2" draw:text-style-name="P3" draw:layer="layout" svg:x1="5.275cm" svg:y1="7.234cm" svg:x2="7.006cm" svg:y2="7.223cm">
              <text:p/>
            </draw:line>
          </draw:g>
          <draw:frame draw:style-name="gr6" draw:text-style-name="P6" draw:layer="layout" svg:width="0.983cm" svg:height="0.432cm" draw:transform="rotate (0.00663225115757845) translate (5.613cm 6.032cm)">
            <draw:text-box>
              <text:p><text:span text:style-name="T1">S-709A</text:span></text:p>
            </draw:text-box>
          </draw:frame>
        </draw:g>
        <draw:frame draw:style-name="gr50" draw:text-style-name="P21" draw:layer="layout" svg:width="1.013cm" svg:height="0.428cm" svg:x="26.613cm" svg:y="12.824cm">
          <draw:text-box>
            <text:p><text:span text:style-name="T3">S306A</text:span></text:p>
          </draw:text-box>
        </draw:frame>
        <draw:frame draw:style-name="gr50" draw:text-style-name="P6" draw:layer="layout" svg:width="1.013cm" svg:height="0.428cm" svg:x="26.727cm" svg:y="7.542cm">
          <draw:text-box>
            <text:p><text:span text:style-name="T3">S305A</text:span></text:p>
          </draw:text-box>
        </draw:frame>
        <draw:frame draw:style-name="gr50" draw:text-style-name="P21" draw:layer="layout" svg:width="1.013cm" svg:height="0.428cm" svg:x="26.633cm" svg:y="5.831cm">
          <draw:text-box>
            <text:p><text:span text:style-name="T3">S304A</text:span></text:p>
          </draw:text-box>
        </draw:frame>
        <draw:frame draw:style-name="gr50" draw:text-style-name="P6" draw:layer="layout" svg:width="1.013cm" svg:height="0.428cm" svg:x="26.588cm" svg:y="9.25cm">
          <draw:text-box>
            <text:p><text:span text:style-name="T1">S300A</text:span></text:p>
          </draw:text-box>
        </draw:frame>
        <draw:frame draw:style-name="gr50" draw:text-style-name="P21" draw:layer="layout" svg:width="1.013cm" svg:height="0.428cm" svg:x="-0.212cm" svg:y="13.581cm">
          <draw:text-box>
            <text:p><text:span text:style-name="T3">S304A</text:span></text:p>
          </draw:text-box>
        </draw:frame>
        <draw:frame draw:style-name="gr51" draw:text-style-name="P22" draw:layer="layout" svg:width="3.292cm" svg:height="0.446cm" svg:x="1.528cm" svg:y="4.468cm">
          <draw:text-box>
            <text:p><text:span text:style-name="T4">Prellbock und Sperrsignal fehlt noch</text:span></text:p>
          </draw:text-box>
        </draw:frame>
        <draw:g>
          <draw:custom-shape draw:style-name="gr31" draw:text-style-name="P2" draw:layer="layout" svg:width="2.191cm" svg:height="1.745cm" svg:x="6.69cm" svg:y="6.90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8.535cm" svg:y1="8.319cm" svg:x2="7.036cm" svg:y2="8.319cm">
            <text:p/>
          </draw:line>
          <draw:line draw:style-name="gr2" draw:text-style-name="P3" draw:layer="layout" svg:x1="6.921cm" svg:y1="8.101cm" svg:x2="8.651cm" svg:y2="8.101cm">
            <text:p/>
          </draw:line>
          <draw:line draw:style-name="gr2" draw:text-style-name="P3" draw:layer="layout" svg:x1="7.036cm" svg:y1="8.319cm" svg:x2="8.651cm" svg:y2="7.446cm">
            <text:p/>
          </draw:line>
          <draw:line draw:style-name="gr2" draw:text-style-name="P3" draw:layer="layout" svg:x1="6.921cm" svg:y1="8.101cm" svg:x2="8.536cm" svg:y2="7.228cm">
            <text:p/>
          </draw:line>
          <draw:line draw:style-name="gr2" draw:text-style-name="P3" draw:layer="layout" svg:x1="6.921cm" svg:y1="7.446cm" svg:x2="8.651cm" svg:y2="7.446cm">
            <text:p/>
          </draw:line>
          <draw:line draw:style-name="gr2" draw:text-style-name="P3" draw:layer="layout" svg:x1="8.535cm" svg:y1="7.228cm" svg:x2="7.036cm" svg:y2="7.228cm">
            <text:p/>
          </draw:line>
          <draw:custom-shape draw:style-name="gr30" draw:text-style-name="P4" draw:layer="layout" svg:width="0.23cm" svg:height="0.218cm" svg:x="6.979cm" svg:y="7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4" draw:layer="layout" svg:width="0.231cm" svg:height="0.218cm" svg:x="8.363cm" svg:y="7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9" draw:layer="layout" svg:width="0.228cm" svg:height="0.09cm" svg:x="7.668cm" svg:y="8.172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9" draw:layer="layout" svg:width="0.228cm" svg:height="0.09cm" svg:x="7.652cm" svg:y="7.29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2" draw:text-style-name="P9" draw:layer="layout" svg:width="0.228cm" svg:height="0.09cm" draw:transform="rotate (0.491659250286803) translate (7.509cm 7.875cm)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9" draw:layer="layout" svg:width="0.228cm" svg:height="0.09cm" draw:transform="rotate (0.491659250286803) translate (7.773cm 7.733cm)">
              <text:p/>
              <draw:enhanced-geometry svg:viewBox="0 0 21600 21600" draw:type="rectangle" draw:enhanced-path="M 0 0 L 21600 0 21600 21600 0 21600 0 0 Z N"/>
            </draw:custom-shape>
          </draw:g>
          <draw:frame draw:style-name="gr6" draw:text-style-name="P6" draw:layer="layout" svg:width="0.983cm" svg:height="0.432cm" svg:x="7.492cm" svg:y="8.319cm">
            <draw:text-box>
              <text:p><text:span text:style-name="T1">S-952A</text:span></text:p>
            </draw:text-box>
          </draw:frame>
        </draw:g>
        <draw:frame draw:style-name="gr53" draw:text-style-name="P22" draw:layer="layout" svg:width="3.749cm" svg:height="0.446cm" svg:x="21.403cm" svg:y="15.394cm">
          <draw:text-box>
            <text:p><text:span text:style-name="T4">Vermutlich Zieltaste im Stumpfgleis falsch.</text:span></text:p>
          </draw:text-box>
        </draw:frame>
        <draw:frame draw:style-name="gr50" draw:text-style-name="P6" draw:layer="layout" svg:width="1.013cm" svg:height="0.428cm" svg:x="-0.217cm" svg:y="12.055cm">
          <draw:text-box>
            <text:p><text:span text:style-name="T1">S300A</text:span></text:p>
          </draw:text-box>
        </draw:frame>
        <draw:frame draw:style-name="gr50" draw:text-style-name="P6" draw:layer="layout" svg:width="1.013cm" svg:height="0.428cm" svg:x="-0.216cm" svg:y="12.055cm">
          <draw:text-box>
            <text:p><text:span text:style-name="T1">S300A</text:span></text:p>
          </draw:text-box>
        </draw:frame>
        <draw:frame draw:style-name="gr50" draw:text-style-name="P6" draw:layer="layout" svg:width="1.013cm" svg:height="0.428cm" svg:x="-0.231cm" svg:y="10.234cm">
          <draw:text-box>
            <text:p><text:span text:style-name="T1">S300A</text:span></text:p>
          </draw:text-box>
        </draw:frame>
        <draw:frame draw:style-name="gr50" draw:text-style-name="P6" draw:layer="layout" svg:width="1.013cm" svg:height="0.428cm" svg:x="-0.231cm" svg:y="8.491cm">
          <draw:text-box>
            <text:p><text:span text:style-name="T1">S300A</text:span></text:p>
          </draw:text-box>
        </draw:frame>
        <draw:frame draw:style-name="gr50" draw:text-style-name="P6" draw:layer="layout" svg:width="1.013cm" svg:height="0.428cm" svg:x="-0.2cm" svg:y="6.591cm">
          <draw:text-box>
            <text:p><text:span text:style-name="T1">S300A</text:span></text:p>
          </draw:text-box>
        </draw:frame>
        <draw:frame draw:style-name="gr54" draw:text-style-name="P20" draw:layer="layout" svg:width="14.569cm" svg:height="3.095cm" svg:x="1.521cm" svg:y="16.713cm">
          <draw:text-box>
            <text:p>Maße Felder: <text:s/>3,1cm (horizontal), <text:s/>3,6cm (vertikal)</text:p>
            <text:p><text:span text:style-name="T5">Maße Randfelder: 1,6cm </text:span>(horizontal)</text:p>
            <text:p>Horizontal: 16x3,1cm + 2x1,6cm = 52,8cm</text:p>
            <text:p>Vertikal:<text:tab/>5,5x3,6cm = 19,8cm</text:p>
          </draw:text-box>
        </draw:frame>
        <presentation:notes draw:style-name="dp2">
          <draw:page-thumbnail draw:style-name="gr41" draw:layer="layout" svg:width="14.848cm" svg:height="11.136cm" svg:x="3.075cm" svg:y="2.257cm" draw:page-number="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>
        <draw:frame presentation:style-name="pr5" draw:text-style-name="P1" draw:layer="layout" svg:width="25.199cm" svg:height="1.737cm" svg:x="1.4cm" svg:y="0.753cm" presentation:class="title" presentation:user-transformed="true">
          <draw:text-box>
            <text:p text:style-name="P1">Schattenbahnhof</text:p>
          </draw:text-box>
        </draw:frame>
        <draw:g>
          <draw:custom-shape draw:style-name="gr38" draw:text-style-name="P2" draw:layer="layout" svg:width="2.193cm" svg:height="1.746cm" svg:x="10.65cm" svg:y="11.98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12.496cm" svg:y1="13.404cm" svg:x2="10.996cm" svg:y2="13.404cm">
            <text:p/>
          </draw:line>
          <draw:line draw:style-name="gr2" draw:text-style-name="P3" draw:layer="layout" svg:x1="10.881cm" svg:y1="13.186cm" svg:x2="12.612cm" svg:y2="13.186cm">
            <text:p/>
          </draw:line>
          <draw:line draw:style-name="gr2" draw:text-style-name="P3" draw:layer="layout" svg:x1="10.996cm" svg:y1="13.404cm" svg:x2="12.612cm" svg:y2="12.531cm">
            <text:p/>
          </draw:line>
          <draw:line draw:style-name="gr2" draw:text-style-name="P3" draw:layer="layout" svg:x1="10.881cm" svg:y1="13.186cm" svg:x2="12.497cm" svg:y2="12.313cm">
            <text:p/>
          </draw:line>
          <draw:custom-shape draw:style-name="gr30" draw:text-style-name="P4" draw:layer="layout" svg:width="0.23cm" svg:height="0.218cm" svg:x="12.324cm" svg:y="12.7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6" draw:layer="layout" svg:width="0.983cm" svg:height="0.433cm" svg:x="11.302cm" svg:y="13.404cm">
            <draw:text-box>
              <text:p><text:span text:style-name="T1">S-954A</text:span></text:p>
            </draw:text-box>
          </draw:frame>
        </draw:g>
        <draw:g>
          <draw:custom-shape draw:style-name="gr31" draw:text-style-name="P2" draw:layer="layout" svg:width="2.191cm" svg:height="1.745cm" svg:x="9.009cm" svg:y="12.86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9.355cm" svg:y1="14.284cm" svg:x2="10.97cm" svg:y2="13.411cm">
            <text:p/>
          </draw:line>
          <draw:line draw:style-name="gr2" draw:text-style-name="P3" draw:layer="layout" svg:x1="9.24cm" svg:y1="14.066cm" svg:x2="10.855cm" svg:y2="13.193cm">
            <text:p/>
          </draw:line>
          <draw:line draw:style-name="gr2" draw:text-style-name="P3" draw:layer="layout" svg:x1="9.355cm" svg:y1="14.284cm" svg:x2="10.278cm" svg:y2="12.866cm">
            <text:p/>
          </draw:line>
          <draw:line draw:style-name="gr2" draw:text-style-name="P3" draw:layer="layout" svg:x1="9.24cm" svg:y1="14.066cm" svg:x2="10.001cm" svg:y2="12.866cm">
            <text:p/>
          </draw:line>
          <draw:custom-shape draw:style-name="gr30" draw:text-style-name="P4" draw:layer="layout" svg:width="0.231cm" svg:height="0.218cm" svg:x="10.278cm" svg:y="13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5" draw:text-style-name="P23" draw:layer="layout" svg:width="0.963cm" svg:height="0.408cm" svg:x="9.702cm" svg:y="14.284cm">
            <draw:text-box>
              <text:p><text:span text:style-name="T6">S-955A</text:span></text:p>
            </draw:text-box>
          </draw:frame>
        </draw:g>
        <draw:g>
          <draw:custom-shape draw:style-name="gr38" draw:text-style-name="P2" draw:layer="layout" svg:width="2.193cm" svg:height="1.746cm" svg:x="12.291cm" svg:y="9.36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14.137cm" svg:y1="10.78cm" svg:x2="12.637cm" svg:y2="10.78cm">
            <text:p/>
          </draw:line>
          <draw:line draw:style-name="gr2" draw:text-style-name="P3" draw:layer="layout" svg:x1="12.522cm" svg:y1="10.562cm" svg:x2="14.253cm" svg:y2="10.562cm">
            <text:p/>
          </draw:line>
          <draw:line draw:style-name="gr2" draw:text-style-name="P3" draw:layer="layout" svg:x1="12.637cm" svg:y1="10.78cm" svg:x2="14.253cm" svg:y2="9.907cm">
            <text:p/>
          </draw:line>
          <draw:line draw:style-name="gr2" draw:text-style-name="P3" draw:layer="layout" svg:x1="12.522cm" svg:y1="10.562cm" svg:x2="14.138cm" svg:y2="9.689cm">
            <text:p/>
          </draw:line>
          <draw:custom-shape draw:style-name="gr30" draw:text-style-name="P4" draw:layer="layout" svg:width="0.23cm" svg:height="0.218cm" svg:x="13.965cm" svg:y="10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6" draw:layer="layout" svg:width="0.983cm" svg:height="0.433cm" svg:x="12.943cm" svg:y="10.78cm">
            <draw:text-box>
              <text:p><text:span text:style-name="T1">S-954A</text:span></text:p>
            </draw:text-box>
          </draw:frame>
        </draw:g>
        <draw:g>
          <draw:custom-shape draw:style-name="gr31" draw:text-style-name="P2" draw:layer="layout" svg:width="2.191cm" svg:height="1.745cm" svg:x="10.65cm" svg:y="10.24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10.996cm" svg:y1="11.66cm" svg:x2="12.611cm" svg:y2="10.787cm">
            <text:p/>
          </draw:line>
          <draw:line draw:style-name="gr2" draw:text-style-name="P3" draw:layer="layout" svg:x1="10.881cm" svg:y1="11.442cm" svg:x2="12.496cm" svg:y2="10.569cm">
            <text:p/>
          </draw:line>
          <draw:line draw:style-name="gr2" draw:text-style-name="P3" draw:layer="layout" svg:x1="10.996cm" svg:y1="11.66cm" svg:x2="11.919cm" svg:y2="10.242cm">
            <text:p/>
          </draw:line>
          <draw:line draw:style-name="gr2" draw:text-style-name="P3" draw:layer="layout" svg:x1="10.881cm" svg:y1="11.442cm" svg:x2="11.642cm" svg:y2="10.242cm">
            <text:p/>
          </draw:line>
          <draw:custom-shape draw:style-name="gr30" draw:text-style-name="P4" draw:layer="layout" svg:width="0.231cm" svg:height="0.218cm" svg:x="11.919cm" svg:y="10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5" draw:text-style-name="P23" draw:layer="layout" svg:width="0.963cm" svg:height="0.408cm" svg:x="11.343cm" svg:y="11.66cm">
            <draw:text-box>
              <text:p><text:span text:style-name="T6">S-955A</text:span></text:p>
            </draw:text-box>
          </draw:frame>
        </draw:g>
        <draw:g>
          <draw:custom-shape draw:style-name="gr38" draw:text-style-name="P2" draw:layer="layout" svg:width="2.193cm" svg:height="1.746cm" svg:x="13.932cm" svg:y="6.73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15.778cm" svg:y1="8.156cm" svg:x2="14.278cm" svg:y2="8.156cm">
            <text:p/>
          </draw:line>
          <draw:line draw:style-name="gr2" draw:text-style-name="P3" draw:layer="layout" svg:x1="14.163cm" svg:y1="7.938cm" svg:x2="15.894cm" svg:y2="7.938cm">
            <text:p/>
          </draw:line>
          <draw:line draw:style-name="gr2" draw:text-style-name="P3" draw:layer="layout" svg:x1="14.278cm" svg:y1="8.156cm" svg:x2="15.894cm" svg:y2="7.283cm">
            <text:p/>
          </draw:line>
          <draw:line draw:style-name="gr2" draw:text-style-name="P3" draw:layer="layout" svg:x1="14.163cm" svg:y1="7.938cm" svg:x2="15.779cm" svg:y2="7.065cm">
            <text:p/>
          </draw:line>
          <draw:custom-shape draw:style-name="gr30" draw:text-style-name="P4" draw:layer="layout" svg:width="0.23cm" svg:height="0.218cm" svg:x="15.606cm" svg:y="7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6" draw:layer="layout" svg:width="0.983cm" svg:height="0.433cm" svg:x="14.584cm" svg:y="8.156cm">
            <draw:text-box>
              <text:p><text:span text:style-name="T1">S-954A</text:span></text:p>
            </draw:text-box>
          </draw:frame>
        </draw:g>
        <draw:g>
          <draw:custom-shape draw:style-name="gr31" draw:text-style-name="P2" draw:layer="layout" svg:width="2.191cm" svg:height="1.745cm" svg:x="12.291cm" svg:y="7.61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12.637cm" svg:y1="9.036cm" svg:x2="14.252cm" svg:y2="8.163cm">
            <text:p/>
          </draw:line>
          <draw:line draw:style-name="gr2" draw:text-style-name="P3" draw:layer="layout" svg:x1="12.522cm" svg:y1="8.818cm" svg:x2="14.137cm" svg:y2="7.945cm">
            <text:p/>
          </draw:line>
          <draw:line draw:style-name="gr2" draw:text-style-name="P3" draw:layer="layout" svg:x1="12.637cm" svg:y1="9.036cm" svg:x2="13.56cm" svg:y2="7.618cm">
            <text:p/>
          </draw:line>
          <draw:line draw:style-name="gr2" draw:text-style-name="P3" draw:layer="layout" svg:x1="12.522cm" svg:y1="8.818cm" svg:x2="13.283cm" svg:y2="7.618cm">
            <text:p/>
          </draw:line>
          <draw:custom-shape draw:style-name="gr30" draw:text-style-name="P4" draw:layer="layout" svg:width="0.231cm" svg:height="0.218cm" svg:x="13.56cm" svg:y="7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5" draw:text-style-name="P23" draw:layer="layout" svg:width="0.963cm" svg:height="0.408cm" svg:x="12.984cm" svg:y="9.036cm">
            <draw:text-box>
              <text:p><text:span text:style-name="T6">S-955A</text:span></text:p>
            </draw:text-box>
          </draw:frame>
        </draw:g>
        <draw:g>
          <draw:custom-shape draw:style-name="gr31" draw:text-style-name="P2" draw:layer="layout" svg:width="2.191cm" svg:height="1.745cm" svg:x="10.65cm" svg:y="8.49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11.573cm" svg:y1="10.242cm" svg:x2="12.496cm" svg:y2="8.824cm">
            <text:p/>
          </draw:line>
          <draw:line draw:style-name="gr2" draw:text-style-name="P3" draw:layer="layout" svg:x1="11.85cm" svg:y1="10.242cm" svg:x2="12.611cm" svg:y2="9.042cm">
            <text:p/>
          </draw:line>
          <draw:frame draw:style-name="gr6" draw:text-style-name="P6" draw:layer="layout" svg:width="0.983cm" svg:height="0.432cm" draw:transform="rotate (-0.0209439510239318) translate (11.217cm 8.372cm)">
            <draw:text-box>
              <text:p><text:span text:style-name="T1">S-709A</text:span></text:p>
            </draw:text-box>
          </draw:frame>
        </draw:g>
        <draw:g>
          <draw:custom-shape draw:style-name="gr31" draw:text-style-name="P2" draw:layer="layout" svg:width="2.191cm" svg:height="1.745cm" svg:x="9.009cm" svg:y="11.1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9.932cm" svg:y1="12.866cm" svg:x2="10.855cm" svg:y2="11.448cm">
            <text:p/>
          </draw:line>
          <draw:line draw:style-name="gr2" draw:text-style-name="P3" draw:layer="layout" svg:x1="10.209cm" svg:y1="12.866cm" svg:x2="10.97cm" svg:y2="11.666cm">
            <text:p/>
          </draw:line>
          <draw:frame draw:style-name="gr6" draw:text-style-name="P6" draw:layer="layout" svg:width="0.983cm" svg:height="0.432cm" draw:transform="rotate (-0.0209439510239318) translate (9.576cm 10.996cm)">
            <draw:text-box>
              <text:p><text:span text:style-name="T1">S-709A</text:span></text:p>
            </draw:text-box>
          </draw:frame>
        </draw:g>
        <draw:g>
          <draw:custom-shape draw:style-name="gr31" draw:text-style-name="P2" draw:layer="layout" svg:width="2.191cm" svg:height="1.745cm" svg:x="12.291cm" svg:y="5.87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13.214cm" svg:y1="7.618cm" svg:x2="14.137cm" svg:y2="6.2cm">
            <text:p/>
          </draw:line>
          <draw:line draw:style-name="gr2" draw:text-style-name="P3" draw:layer="layout" svg:x1="13.491cm" svg:y1="7.618cm" svg:x2="14.252cm" svg:y2="6.418cm">
            <text:p/>
          </draw:line>
          <draw:frame draw:style-name="gr6" draw:text-style-name="P6" draw:layer="layout" svg:width="0.983cm" svg:height="0.432cm" draw:transform="rotate (-0.0209439510239318) translate (12.858cm 5.748cm)">
            <draw:text-box>
              <text:p><text:span text:style-name="T1">S-709A</text:span></text:p>
            </draw:text-box>
          </draw:frame>
        </draw:g>
        <draw:g>
          <draw:g>
            <draw:custom-shape draw:style-name="gr47" draw:text-style-name="P2" draw:layer="layout" svg:width="2.192cm" svg:height="1.746cm" draw:transform="rotate (0.00663225115757845) translate (15.574cm 5.873cm)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7.429cm" svg:y1="7.28cm" svg:x2="15.929cm" svg:y2="7.289cm">
              <text:p/>
            </draw:line>
            <draw:line draw:style-name="gr2" draw:text-style-name="P3" draw:layer="layout" svg:x1="15.812cm" svg:y1="7.072cm" svg:x2="17.543cm" svg:y2="7.061cm">
              <text:p/>
            </draw:line>
          </draw:g>
          <draw:frame draw:style-name="gr6" draw:text-style-name="P6" draw:layer="layout" svg:width="0.983cm" svg:height="0.432cm" draw:transform="rotate (0.00663225115757845) translate (16.15cm 5.87cm)">
            <draw:text-box>
              <text:p><text:span text:style-name="T1">S-709A</text:span></text:p>
            </draw:text-box>
          </draw:frame>
        </draw:g>
        <draw:g>
          <draw:g>
            <draw:custom-shape draw:style-name="gr47" draw:text-style-name="P2" draw:layer="layout" svg:width="2.192cm" svg:height="1.746cm" draw:transform="rotate (0.00663225115757845) translate (13.922cm 8.498cm)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5.777cm" svg:y1="9.905cm" svg:x2="14.277cm" svg:y2="9.914cm">
              <text:p/>
            </draw:line>
            <draw:line draw:style-name="gr2" draw:text-style-name="P3" draw:layer="layout" svg:x1="14.16cm" svg:y1="9.697cm" svg:x2="15.891cm" svg:y2="9.686cm">
              <text:p/>
            </draw:line>
          </draw:g>
          <draw:frame draw:style-name="gr6" draw:text-style-name="P6" draw:layer="layout" svg:width="0.983cm" svg:height="0.432cm" draw:transform="rotate (0.00663225115757845) translate (14.498cm 8.495cm)">
            <draw:text-box>
              <text:p><text:span text:style-name="T1">S-709A</text:span></text:p>
            </draw:text-box>
          </draw:frame>
        </draw:g>
        <draw:g>
          <draw:g>
            <draw:custom-shape draw:style-name="gr47" draw:text-style-name="P2" draw:layer="layout" svg:width="2.192cm" svg:height="1.746cm" draw:transform="rotate (0.00663225115757845) translate (12.291cm 11.122cm)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4.146cm" svg:y1="12.529cm" svg:x2="12.646cm" svg:y2="12.538cm">
              <text:p/>
            </draw:line>
            <draw:line draw:style-name="gr2" draw:text-style-name="P3" draw:layer="layout" svg:x1="12.529cm" svg:y1="12.321cm" svg:x2="14.26cm" svg:y2="12.31cm">
              <text:p/>
            </draw:line>
          </draw:g>
          <draw:frame draw:style-name="gr6" draw:text-style-name="P6" draw:layer="layout" svg:width="0.983cm" svg:height="0.432cm" draw:transform="rotate (0.00663225115757845) translate (12.867cm 11.119cm)">
            <draw:text-box>
              <text:p><text:span text:style-name="T1">S-709A</text:span></text:p>
            </draw:text-box>
          </draw:frame>
        </draw:g>
        <draw:g>
          <draw:custom-shape draw:style-name="gr38" draw:text-style-name="P2" draw:layer="layout" svg:width="2.193cm" svg:height="1.746cm" svg:x="7.358cm" svg:y="13.7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9.204cm" svg:y1="15.153cm" svg:x2="7.704cm" svg:y2="15.153cm">
            <text:p/>
          </draw:line>
          <draw:line draw:style-name="gr2" draw:text-style-name="P3" draw:layer="layout" svg:x1="7.589cm" svg:y1="14.935cm" svg:x2="9.32cm" svg:y2="14.935cm">
            <text:p/>
          </draw:line>
          <draw:line draw:style-name="gr2" draw:text-style-name="P3" draw:layer="layout" svg:x1="7.704cm" svg:y1="15.153cm" svg:x2="9.32cm" svg:y2="14.28cm">
            <text:p/>
          </draw:line>
          <draw:line draw:style-name="gr2" draw:text-style-name="P3" draw:layer="layout" svg:x1="7.589cm" svg:y1="14.935cm" svg:x2="9.205cm" svg:y2="14.062cm">
            <text:p/>
          </draw:line>
          <draw:custom-shape draw:style-name="gr30" draw:text-style-name="P4" draw:layer="layout" svg:width="0.23cm" svg:height="0.218cm" svg:x="9.032cm" svg:y="14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6" draw:layer="layout" svg:width="0.983cm" svg:height="0.433cm" svg:x="8.01cm" svg:y="15.153cm">
            <draw:text-box>
              <text:p><text:span text:style-name="T1">S-954A</text:span></text:p>
            </draw:text-box>
          </draw:frame>
        </draw:g>
        <draw:g>
          <draw:custom-shape draw:style-name="gr38" draw:text-style-name="P2" draw:layer="layout" svg:width="2.193cm" svg:height="1.746cm" draw:transform="rotate (-3.14159265358979) translate (11.2cm 16.359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9.354cm" svg:y1="14.941cm" svg:x2="10.854cm" svg:y2="14.941cm">
            <text:p/>
          </draw:line>
          <draw:line draw:style-name="gr2" draw:text-style-name="P3" draw:layer="layout" svg:x1="10.969cm" svg:y1="15.159cm" svg:x2="9.238cm" svg:y2="15.159cm">
            <text:p/>
          </draw:line>
          <draw:line draw:style-name="gr2" draw:text-style-name="P3" draw:layer="layout" svg:x1="10.854cm" svg:y1="14.941cm" svg:x2="9.238cm" svg:y2="15.814cm">
            <text:p/>
          </draw:line>
          <draw:line draw:style-name="gr2" draw:text-style-name="P3" draw:layer="layout" svg:x1="10.969cm" svg:y1="15.159cm" svg:x2="9.353cm" svg:y2="16.032cm">
            <text:p/>
          </draw:line>
          <draw:custom-shape draw:style-name="gr30" draw:text-style-name="P4" draw:layer="layout" svg:width="0.23cm" svg:height="0.218cm" draw:transform="rotate (-3.14159265358979) translate (9.526cm 15.5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6" draw:layer="layout" svg:width="0.983cm" svg:height="0.433cm" draw:transform="rotate (-3.14159265358979) translate (10.548cm 14.941cm)">
            <draw:text-box>
              <text:p><text:span text:style-name="T1">S-954A</text:span></text:p>
            </draw:text-box>
          </draw:frame>
        </draw:g>
        <draw:g>
          <draw:g>
            <draw:custom-shape draw:style-name="gr47" draw:text-style-name="P2" draw:layer="layout" svg:width="2.192cm" svg:height="1.746cm" draw:transform="rotate (3.14124358773939) translate (9.55cm 17.228cm)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7.704cm" svg:y1="15.808cm" svg:x2="9.204cm" svg:y2="15.809cm">
              <text:p/>
            </draw:line>
            <draw:line draw:style-name="gr2" draw:text-style-name="P3" draw:layer="layout" svg:x1="9.319cm" svg:y1="16.027cm" svg:x2="7.588cm" svg:y2="16.026cm">
              <text:p/>
            </draw:line>
          </draw:g>
          <draw:frame draw:style-name="gr6" draw:text-style-name="P6" draw:layer="layout" svg:width="0.983cm" svg:height="0.432cm" draw:transform="rotate (3.14124358773939) translate (8.973cm 17.226cm)">
            <draw:text-box>
              <text:p><text:span text:style-name="T1">S-709A</text:span></text:p>
            </draw:text-box>
          </draw:frame>
        </draw:g>
        <draw:g>
          <draw:custom-shape draw:style-name="gr31" draw:text-style-name="P2" draw:layer="layout" svg:width="2.191cm" svg:height="1.745cm" svg:x="5.713cm" svg:y="14.61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7.558cm" svg:y1="16.037cm" svg:x2="6.059cm" svg:y2="16.037cm">
            <text:p/>
          </draw:line>
          <draw:line draw:style-name="gr2" draw:text-style-name="P3" draw:layer="layout" svg:x1="5.944cm" svg:y1="15.819cm" svg:x2="7.674cm" svg:y2="15.819cm">
            <text:p/>
          </draw:line>
          <draw:line draw:style-name="gr2" draw:text-style-name="P3" draw:layer="layout" svg:x1="6.059cm" svg:y1="16.037cm" svg:x2="7.674cm" svg:y2="15.164cm">
            <text:p/>
          </draw:line>
          <draw:line draw:style-name="gr2" draw:text-style-name="P3" draw:layer="layout" svg:x1="5.944cm" svg:y1="15.819cm" svg:x2="7.559cm" svg:y2="14.946cm">
            <text:p/>
          </draw:line>
          <draw:line draw:style-name="gr2" draw:text-style-name="P3" draw:layer="layout" svg:x1="5.944cm" svg:y1="15.164cm" svg:x2="7.674cm" svg:y2="15.164cm">
            <text:p/>
          </draw:line>
          <draw:line draw:style-name="gr2" draw:text-style-name="P3" draw:layer="layout" svg:x1="7.558cm" svg:y1="14.946cm" svg:x2="6.059cm" svg:y2="14.946cm">
            <text:p/>
          </draw:line>
          <draw:custom-shape draw:style-name="gr30" draw:text-style-name="P4" draw:layer="layout" svg:width="0.23cm" svg:height="0.218cm" svg:x="6.002cm" svg:y="15.3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4" draw:layer="layout" svg:width="0.231cm" svg:height="0.218cm" svg:x="7.386cm" svg:y="15.3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9" draw:layer="layout" svg:width="0.228cm" svg:height="0.09cm" svg:x="6.691cm" svg:y="15.89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9" draw:layer="layout" svg:width="0.228cm" svg:height="0.09cm" svg:x="6.675cm" svg:y="15.0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2" draw:text-style-name="P9" draw:layer="layout" svg:width="0.228cm" svg:height="0.09cm" draw:transform="rotate (0.491659250286803) translate (6.532cm 15.593cm)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9" draw:layer="layout" svg:width="0.228cm" svg:height="0.09cm" draw:transform="rotate (0.491659250286803) translate (6.796cm 15.451cm)">
              <text:p/>
              <draw:enhanced-geometry svg:viewBox="0 0 21600 21600" draw:type="rectangle" draw:enhanced-path="M 0 0 L 21600 0 21600 21600 0 21600 0 0 Z N"/>
            </draw:custom-shape>
          </draw:g>
          <draw:frame draw:style-name="gr6" draw:text-style-name="P6" draw:layer="layout" svg:width="0.983cm" svg:height="0.432cm" svg:x="6.515cm" svg:y="16.037cm">
            <draw:text-box>
              <text:p><text:span text:style-name="T1">S-952A</text:span></text:p>
            </draw:text-box>
          </draw:frame>
        </draw:g>
        <draw:g>
          <draw:custom-shape draw:style-name="gr31" draw:text-style-name="P2" draw:layer="layout" svg:width="2.191cm" svg:height="1.745cm" svg:x="20.5cm" svg:y="5.01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20.846cm" svg:y1="6.433cm" svg:x2="22.461cm" svg:y2="5.56cm">
            <text:p/>
          </draw:line>
          <draw:line draw:style-name="gr2" draw:text-style-name="P3" draw:layer="layout" svg:x1="20.731cm" svg:y1="6.215cm" svg:x2="22.346cm" svg:y2="5.342cm">
            <text:p/>
          </draw:line>
          <draw:line draw:style-name="gr2" draw:text-style-name="P3" draw:layer="layout" svg:x1="21.423cm" svg:y1="6.76cm" svg:x2="22.346cm" svg:y2="5.342cm">
            <text:p/>
          </draw:line>
          <draw:line draw:style-name="gr2" draw:text-style-name="P3" draw:layer="layout" svg:x1="21.7cm" svg:y1="6.76cm" svg:x2="22.461cm" svg:y2="5.56cm">
            <text:p/>
          </draw:line>
          <draw:line draw:style-name="gr2" draw:text-style-name="P3" draw:layer="layout" svg:x1="20.731cm" svg:y1="5.56cm" svg:x2="22.461cm" svg:y2="5.56cm">
            <text:p/>
          </draw:line>
          <draw:line draw:style-name="gr2" draw:text-style-name="P3" draw:layer="layout" svg:x1="22.345cm" svg:y1="5.342cm" svg:x2="20.846cm" svg:y2="5.342cm">
            <text:p/>
          </draw:line>
          <draw:frame draw:style-name="gr37" draw:text-style-name="P6" draw:layer="layout" svg:width="1.081cm" svg:height="0.585cm" svg:x="21.082cm" svg:y="4.877cm">
            <draw:text-box>
              <text:p><text:span text:style-name="T1">S957D</text:span></text:p>
              <text:p><text:span text:style-name="T1">RW957D</text:span></text:p>
            </draw:text-box>
          </draw:frame>
        </draw:g>
        <draw:g>
          <draw:custom-shape draw:style-name="gr31" draw:text-style-name="P2" draw:layer="layout" svg:width="2.191cm" svg:height="1.745cm" svg:x="17.208cm" svg:y="10.24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17.554cm" svg:y1="11.665cm" svg:x2="19.169cm" svg:y2="10.792cm">
            <text:p/>
          </draw:line>
          <draw:line draw:style-name="gr2" draw:text-style-name="P3" draw:layer="layout" svg:x1="17.439cm" svg:y1="11.447cm" svg:x2="19.054cm" svg:y2="10.574cm">
            <text:p/>
          </draw:line>
          <draw:line draw:style-name="gr2" draw:text-style-name="P3" draw:layer="layout" svg:x1="18.131cm" svg:y1="11.992cm" svg:x2="19.054cm" svg:y2="10.574cm">
            <text:p/>
          </draw:line>
          <draw:line draw:style-name="gr2" draw:text-style-name="P3" draw:layer="layout" svg:x1="18.408cm" svg:y1="11.992cm" svg:x2="19.169cm" svg:y2="10.792cm">
            <text:p/>
          </draw:line>
          <draw:line draw:style-name="gr2" draw:text-style-name="P3" draw:layer="layout" svg:x1="17.439cm" svg:y1="10.792cm" svg:x2="19.169cm" svg:y2="10.792cm">
            <text:p/>
          </draw:line>
          <draw:line draw:style-name="gr2" draw:text-style-name="P3" draw:layer="layout" svg:x1="19.053cm" svg:y1="10.574cm" svg:x2="17.554cm" svg:y2="10.574cm">
            <text:p/>
          </draw:line>
          <draw:frame draw:style-name="gr37" draw:text-style-name="P6" draw:layer="layout" svg:width="1.081cm" svg:height="0.585cm" svg:x="17.79cm" svg:y="10.109cm">
            <draw:text-box>
              <text:p><text:span text:style-name="T1">S957D</text:span></text:p>
              <text:p><text:span text:style-name="T1">RW957D</text:span></text:p>
            </draw:text-box>
          </draw:frame>
        </draw:g>
        <draw:g>
          <draw:g>
            <draw:custom-shape draw:style-name="gr47" draw:text-style-name="P2" draw:layer="layout" svg:width="2.192cm" svg:height="1.746cm" draw:transform="rotate (3.14124358773939) translate (16.125cm 11.991cm)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4.279cm" svg:y1="10.571cm" svg:x2="15.779cm" svg:y2="10.572cm">
              <text:p/>
            </draw:line>
            <draw:line draw:style-name="gr2" draw:text-style-name="P3" draw:layer="layout" svg:x1="15.894cm" svg:y1="10.79cm" svg:x2="14.163cm" svg:y2="10.789cm">
              <text:p/>
            </draw:line>
          </draw:g>
          <draw:frame draw:style-name="gr6" draw:text-style-name="P6" draw:layer="layout" svg:width="0.983cm" svg:height="0.432cm" draw:transform="rotate (3.14124358773939) translate (15.548cm 11.989cm)">
            <draw:text-box>
              <text:p><text:span text:style-name="T1">S-709A</text:span></text:p>
            </draw:text-box>
          </draw:frame>
        </draw:g>
        <draw:g>
          <draw:custom-shape draw:style-name="gr31" draw:text-style-name="P2" draw:layer="layout" svg:width="2.191cm" svg:height="1.745cm" draw:transform="rotate (-3.14159265358979) translate (21.042cm 12.863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20.119cm" svg:y1="11.118cm" svg:x2="19.196cm" svg:y2="12.536cm">
            <text:p/>
          </draw:line>
          <draw:line draw:style-name="gr2" draw:text-style-name="P3" draw:layer="layout" svg:x1="19.842cm" svg:y1="11.118cm" svg:x2="19.081cm" svg:y2="12.318cm">
            <text:p/>
          </draw:line>
          <draw:frame draw:style-name="gr6" draw:text-style-name="P6" draw:layer="layout" svg:width="0.983cm" svg:height="0.432cm" draw:transform="rotate (3.12064870256586) translate (20.475cm 12.988cm)">
            <draw:text-box>
              <text:p><text:span text:style-name="T1">S-709A</text:span></text:p>
            </draw:text-box>
          </draw:frame>
        </draw:g>
        <draw:g>
          <draw:custom-shape draw:style-name="gr31" draw:text-style-name="P2" draw:layer="layout" svg:width="2.191cm" svg:height="1.745cm" svg:x="18.851cm" svg:y="7.62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19.197cm" svg:y1="9.046cm" svg:x2="20.812cm" svg:y2="8.173cm">
            <text:p/>
          </draw:line>
          <draw:line draw:style-name="gr2" draw:text-style-name="P3" draw:layer="layout" svg:x1="19.082cm" svg:y1="8.828cm" svg:x2="20.697cm" svg:y2="7.955cm">
            <text:p/>
          </draw:line>
          <draw:line draw:style-name="gr2" draw:text-style-name="P3" draw:layer="layout" svg:x1="19.774cm" svg:y1="9.373cm" svg:x2="20.697cm" svg:y2="7.955cm">
            <text:p/>
          </draw:line>
          <draw:line draw:style-name="gr2" draw:text-style-name="P3" draw:layer="layout" svg:x1="20.051cm" svg:y1="9.373cm" svg:x2="20.812cm" svg:y2="8.173cm">
            <text:p/>
          </draw:line>
          <draw:line draw:style-name="gr2" draw:text-style-name="P3" draw:layer="layout" svg:x1="19.082cm" svg:y1="8.173cm" svg:x2="20.812cm" svg:y2="8.173cm">
            <text:p/>
          </draw:line>
          <draw:line draw:style-name="gr2" draw:text-style-name="P3" draw:layer="layout" svg:x1="20.696cm" svg:y1="7.955cm" svg:x2="19.197cm" svg:y2="7.955cm">
            <text:p/>
          </draw:line>
          <draw:frame draw:style-name="gr37" draw:text-style-name="P6" draw:layer="layout" svg:width="1.081cm" svg:height="0.585cm" svg:x="19.433cm" svg:y="7.49cm">
            <draw:text-box>
              <text:p><text:span text:style-name="T1">S957D</text:span></text:p>
              <text:p><text:span text:style-name="T1">RW957D</text:span></text:p>
            </draw:text-box>
          </draw:frame>
        </draw:g>
        <draw:g>
          <draw:custom-shape draw:style-name="gr31" draw:text-style-name="P2" draw:layer="layout" svg:width="2.191cm" svg:height="1.745cm" draw:transform="rotate (-3.14159265358979) translate (22.691cm 10.25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21.768cm" svg:y1="8.505cm" svg:x2="20.845cm" svg:y2="9.923cm">
            <text:p/>
          </draw:line>
          <draw:line draw:style-name="gr2" draw:text-style-name="P3" draw:layer="layout" svg:x1="21.491cm" svg:y1="8.505cm" svg:x2="20.73cm" svg:y2="9.705cm">
            <text:p/>
          </draw:line>
          <draw:frame draw:style-name="gr6" draw:text-style-name="P6" draw:layer="layout" svg:width="0.983cm" svg:height="0.432cm" draw:transform="rotate (3.12064870256586) translate (22.124cm 10.375cm)">
            <draw:text-box>
              <text:p><text:span text:style-name="T1">S-709A</text:span></text:p>
            </draw:text-box>
          </draw:frame>
        </draw:g>
        <draw:g>
          <draw:g>
            <draw:custom-shape draw:style-name="gr31" draw:text-style-name="P15" draw:layer="layout" svg:width="2.191cm" svg:height="1.745cm" svg:x="13.933cm" svg:y="11.99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16" draw:layer="layout" svg:x1="15.778cm" svg:y1="13.409cm" svg:x2="14.279cm" svg:y2="13.409cm">
              <text:p/>
            </draw:line>
            <draw:line draw:style-name="gr2" draw:text-style-name="P16" draw:layer="layout" svg:x1="14.164cm" svg:y1="13.191cm" svg:x2="15.894cm" svg:y2="13.191cm">
              <text:p/>
            </draw:line>
            <draw:line draw:style-name="gr2" draw:text-style-name="P16" draw:layer="layout" svg:x1="14.164cm" svg:y1="12.536cm" svg:x2="15.894cm" svg:y2="12.536cm">
              <text:p/>
            </draw:line>
            <draw:line draw:style-name="gr2" draw:text-style-name="P16" draw:layer="layout" svg:x1="15.778cm" svg:y1="12.318cm" svg:x2="14.279cm" svg:y2="12.318cm">
              <text:p/>
            </draw:line>
          </draw:g>
          <draw:frame draw:style-name="gr6" draw:text-style-name="P17" draw:layer="layout" svg:width="0.983cm" svg:height="0.432cm" svg:x="14.486cm" svg:y="13.409cm">
            <draw:text-box>
              <text:p text:style-name="P10"><text:span text:style-name="T1">S-710A</text:span></text:p>
            </draw:text-box>
          </draw:frame>
        </draw:g>
        <draw:g>
          <draw:g>
            <draw:custom-shape draw:style-name="gr47" draw:text-style-name="P2" draw:layer="layout" svg:width="2.192cm" svg:height="1.746cm" draw:transform="rotate (3.14124358773939) translate (17.766cm 9.345cm)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5.92cm" svg:y1="7.925cm" svg:x2="17.42cm" svg:y2="7.926cm">
              <text:p/>
            </draw:line>
            <draw:line draw:style-name="gr2" draw:text-style-name="P3" draw:layer="layout" svg:x1="17.535cm" svg:y1="8.144cm" svg:x2="15.804cm" svg:y2="8.143cm">
              <text:p/>
            </draw:line>
          </draw:g>
          <draw:frame draw:style-name="gr6" draw:text-style-name="P6" draw:layer="layout" svg:width="0.983cm" svg:height="0.432cm" draw:transform="rotate (3.14124358773939) translate (17.189cm 9.343cm)">
            <draw:text-box>
              <text:p><text:span text:style-name="T1">S-709A</text:span></text:p>
            </draw:text-box>
          </draw:frame>
        </draw:g>
        <draw:g>
          <draw:g>
            <draw:custom-shape draw:style-name="gr38" draw:text-style-name="P2" draw:layer="layout" svg:width="2.193cm" svg:height="1.746cm" svg:x="13.932cm" svg:y="4.989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7" draw:text-style-name="P3" draw:layer="layout" svg:x1="14.278cm" svg:y1="6.407cm" svg:x2="15.894cm" svg:y2="5.534cm">
              <text:p/>
            </draw:line>
            <draw:line draw:style-name="gr27" draw:text-style-name="P3" draw:layer="layout" svg:x1="14.132cm" svg:y1="6.205cm" svg:x2="15.779cm" svg:y2="5.316cm">
              <text:p/>
            </draw:line>
            <draw:rect draw:style-name="gr25" draw:text-style-name="P4" draw:layer="layout" svg:width="0.24cm" svg:height="0.537cm" draw:transform="skewX (0.142418866962737) rotate (-0.934798347368164) translate (14.61cm 5.954cm)">
              <text:p/>
            </draw:rect>
            <draw:rect draw:style-name="gr25" draw:text-style-name="P4" draw:layer="layout" svg:width="0.259cm" svg:height="0.554cm" draw:transform="skewX (0.050440015382636) rotate (-1.04004170126342) translate (15.772cm 5.316cm)">
              <text:p/>
            </draw:rect>
          </draw:g>
          <draw:frame draw:style-name="gr28" draw:text-style-name="P6" draw:layer="layout" svg:width="1.182cm" svg:height="0.433cm" svg:x="14.436cm" svg:y="6.407cm">
            <draw:text-box>
              <text:p><text:span text:style-name="T1">S-711A</text:span></text:p>
            </draw:text-box>
          </draw:frame>
        </draw:g>
        <draw:g>
          <draw:g>
            <draw:custom-shape draw:style-name="gr47" draw:text-style-name="P2" draw:layer="layout" svg:width="2.192cm" svg:height="1.746cm" draw:transform="rotate (0.00663225115757845) translate (15.574cm 4.112cm)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7.429cm" svg:y1="5.519cm" svg:x2="15.929cm" svg:y2="5.528cm">
              <text:p/>
            </draw:line>
            <draw:line draw:style-name="gr2" draw:text-style-name="P3" draw:layer="layout" svg:x1="15.812cm" svg:y1="5.311cm" svg:x2="17.543cm" svg:y2="5.3cm">
              <text:p/>
            </draw:line>
          </draw:g>
          <draw:frame draw:style-name="gr6" draw:text-style-name="P6" draw:layer="layout" svg:width="0.983cm" svg:height="0.432cm" draw:transform="rotate (0.00663225115757845) translate (16.15cm 4.109cm)">
            <draw:text-box>
              <text:p><text:span text:style-name="T1">S-709A</text:span></text:p>
            </draw:text-box>
          </draw:frame>
        </draw:g>
        <draw:g>
          <draw:g>
            <draw:custom-shape draw:style-name="gr47" draw:text-style-name="P2" draw:layer="layout" svg:width="2.192cm" svg:height="1.746cm" draw:transform="rotate (3.14124358773939) translate (14.483cm 14.619cm)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2.637cm" svg:y1="13.199cm" svg:x2="14.137cm" svg:y2="13.2cm">
              <text:p/>
            </draw:line>
            <draw:line draw:style-name="gr2" draw:text-style-name="P3" draw:layer="layout" svg:x1="14.252cm" svg:y1="13.418cm" svg:x2="12.521cm" svg:y2="13.417cm">
              <text:p/>
            </draw:line>
          </draw:g>
          <draw:frame draw:style-name="gr6" draw:text-style-name="P6" draw:layer="layout" svg:width="0.983cm" svg:height="0.432cm" draw:transform="rotate (3.14124358773939) translate (13.906cm 14.617cm)">
            <draw:text-box>
              <text:p><text:span text:style-name="T1">S-709A</text:span></text:p>
            </draw:text-box>
          </draw:frame>
        </draw:g>
        <draw:g>
          <draw:g>
            <draw:custom-shape draw:style-name="gr47" draw:text-style-name="P2" draw:layer="layout" svg:width="2.192cm" svg:height="1.746cm" draw:transform="rotate (3.14124358773939) translate (14.483cm 16.366cm)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2.637cm" svg:y1="14.946cm" svg:x2="14.137cm" svg:y2="14.947cm">
              <text:p/>
            </draw:line>
            <draw:line draw:style-name="gr2" draw:text-style-name="P3" draw:layer="layout" svg:x1="14.252cm" svg:y1="15.165cm" svg:x2="12.521cm" svg:y2="15.164cm">
              <text:p/>
            </draw:line>
          </draw:g>
          <draw:frame draw:style-name="gr6" draw:text-style-name="P6" draw:layer="layout" svg:width="0.983cm" svg:height="0.432cm" draw:transform="rotate (3.14124358773939) translate (13.906cm 16.364cm)">
            <draw:text-box>
              <text:p><text:span text:style-name="T1">S-709A</text:span></text:p>
            </draw:text-box>
          </draw:frame>
        </draw:g>
        <draw:g>
          <draw:g>
            <draw:custom-shape draw:style-name="gr47" draw:text-style-name="P2" draw:layer="layout" svg:width="2.192cm" svg:height="1.746cm" draw:transform="rotate (0.00663225115757845) translate (13.933cm 13.751cm)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5.788cm" svg:y1="15.158cm" svg:x2="14.288cm" svg:y2="15.167cm">
              <text:p/>
            </draw:line>
            <draw:line draw:style-name="gr2" draw:text-style-name="P3" draw:layer="layout" svg:x1="14.171cm" svg:y1="14.95cm" svg:x2="15.902cm" svg:y2="14.939cm">
              <text:p/>
            </draw:line>
          </draw:g>
          <draw:frame draw:style-name="gr6" draw:text-style-name="P6" draw:layer="layout" svg:width="0.983cm" svg:height="0.432cm" draw:transform="rotate (0.00663225115757845) translate (14.509cm 13.748cm)">
            <draw:text-box>
              <text:p><text:span text:style-name="T1">S-709A</text:span></text:p>
            </draw:text-box>
          </draw:frame>
        </draw:g>
        <draw:g>
          <draw:g>
            <draw:custom-shape draw:style-name="gr47" draw:text-style-name="P2" draw:layer="layout" svg:width="2.192cm" svg:height="1.746cm" draw:transform="rotate (3.14124358773939) translate (17.766cm 16.37cm)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5.92cm" svg:y1="14.95cm" svg:x2="17.42cm" svg:y2="14.951cm">
              <text:p/>
            </draw:line>
            <draw:line draw:style-name="gr2" draw:text-style-name="P3" draw:layer="layout" svg:x1="17.535cm" svg:y1="15.169cm" svg:x2="15.804cm" svg:y2="15.168cm">
              <text:p/>
            </draw:line>
          </draw:g>
          <draw:frame draw:style-name="gr6" draw:text-style-name="P6" draw:layer="layout" svg:width="0.983cm" svg:height="0.432cm" draw:transform="rotate (3.14124358773939) translate (17.189cm 16.368cm)">
            <draw:text-box>
              <text:p><text:span text:style-name="T1">S-709A</text:span></text:p>
            </draw:text-box>
          </draw:frame>
        </draw:g>
        <draw:g>
          <draw:custom-shape draw:style-name="gr31" draw:text-style-name="P2" draw:layer="layout" svg:width="2.191cm" svg:height="1.745cm" svg:x="22.14cm" svg:y="4.13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22.878cm" svg:y1="5.554cm" svg:x2="22.486cm" svg:y2="5.554cm">
            <text:p/>
          </draw:line>
          <draw:line draw:style-name="gr2" draw:text-style-name="P3" draw:layer="layout" svg:x1="22.343cm" svg:y1="5.335cm" svg:x2="23.028cm" svg:y2="5.335cm">
            <text:p/>
          </draw:line>
          <draw:line draw:style-name="gr2" draw:text-style-name="P3" draw:layer="layout" svg:x1="23.063cm" svg:y1="5.881cm" svg:x2="22.867cm" svg:y2="5.547cm">
            <text:p/>
          </draw:line>
          <draw:line draw:style-name="gr2" draw:text-style-name="P3" draw:layer="layout" svg:x1="23.354cm" svg:y1="5.881cm" svg:x2="23.019cm" svg:y2="5.329cm">
            <text:p/>
          </draw:line>
          <draw:frame draw:style-name="gr33" draw:text-style-name="P6" draw:layer="layout" svg:width="0.983cm" svg:height="0.585cm" svg:x="22.741cm" svg:y="4.04cm">
            <draw:text-box>
              <text:p><text:span text:style-name="T1">S722A</text:span></text:p>
              <text:p><text:span text:style-name="T1">RW717</text:span></text:p>
            </draw:text-box>
          </draw:frame>
        </draw:g>
        <draw:g>
          <draw:custom-shape draw:style-name="gr31" draw:text-style-name="P2" draw:layer="layout" svg:width="2.191cm" svg:height="1.745cm" draw:transform="rotate (-3.14159265358979) translate (24.331cm 7.626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23.408cm" svg:y1="5.881cm" svg:x2="22.485cm" svg:y2="7.299cm">
            <text:p/>
          </draw:line>
          <draw:line draw:style-name="gr2" draw:text-style-name="P3" draw:layer="layout" svg:x1="23.131cm" svg:y1="5.881cm" svg:x2="22.37cm" svg:y2="7.081cm">
            <text:p/>
          </draw:line>
          <draw:frame draw:style-name="gr6" draw:text-style-name="P6" draw:layer="layout" svg:width="0.983cm" svg:height="0.432cm" draw:transform="rotate (3.12064870256586) translate (23.764cm 7.751cm)">
            <draw:text-box>
              <text:p><text:span text:style-name="T1">S-709A</text:span></text:p>
            </draw:text-box>
          </draw:frame>
        </draw:g>
        <draw:g>
          <draw:custom-shape draw:style-name="gr31" draw:text-style-name="P2" draw:layer="layout" svg:width="2.191cm" svg:height="1.745cm" svg:x="20.5cm" svg:y="6.7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20.846cm" svg:y1="8.178cm" svg:x2="21.769cm" svg:y2="6.76cm">
            <text:p/>
          </draw:line>
          <draw:line draw:style-name="gr2" draw:text-style-name="P3" draw:layer="layout" svg:x1="20.731cm" svg:y1="7.96cm" svg:x2="21.492cm" svg:y2="6.76cm">
            <text:p/>
          </draw:line>
          <draw:line draw:style-name="gr2" draw:text-style-name="P3" draw:layer="layout" svg:x1="21.423cm" svg:y1="8.505cm" svg:x2="22.346cm" svg:y2="7.087cm">
            <text:p/>
          </draw:line>
          <draw:line draw:style-name="gr2" draw:text-style-name="P3" draw:layer="layout" svg:x1="21.7cm" svg:y1="8.505cm" svg:x2="22.461cm" svg:y2="7.305cm">
            <text:p/>
          </draw:line>
          <draw:frame draw:style-name="gr6" draw:text-style-name="P6" draw:layer="layout" svg:width="0.983cm" svg:height="0.432cm" draw:transform="rotate (1.01019657105432) translate (21.881cm 8.343cm)">
            <draw:text-box>
              <text:p><text:span text:style-name="T1">S-710A</text:span></text:p>
            </draw:text-box>
          </draw:frame>
        </draw:g>
        <draw:g>
          <draw:custom-shape draw:style-name="gr31" draw:text-style-name="P2" draw:layer="layout" svg:width="2.191cm" svg:height="1.745cm" svg:x="18.851cm" svg:y="9.37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19.197cm" svg:y1="10.791cm" svg:x2="20.12cm" svg:y2="9.373cm">
            <text:p/>
          </draw:line>
          <draw:line draw:style-name="gr2" draw:text-style-name="P3" draw:layer="layout" svg:x1="19.082cm" svg:y1="10.573cm" svg:x2="19.843cm" svg:y2="9.373cm">
            <text:p/>
          </draw:line>
          <draw:line draw:style-name="gr2" draw:text-style-name="P3" draw:layer="layout" svg:x1="19.774cm" svg:y1="11.118cm" svg:x2="20.697cm" svg:y2="9.7cm">
            <text:p/>
          </draw:line>
          <draw:line draw:style-name="gr2" draw:text-style-name="P3" draw:layer="layout" svg:x1="20.051cm" svg:y1="11.118cm" svg:x2="20.812cm" svg:y2="9.918cm">
            <text:p/>
          </draw:line>
          <draw:frame draw:style-name="gr6" draw:text-style-name="P6" draw:layer="layout" svg:width="0.983cm" svg:height="0.432cm" draw:transform="rotate (1.01019657105432) translate (20.232cm 10.956cm)">
            <draw:text-box>
              <text:p><text:span text:style-name="T1">S-710A</text:span></text:p>
            </draw:text-box>
          </draw:frame>
        </draw:g>
        <draw:g>
          <draw:custom-shape draw:style-name="gr31" draw:text-style-name="P2" draw:layer="layout" svg:width="2.191cm" svg:height="1.745cm" draw:transform="rotate (-3.14159265358979) translate (19.399cm 15.48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18.476cm" svg:y1="13.737cm" svg:x2="17.553cm" svg:y2="15.155cm">
            <text:p/>
          </draw:line>
          <draw:line draw:style-name="gr2" draw:text-style-name="P3" draw:layer="layout" svg:x1="18.199cm" svg:y1="13.737cm" svg:x2="17.438cm" svg:y2="14.937cm">
            <text:p/>
          </draw:line>
          <draw:frame draw:style-name="gr6" draw:text-style-name="P6" draw:layer="layout" svg:width="0.983cm" svg:height="0.432cm" draw:transform="rotate (3.12064870256586) translate (18.832cm 15.607cm)">
            <draw:text-box>
              <text:p><text:span text:style-name="T1">S-709A</text:span></text:p>
            </draw:text-box>
          </draw:frame>
        </draw:g>
        <draw:g>
          <draw:custom-shape draw:style-name="gr31" draw:text-style-name="P2" draw:layer="layout" svg:width="2.191cm" svg:height="1.745cm" svg:x="17.208cm" svg:y="11.99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2" draw:text-style-name="P3" draw:layer="layout" svg:x1="17.554cm" svg:y1="13.41cm" svg:x2="18.477cm" svg:y2="11.992cm">
            <text:p/>
          </draw:line>
          <draw:line draw:style-name="gr2" draw:text-style-name="P3" draw:layer="layout" svg:x1="17.439cm" svg:y1="13.192cm" svg:x2="18.2cm" svg:y2="11.992cm">
            <text:p/>
          </draw:line>
          <draw:line draw:style-name="gr2" draw:text-style-name="P3" draw:layer="layout" svg:x1="18.131cm" svg:y1="13.737cm" svg:x2="19.054cm" svg:y2="12.319cm">
            <text:p/>
          </draw:line>
          <draw:line draw:style-name="gr2" draw:text-style-name="P3" draw:layer="layout" svg:x1="18.408cm" svg:y1="13.737cm" svg:x2="19.169cm" svg:y2="12.537cm">
            <text:p/>
          </draw:line>
          <draw:frame draw:style-name="gr6" draw:text-style-name="P6" draw:layer="layout" svg:width="0.983cm" svg:height="0.432cm" draw:transform="rotate (1.01019657105432) translate (18.589cm 13.575cm)">
            <draw:text-box>
              <text:p><text:span text:style-name="T1">S-710A</text:span></text:p>
            </draw:text-box>
          </draw:frame>
        </draw:g>
        <draw:g>
          <draw:g>
            <draw:custom-shape draw:style-name="gr47" draw:text-style-name="P2" draw:layer="layout" svg:width="2.192cm" svg:height="1.746cm" draw:transform="rotate (3.14124358773939) translate (19.407cm 6.762cm)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" draw:text-style-name="P3" draw:layer="layout" svg:x1="17.561cm" svg:y1="5.342cm" svg:x2="19.061cm" svg:y2="5.343cm">
              <text:p/>
            </draw:line>
            <draw:line draw:style-name="gr2" draw:text-style-name="P3" draw:layer="layout" svg:x1="19.176cm" svg:y1="5.561cm" svg:x2="17.445cm" svg:y2="5.56cm">
              <text:p/>
            </draw:line>
          </draw:g>
          <draw:frame draw:style-name="gr6" draw:text-style-name="P6" draw:layer="layout" svg:width="0.983cm" svg:height="0.432cm" draw:transform="rotate (3.14124358773939) translate (18.83cm 6.76cm)">
            <draw:text-box>
              <text:p><text:span text:style-name="T1">S-709A</text:span></text:p>
            </draw:text-box>
          </draw:frame>
        </draw:g>
        <draw:g>
          <draw:g>
            <draw:line draw:style-name="gr11" draw:text-style-name="P7" draw:layer="layout" svg:x1="17.568cm" svg:y1="7.077cm" svg:x2="19.067cm" svg:y2="7.077cm">
              <text:p/>
            </draw:line>
            <draw:line draw:style-name="gr11" draw:text-style-name="P7" draw:layer="layout" svg:x1="19.182cm" svg:y1="7.295cm" svg:x2="17.452cm" svg:y2="7.295cm">
              <text:p/>
            </draw:line>
            <draw:custom-shape draw:style-name="gr48" draw:text-style-name="P7" draw:layer="layout" svg:width="2.191cm" svg:height="0.86cm" draw:transform="rotate (-3.14159265358979) translate (19.406cm 7.61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7" draw:layer="layout" svg:x1="17.568cm" svg:y1="7.077cm" svg:x2="19.067cm" svg:y2="7.077cm">
              <text:p/>
            </draw:line>
            <draw:line draw:style-name="gr11" draw:text-style-name="P7" draw:layer="layout" svg:x1="19.182cm" svg:y1="7.295cm" svg:x2="17.452cm" svg:y2="7.295cm">
              <text:p/>
            </draw:line>
          </draw:g>
          <draw:frame draw:style-name="gr6" draw:text-style-name="P6" draw:layer="layout" svg:width="0.983cm" svg:height="0.432cm" draw:transform="rotate (-3.14159265358979) translate (18.703cm 7.077cm)">
            <draw:text-box>
              <text:p><text:span text:style-name="T1">S-510A</text:span></text:p>
            </draw:text-box>
          </draw:frame>
        </draw:g>
        <draw:g>
          <draw:g>
            <draw:line draw:style-name="gr11" draw:text-style-name="P7" draw:layer="layout" svg:x1="15.927cm" svg:y1="9.695cm" svg:x2="17.426cm" svg:y2="9.695cm">
              <text:p/>
            </draw:line>
            <draw:line draw:style-name="gr11" draw:text-style-name="P7" draw:layer="layout" svg:x1="17.541cm" svg:y1="9.913cm" svg:x2="15.811cm" svg:y2="9.913cm">
              <text:p/>
            </draw:line>
            <draw:custom-shape draw:style-name="gr48" draw:text-style-name="P7" draw:layer="layout" svg:width="2.191cm" svg:height="0.86cm" draw:transform="rotate (-3.14159265358979) translate (17.765cm 10.22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7" draw:layer="layout" svg:x1="15.927cm" svg:y1="9.695cm" svg:x2="17.426cm" svg:y2="9.695cm">
              <text:p/>
            </draw:line>
            <draw:line draw:style-name="gr11" draw:text-style-name="P7" draw:layer="layout" svg:x1="17.541cm" svg:y1="9.913cm" svg:x2="15.811cm" svg:y2="9.913cm">
              <text:p/>
            </draw:line>
          </draw:g>
          <draw:frame draw:style-name="gr6" draw:text-style-name="P6" draw:layer="layout" svg:width="0.983cm" svg:height="0.432cm" draw:transform="rotate (-3.14159265358979) translate (17.062cm 9.695cm)">
            <draw:text-box>
              <text:p><text:span text:style-name="T1">S-510A</text:span></text:p>
            </draw:text-box>
          </draw:frame>
        </draw:g>
        <draw:g>
          <draw:custom-shape draw:style-name="gr48" draw:text-style-name="P7" draw:layer="layout" svg:width="2.191cm" svg:height="0.86cm" draw:transform="rotate (-3.14159265358979) translate (12.841cm 14.61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draw:transform="rotate (-3.14159265358979) translate (12.22cm 14.077cm)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draw:transform="rotate (-3.14159265358979) translate (21.04cm 5.01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draw:transform="rotate (-3.14159265358979) translate (20.419cm 4.477cm)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svg:x="15.574cm" svg:y="13.737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16.195cm" svg:y="14.271cm">
            <draw:text-box>
              <text:p><text:span text:style-name="T1">S-500A</text:span></text:p>
            </draw:text-box>
          </draw:frame>
        </draw:g>
        <draw:g>
          <draw:custom-shape draw:style-name="gr49" draw:text-style-name="P2" draw:layer="layout" svg:width="2.191cm" svg:height="0.86cm" svg:x="10.656cm" svg:y="14.614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5" draw:layer="layout" svg:width="0.22cm" svg:height="0.22cm" draw:transform="rotate (-3.14159265358979) translate (11.865cm 15.42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1.008cm" svg:y1="14.94cm" svg:x2="12.507cm" svg:y2="14.94cm">
            <text:p/>
          </draw:line>
          <draw:line draw:style-name="gr2" draw:text-style-name="P3" draw:layer="layout" svg:x1="10.999cm" svg:y1="15.158cm" svg:x2="12.498cm" svg:y2="15.158cm">
            <text:p/>
          </draw:line>
          <draw:line draw:style-name="gr2" draw:text-style-name="P3" draw:layer="layout" svg:x1="12.626cm" svg:y1="14.94cm" svg:x2="10.858cm" svg:y2="14.94cm">
            <text:p/>
          </draw:line>
          <draw:g>
            <draw:custom-shape draw:style-name="gr34" draw:text-style-name="P4" draw:layer="layout" svg:width="0.274cm" svg:height="0.211cm" draw:transform="rotate (-3.14159265358979) translate (11.863cm 14.885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5" draw:text-style-name="P4" draw:layer="layout" svg:width="0.205cm" svg:height="0.211cm" draw:transform="rotate (-3.14159265358979) translate (11.728cm 14.88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draw:transform="rotate (-3.14159265358979) translate (11.669cm 14.8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5" draw:text-style-name="P4" draw:layer="layout" svg:width="0.205cm" svg:height="0.211cm" draw:transform="rotate (-3.14159265358979) translate (11.933cm 14.88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draw:transform="rotate (-3.14159265358979) translate (11.874cm 14.8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3" draw:layer="layout" svg:x1="11.933cm" svg:y1="14.78cm" svg:x2="12.064cm" svg:y2="14.781cm">
              <text:p/>
            </draw:line>
            <draw:line draw:style-name="gr17" draw:text-style-name="P3" draw:layer="layout" svg:x1="12.055cm" svg:y1="14.846cm" svg:x2="12.056cm" svg:y2="14.715cm">
              <text:p/>
            </draw:line>
          </draw:g>
          <draw:frame draw:style-name="gr6" draw:text-style-name="P6" draw:layer="layout" svg:width="0.983cm" svg:height="0.432cm" draw:transform="rotate (-3.14159265358979) translate (11.531cm 14.94cm)">
            <draw:text-box>
              <text:p text:style-name="P10"><text:span text:style-name="T1">S-622B</text:span></text:p>
            </draw:text-box>
          </draw:frame>
        </draw:g>
        <draw:g>
          <draw:g>
            <draw:custom-shape draw:style-name="gr38" draw:text-style-name="P2" draw:layer="layout" svg:width="2.193cm" svg:height="1.746cm" svg:x="15.576cm" svg:y="11.085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7" draw:text-style-name="P3" draw:layer="layout" svg:x1="15.922cm" svg:y1="12.503cm" svg:x2="17.538cm" svg:y2="11.63cm">
              <text:p/>
            </draw:line>
            <draw:line draw:style-name="gr27" draw:text-style-name="P3" draw:layer="layout" svg:x1="15.776cm" svg:y1="12.301cm" svg:x2="17.423cm" svg:y2="11.412cm">
              <text:p/>
            </draw:line>
            <draw:rect draw:style-name="gr25" draw:text-style-name="P4" draw:layer="layout" svg:width="0.24cm" svg:height="0.537cm" draw:transform="skewX (0.142418866962737) rotate (-0.934798347368164) translate (16.254cm 12.05cm)">
              <text:p/>
            </draw:rect>
            <draw:rect draw:style-name="gr25" draw:text-style-name="P4" draw:layer="layout" svg:width="0.259cm" svg:height="0.554cm" draw:transform="skewX (0.050440015382636) rotate (-1.04004170126342) translate (17.416cm 11.412cm)">
              <text:p/>
            </draw:rect>
          </draw:g>
          <draw:frame draw:style-name="gr40" draw:text-style-name="P6" draw:layer="layout" svg:width="1.182cm" svg:height="0.585cm" svg:x="15.863cm" svg:y="10.97cm">
            <draw:text-box>
              <text:p><text:span text:style-name="T1">S-825B</text:span></text:p>
              <text:p><text:span text:style-name="T1">D825B</text:span></text:p>
            </draw:text-box>
          </draw:frame>
          <draw:g>
            <draw:custom-shape draw:style-name="gr34" draw:text-style-name="P4" draw:layer="layout" svg:width="0.274cm" svg:height="0.211cm" draw:transform="rotate (0.504051087975962) translate (16.693cm 12.194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5" draw:text-style-name="P4" draw:layer="layout" svg:width="0.205cm" svg:height="0.211cm" draw:transform="rotate (0.504051087975962) translate (16.81cm 12.12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draw:transform="rotate (0.504051087975962) translate (16.893cm 12.15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5" draw:text-style-name="P4" draw:layer="layout" svg:width="0.205cm" svg:height="0.211cm" draw:transform="rotate (0.504051087975962) translate (16.631cm 12.22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draw:transform="rotate (0.504051087975962) translate (16.713cm 12.25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3" draw:layer="layout" svg:x1="16.681cm" svg:y1="12.319cm" svg:x2="16.566cm" svg:y2="12.381cm">
              <text:p/>
            </draw:line>
            <draw:line draw:style-name="gr17" draw:text-style-name="P3" draw:layer="layout" svg:x1="16.543cm" svg:y1="12.32cm" svg:x2="16.605cm" svg:y2="12.435cm">
              <text:p/>
            </draw:line>
          </draw:g>
          <draw:custom-shape draw:style-name="gr32" draw:text-style-name="P5" draw:layer="layout" svg:width="0.22cm" svg:height="0.22cm" svg:x="16.377cm" svg:y="11.545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9" draw:text-style-name="P2" draw:layer="layout" svg:width="2.191cm" svg:height="0.86cm" svg:x="15.576cm" svg:y="10.22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5" draw:layer="layout" svg:width="0.22cm" svg:height="0.22cm" svg:x="16.557cm" svg:y="10.2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7.414cm" svg:y1="10.759cm" svg:x2="15.915cm" svg:y2="10.759cm">
            <text:p/>
          </draw:line>
          <draw:line draw:style-name="gr2" draw:text-style-name="P3" draw:layer="layout" svg:x1="15.8cm" svg:y1="10.541cm" svg:x2="17.53cm" svg:y2="10.541cm">
            <text:p/>
          </draw:line>
          <draw:line draw:style-name="gr2" draw:text-style-name="P3" draw:layer="layout" svg:x1="17.414cm" svg:y1="10.759cm" svg:x2="15.915cm" svg:y2="10.759cm">
            <text:p/>
          </draw:line>
          <draw:line draw:style-name="gr2" draw:text-style-name="P3" draw:layer="layout" svg:x1="15.8cm" svg:y1="10.541cm" svg:x2="17.53cm" svg:y2="10.541cm">
            <text:p/>
          </draw:line>
          <draw:g>
            <draw:custom-shape draw:style-name="gr34" draw:text-style-name="P4" draw:layer="layout" svg:width="0.274cm" svg:height="0.211cm" svg:x="16.559cm" svg:y="10.81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5" draw:text-style-name="P4" draw:layer="layout" svg:width="0.205cm" svg:height="0.211cm" svg:x="16.694cm" svg:y="10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svg:x="16.753cm" svg:y="10.87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5" draw:text-style-name="P4" draw:layer="layout" svg:width="0.205cm" svg:height="0.211cm" svg:x="16.489cm" svg:y="10.8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svg:x="16.548cm" svg:y="10.87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3" draw:layer="layout" svg:x1="16.489cm" svg:y1="10.919cm" svg:x2="16.358cm" svg:y2="10.918cm">
              <text:p/>
            </draw:line>
            <draw:line draw:style-name="gr17" draw:text-style-name="P3" draw:layer="layout" svg:x1="16.367cm" svg:y1="10.853cm" svg:x2="16.366cm" svg:y2="10.984cm">
              <text:p/>
            </draw:line>
          </draw:g>
          <draw:frame draw:style-name="gr6" draw:text-style-name="P6" draw:layer="layout" svg:width="0.983cm" svg:height="0.432cm" svg:x="16.936cm" svg:y="10.109cm">
            <draw:text-box>
              <text:p text:style-name="P10"><text:span text:style-name="T1">S-621B</text:span></text:p>
            </draw:text-box>
          </draw:frame>
        </draw:g>
        <draw:g>
          <draw:g>
            <draw:custom-shape draw:style-name="gr38" draw:text-style-name="P2" draw:layer="layout" svg:width="2.193cm" svg:height="1.746cm" svg:x="18.849cm" svg:y="5.87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7" draw:text-style-name="P3" draw:layer="layout" svg:x1="19.195cm" svg:y1="7.295cm" svg:x2="20.811cm" svg:y2="6.422cm">
              <text:p/>
            </draw:line>
            <draw:line draw:style-name="gr27" draw:text-style-name="P3" draw:layer="layout" svg:x1="19.049cm" svg:y1="7.093cm" svg:x2="20.696cm" svg:y2="6.204cm">
              <text:p/>
            </draw:line>
            <draw:rect draw:style-name="gr25" draw:text-style-name="P4" draw:layer="layout" svg:width="0.24cm" svg:height="0.537cm" draw:transform="skewX (0.142418866962737) rotate (-0.934798347368164) translate (19.527cm 6.842cm)">
              <text:p/>
            </draw:rect>
            <draw:rect draw:style-name="gr25" draw:text-style-name="P4" draw:layer="layout" svg:width="0.259cm" svg:height="0.554cm" draw:transform="skewX (0.050440015382636) rotate (-1.04004170126342) translate (20.689cm 6.204cm)">
              <text:p/>
            </draw:rect>
          </draw:g>
          <draw:frame draw:style-name="gr40" draw:text-style-name="P6" draw:layer="layout" svg:width="1.182cm" svg:height="0.585cm" svg:x="19.136cm" svg:y="5.762cm">
            <draw:text-box>
              <text:p><text:span text:style-name="T1">S-825B</text:span></text:p>
              <text:p><text:span text:style-name="T1">D825B</text:span></text:p>
            </draw:text-box>
          </draw:frame>
          <draw:g>
            <draw:custom-shape draw:style-name="gr34" draw:text-style-name="P4" draw:layer="layout" svg:width="0.274cm" svg:height="0.211cm" draw:transform="rotate (0.504051087975962) translate (19.966cm 6.986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5" draw:text-style-name="P4" draw:layer="layout" svg:width="0.205cm" svg:height="0.211cm" draw:transform="rotate (0.504051087975962) translate (20.083cm 6.92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draw:transform="rotate (0.504051087975962) translate (20.166cm 6.94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5" draw:text-style-name="P4" draw:layer="layout" svg:width="0.205cm" svg:height="0.211cm" draw:transform="rotate (0.504051087975962) translate (19.904cm 7.01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draw:transform="rotate (0.504051087975962) translate (19.986cm 7.04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3" draw:layer="layout" svg:x1="19.954cm" svg:y1="7.111cm" svg:x2="19.839cm" svg:y2="7.173cm">
              <text:p/>
            </draw:line>
            <draw:line draw:style-name="gr17" draw:text-style-name="P3" draw:layer="layout" svg:x1="19.816cm" svg:y1="7.112cm" svg:x2="19.878cm" svg:y2="7.227cm">
              <text:p/>
            </draw:line>
          </draw:g>
          <draw:custom-shape draw:style-name="gr32" draw:text-style-name="P5" draw:layer="layout" svg:width="0.22cm" svg:height="0.22cm" svg:x="19.65cm" svg:y="6.33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9" draw:text-style-name="P2" draw:layer="layout" svg:width="2.191cm" svg:height="0.86cm" svg:x="18.849cm" svg:y="5.017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5" draw:layer="layout" svg:width="0.22cm" svg:height="0.22cm" svg:x="19.83cm" svg:y="5.062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0.687cm" svg:y1="5.551cm" svg:x2="19.188cm" svg:y2="5.551cm">
            <text:p/>
          </draw:line>
          <draw:line draw:style-name="gr2" draw:text-style-name="P3" draw:layer="layout" svg:x1="19.073cm" svg:y1="5.333cm" svg:x2="20.803cm" svg:y2="5.333cm">
            <text:p/>
          </draw:line>
          <draw:line draw:style-name="gr2" draw:text-style-name="P3" draw:layer="layout" svg:x1="20.687cm" svg:y1="5.551cm" svg:x2="19.188cm" svg:y2="5.551cm">
            <text:p/>
          </draw:line>
          <draw:line draw:style-name="gr2" draw:text-style-name="P3" draw:layer="layout" svg:x1="19.073cm" svg:y1="5.333cm" svg:x2="20.803cm" svg:y2="5.333cm">
            <text:p/>
          </draw:line>
          <draw:g>
            <draw:custom-shape draw:style-name="gr34" draw:text-style-name="P4" draw:layer="layout" svg:width="0.274cm" svg:height="0.211cm" svg:x="19.832cm" svg:y="5.6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5" draw:text-style-name="P4" draw:layer="layout" svg:width="0.205cm" svg:height="0.211cm" svg:x="19.967cm" svg:y="5.60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svg:x="20.026cm" svg:y="5.66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5" draw:text-style-name="P4" draw:layer="layout" svg:width="0.205cm" svg:height="0.211cm" svg:x="19.762cm" svg:y="5.60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svg:x="19.821cm" svg:y="5.66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3" draw:layer="layout" svg:x1="19.762cm" svg:y1="5.711cm" svg:x2="19.631cm" svg:y2="5.71cm">
              <text:p/>
            </draw:line>
            <draw:line draw:style-name="gr17" draw:text-style-name="P3" draw:layer="layout" svg:x1="19.64cm" svg:y1="5.645cm" svg:x2="19.639cm" svg:y2="5.776cm">
              <text:p/>
            </draw:line>
          </draw:g>
          <draw:frame draw:style-name="gr6" draw:text-style-name="P6" draw:layer="layout" svg:width="0.983cm" svg:height="0.432cm" svg:x="20.209cm" svg:y="4.901cm">
            <draw:text-box>
              <text:p text:style-name="P10"><text:span text:style-name="T1">S-621B</text:span></text:p>
            </draw:text-box>
          </draw:frame>
        </draw:g>
        <draw:g>
          <draw:g>
            <draw:custom-shape draw:style-name="gr38" draw:text-style-name="P2" draw:layer="layout" svg:width="2.193cm" svg:height="1.746cm" svg:x="17.215cm" svg:y="8.483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line draw:style-name="gr27" draw:text-style-name="P3" draw:layer="layout" svg:x1="17.561cm" svg:y1="9.901cm" svg:x2="19.177cm" svg:y2="9.028cm">
              <text:p/>
            </draw:line>
            <draw:line draw:style-name="gr27" draw:text-style-name="P3" draw:layer="layout" svg:x1="17.415cm" svg:y1="9.699cm" svg:x2="19.062cm" svg:y2="8.81cm">
              <text:p/>
            </draw:line>
            <draw:rect draw:style-name="gr25" draw:text-style-name="P4" draw:layer="layout" svg:width="0.24cm" svg:height="0.537cm" draw:transform="skewX (0.142418866962737) rotate (-0.934798347368164) translate (17.893cm 9.448cm)">
              <text:p/>
            </draw:rect>
            <draw:rect draw:style-name="gr25" draw:text-style-name="P4" draw:layer="layout" svg:width="0.259cm" svg:height="0.554cm" draw:transform="skewX (0.050440015382636) rotate (-1.04004170126342) translate (19.055cm 8.81cm)">
              <text:p/>
            </draw:rect>
          </draw:g>
          <draw:frame draw:style-name="gr40" draw:text-style-name="P6" draw:layer="layout" svg:width="1.182cm" svg:height="0.585cm" svg:x="17.502cm" svg:y="8.368cm">
            <draw:text-box>
              <text:p><text:span text:style-name="T1">S-825B</text:span></text:p>
              <text:p><text:span text:style-name="T1">D825B</text:span></text:p>
            </draw:text-box>
          </draw:frame>
          <draw:g>
            <draw:custom-shape draw:style-name="gr34" draw:text-style-name="P4" draw:layer="layout" svg:width="0.274cm" svg:height="0.211cm" draw:transform="rotate (0.504051087975962) translate (18.332cm 9.592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5" draw:text-style-name="P4" draw:layer="layout" svg:width="0.205cm" svg:height="0.211cm" draw:transform="rotate (0.504051087975962) translate (18.449cm 9.52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draw:transform="rotate (0.504051087975962) translate (18.532cm 9.55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5" draw:text-style-name="P4" draw:layer="layout" svg:width="0.205cm" svg:height="0.211cm" draw:transform="rotate (0.504051087975962) translate (18.27cm 9.62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draw:transform="rotate (0.504051087975962) translate (18.352cm 9.65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3" draw:layer="layout" svg:x1="18.32cm" svg:y1="9.717cm" svg:x2="18.205cm" svg:y2="9.779cm">
              <text:p/>
            </draw:line>
            <draw:line draw:style-name="gr17" draw:text-style-name="P3" draw:layer="layout" svg:x1="18.182cm" svg:y1="9.718cm" svg:x2="18.244cm" svg:y2="9.833cm">
              <text:p/>
            </draw:line>
          </draw:g>
          <draw:custom-shape draw:style-name="gr32" draw:text-style-name="P5" draw:layer="layout" svg:width="0.22cm" svg:height="0.22cm" svg:x="18.016cm" svg:y="8.943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9" draw:text-style-name="P2" draw:layer="layout" svg:width="2.191cm" svg:height="0.86cm" svg:x="17.215cm" svg:y="7.623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5" draw:layer="layout" svg:width="0.22cm" svg:height="0.22cm" svg:x="18.196cm" svg:y="7.668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9.053cm" svg:y1="8.157cm" svg:x2="17.554cm" svg:y2="8.157cm">
            <text:p/>
          </draw:line>
          <draw:line draw:style-name="gr2" draw:text-style-name="P3" draw:layer="layout" svg:x1="17.439cm" svg:y1="7.939cm" svg:x2="19.169cm" svg:y2="7.939cm">
            <text:p/>
          </draw:line>
          <draw:line draw:style-name="gr2" draw:text-style-name="P3" draw:layer="layout" svg:x1="19.053cm" svg:y1="8.157cm" svg:x2="17.554cm" svg:y2="8.157cm">
            <text:p/>
          </draw:line>
          <draw:line draw:style-name="gr2" draw:text-style-name="P3" draw:layer="layout" svg:x1="17.439cm" svg:y1="7.939cm" svg:x2="19.169cm" svg:y2="7.939cm">
            <text:p/>
          </draw:line>
          <draw:g>
            <draw:custom-shape draw:style-name="gr34" draw:text-style-name="P4" draw:layer="layout" svg:width="0.274cm" svg:height="0.211cm" svg:x="18.198cm" svg:y="8.21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5" draw:text-style-name="P4" draw:layer="layout" svg:width="0.205cm" svg:height="0.211cm" svg:x="18.333cm" svg:y="8.21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svg:x="18.392cm" svg:y="8.2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5" draw:text-style-name="P4" draw:layer="layout" svg:width="0.205cm" svg:height="0.211cm" svg:x="18.128cm" svg:y="8.21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svg:x="18.187cm" svg:y="8.2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3" draw:layer="layout" svg:x1="18.128cm" svg:y1="8.317cm" svg:x2="17.997cm" svg:y2="8.316cm">
              <text:p/>
            </draw:line>
            <draw:line draw:style-name="gr17" draw:text-style-name="P3" draw:layer="layout" svg:x1="18.006cm" svg:y1="8.251cm" svg:x2="18.005cm" svg:y2="8.382cm">
              <text:p/>
            </draw:line>
          </draw:g>
          <draw:frame draw:style-name="gr6" draw:text-style-name="P6" draw:layer="layout" svg:width="0.983cm" svg:height="0.432cm" svg:x="18.575cm" svg:y="7.507cm">
            <draw:text-box>
              <text:p text:style-name="P10"><text:span text:style-name="T1">S-621B</text:span></text:p>
            </draw:text-box>
          </draw:frame>
        </draw:g>
        <draw:frame draw:style-name="gr54" draw:text-style-name="P20" draw:layer="layout" svg:width="14.569cm" svg:height="3.095cm" svg:x="12.657cm" svg:y="17.905cm">
          <draw:text-box>
            <text:p>Maße Felder: <text:s/>3,1cm (horizontal), <text:s/>3,6cm (vertikal)</text:p>
            <text:p><text:span text:style-name="T5">Maße Randfelder: 1,6cm </text:span>(horizontal)</text:p>
            <text:p>Horizontal: 16x3,1cm + 2x1,6cm = 52,8cm</text:p>
            <text:p>Vertikal:<text:tab/>5,5x3,6cm = 19,8cm</text:p>
          </draw:text-box>
        </draw:frame>
        <draw:g>
          <draw:custom-shape draw:style-name="gr31" draw:text-style-name="P15" draw:layer="layout" svg:width="2.191cm" svg:height="1.745cm" svg:x="10.656cm" svg:y="15.476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11.217cm" svg:y="16.899cm">
            <draw:text-box>
              <text:p text:style-name="P10"><text:span text:style-name="T1">S-700A</text:span></text:p>
            </draw:text-box>
          </draw:frame>
        </draw:g>
        <draw:g>
          <draw:custom-shape draw:style-name="gr48" draw:text-style-name="P24" draw:layer="layout" svg:width="2.191cm" svg:height="0.86cm" draw:transform="rotate (-3.14159265358979) translate (11.217cm 17.22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25" draw:layer="layout" svg:width="0.983cm" svg:height="0.432cm" draw:transform="rotate (-3.14159265358979) translate (10.596cm 16.692cm)">
            <draw:text-box>
              <text:p text:style-name="P10"><text:span text:style-name="T1">S-500A</text:span></text:p>
            </draw:text-box>
          </draw:frame>
        </draw:g>
        <draw:g>
          <draw:custom-shape draw:style-name="gr31" draw:text-style-name="P15" draw:layer="layout" svg:width="2.191cm" svg:height="1.745cm" svg:x="13.946cm" svg:y="15.492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14.507cm" svg:y="16.915cm">
            <draw:text-box>
              <text:p text:style-name="P10"><text:span text:style-name="T1">S-700A</text:span></text:p>
            </draw:text-box>
          </draw:frame>
        </draw:g>
        <draw:g>
          <draw:custom-shape draw:style-name="gr48" draw:text-style-name="P24" draw:layer="layout" svg:width="2.191cm" svg:height="0.86cm" draw:transform="rotate (-3.14159265358979) translate (14.507cm 17.24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25" draw:layer="layout" svg:width="0.983cm" svg:height="0.432cm" draw:transform="rotate (-3.14159265358979) translate (13.886cm 16.708cm)">
            <draw:text-box>
              <text:p text:style-name="P10"><text:span text:style-name="T1">S-500A</text:span></text:p>
            </draw:text-box>
          </draw:frame>
        </draw:g>
        <draw:g>
          <draw:custom-shape draw:style-name="gr31" draw:text-style-name="P15" draw:layer="layout" svg:width="2.191cm" svg:height="1.745cm" svg:x="17.208cm" svg:y="15.477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17.769cm" svg:y="16.9cm">
            <draw:text-box>
              <text:p text:style-name="P10"><text:span text:style-name="T1">S-700A</text:span></text:p>
            </draw:text-box>
          </draw:frame>
        </draw:g>
        <draw:g>
          <draw:custom-shape draw:style-name="gr48" draw:text-style-name="P24" draw:layer="layout" svg:width="2.191cm" svg:height="0.86cm" draw:transform="rotate (-3.14159265358979) translate (17.769cm 17.22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25" draw:layer="layout" svg:width="0.983cm" svg:height="0.432cm" draw:transform="rotate (-3.14159265358979) translate (17.148cm 16.693cm)">
            <draw:text-box>
              <text:p text:style-name="P10"><text:span text:style-name="T1">S-500A</text:span></text:p>
            </draw:text-box>
          </draw:frame>
        </draw:g>
        <draw:g>
          <draw:custom-shape draw:style-name="gr48" draw:text-style-name="P24" draw:layer="layout" svg:width="2.191cm" svg:height="0.86cm" draw:transform="rotate (-3.14159265358979) translate (7.904cm 17.22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25" draw:layer="layout" svg:width="0.983cm" svg:height="0.432cm" draw:transform="rotate (-3.14159265358979) translate (7.283cm 16.694cm)">
            <draw:text-box>
              <text:p text:style-name="P10"><text:span text:style-name="T1">S-500A</text:span></text:p>
            </draw:text-box>
          </draw:frame>
        </draw:g>
        <draw:g>
          <draw:custom-shape draw:style-name="gr31" draw:text-style-name="P15" draw:layer="layout" svg:width="2.191cm" svg:height="1.745cm" svg:x="18.851cm" svg:y="12.858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19.412cm" svg:y="14.281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20.5cm" svg:y="10.245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21.061cm" svg:y="11.668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22.14cm" svg:y="7.621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22.701cm" svg:y="9.044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18.848cm" svg:y="14.6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19.409cm" svg:y="16.023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20.491cm" svg:y="11.981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21.052cm" svg:y="13.404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22.14cm" svg:y="9.368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22.701cm" svg:y="10.791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20.5cm" svg:y="13.732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21.061cm" svg:y="15.155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22.143cm" svg:y="11.113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22.704cm" svg:y="12.536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20.484cm" svg:y="15.477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21.045cm" svg:y="16.9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22.127cm" svg:y="12.858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22.688cm" svg:y="14.281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22.128cm" svg:y="14.603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22.689cm" svg:y="16.026cm">
            <draw:text-box>
              <text:p text:style-name="P10"><text:span text:style-name="T1">S-700A</text:span></text:p>
            </draw:text-box>
          </draw:frame>
        </draw:g>
        <draw:g>
          <draw:custom-shape draw:style-name="gr48" draw:text-style-name="P24" draw:layer="layout" svg:width="2.191cm" svg:height="0.86cm" draw:transform="rotate (-3.14159265358979) translate (21.057cm 17.22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25" draw:layer="layout" svg:width="0.983cm" svg:height="0.432cm" draw:transform="rotate (-3.14159265358979) translate (20.436cm 16.693cm)">
            <draw:text-box>
              <text:p text:style-name="P10"><text:span text:style-name="T1">S-500A</text:span></text:p>
            </draw:text-box>
          </draw:frame>
        </draw:g>
        <draw:g>
          <draw:custom-shape draw:style-name="gr48" draw:text-style-name="P24" draw:layer="layout" svg:width="2.191cm" svg:height="0.86cm" draw:transform="rotate (-3.14159265358979) translate (24.319cm 17.21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25" draw:layer="layout" svg:width="0.983cm" svg:height="0.432cm" draw:transform="rotate (-3.14159265358979) translate (23.698cm 16.678cm)">
            <draw:text-box>
              <text:p text:style-name="P10"><text:span text:style-name="T1">S-500A</text:span></text:p>
            </draw:text-box>
          </draw:frame>
        </draw:g>
        <draw:g>
          <draw:custom-shape draw:style-name="gr31" draw:text-style-name="P15" draw:layer="layout" svg:width="2.191cm" svg:height="1.745cm" svg:x="7.358cm" svg:y="11.986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7.919cm" svg:y="13.409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9.001cm" svg:y="9.367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9.562cm" svg:y="10.79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10.65cm" svg:y="6.754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11.211cm" svg:y="8.177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12.29cm" svg:y="4.13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12.851cm" svg:y="5.553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5.713cm" svg:y="12.871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6.274cm" svg:y="14.294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7.356cm" svg:y="10.252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7.917cm" svg:y="11.675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9.005cm" svg:y="7.639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9.566cm" svg:y="9.062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10.645cm" svg:y="5.015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11.206cm" svg:y="6.438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7.358cm" svg:y="11.978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7.919cm" svg:y="13.401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9.001cm" svg:y="9.359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9.562cm" svg:y="10.782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10.65cm" svg:y="6.746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11.211cm" svg:y="8.169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12.29cm" svg:y="4.122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12.851cm" svg:y="5.545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5.72cm" svg:y="11.11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6.281cm" svg:y="12.533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7.363cm" svg:y="8.491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7.924cm" svg:y="9.914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9.012cm" svg:y="5.878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9.573cm" svg:y="7.301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5.713cm" svg:y="12.863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6.274cm" svg:y="14.286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7.356cm" svg:y="10.244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7.917cm" svg:y="11.667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9.005cm" svg:y="7.631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9.566cm" svg:y="9.054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10.645cm" svg:y="5.007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11.206cm" svg:y="6.43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5.719cm" svg:y="11.102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6.28cm" svg:y="12.525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7.362cm" svg:y="8.483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7.923cm" svg:y="9.906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9.011cm" svg:y="5.87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9.572cm" svg:y="7.293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9.011cm" svg:y="4.147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9.572cm" svg:y="5.57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4.064cm" svg:y="11.97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4.625cm" svg:y="13.393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5.707cm" svg:y="9.351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6.268cm" svg:y="10.774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7.356cm" svg:y="6.738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7.917cm" svg:y="8.161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4.063cm" svg:y="10.243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4.624cm" svg:y="11.666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5.706cm" svg:y="7.624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6.267cm" svg:y="9.047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7.355cm" svg:y="5.011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7.916cm" svg:y="6.434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4.058cm" svg:y="8.491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4.619cm" svg:y="9.914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5.707cm" svg:y="5.878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6.268cm" svg:y="7.301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4.058cm" svg:y="6.738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4.619cm" svg:y="8.161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5.707cm" svg:y="4.125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6.268cm" svg:y="5.548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4.058cm" svg:y="4.993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4.619cm" svg:y="6.416cm">
            <draw:text-box>
              <text:p text:style-name="P10"><text:span text:style-name="T1">S-700A</text:span></text:p>
            </draw:text-box>
          </draw:frame>
        </draw:g>
        <draw:g>
          <draw:custom-shape draw:style-name="gr48" draw:text-style-name="P7" draw:layer="layout" svg:width="2.191cm" svg:height="0.86cm" svg:x="17.245cm" svg:y="4.151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17.866cm" svg:y="4.685cm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svg:x="20.5cm" svg:y="4.151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21.121cm" svg:y="4.685cm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svg:x="10.655cm" svg:y="4.124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11.276cm" svg:y="4.658cm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svg:x="13.952cm" svg:y="4.12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14.573cm" svg:y="4.654cm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svg:x="4.058cm" svg:y="4.13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4.679cm" svg:y="4.664cm">
            <draw:text-box>
              <text:p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svg:x="7.355cm" svg:y="4.126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7.976cm" svg:y="4.66cm">
            <draw:text-box>
              <text:p><text:span text:style-name="T1">S-500A</text:span></text:p>
            </draw:text-box>
          </draw:frame>
        </draw:g>
        <draw:frame draw:style-name="gr50" draw:text-style-name="P21" draw:layer="layout" svg:width="1.013cm" svg:height="0.428cm" svg:x="2.693cm" svg:y="16.027cm">
          <draw:text-box>
            <text:p><text:span text:style-name="T3">S304A</text:span></text:p>
          </draw:text-box>
        </draw:frame>
        <draw:frame draw:style-name="gr50" draw:text-style-name="P6" draw:layer="layout" svg:width="1.013cm" svg:height="0.428cm" svg:x="23.891cm" svg:y="10.93cm">
          <draw:text-box>
            <text:p><text:span text:style-name="T1">S300A</text:span></text:p>
          </draw:text-box>
        </draw:frame>
        <draw:frame draw:style-name="gr50" draw:text-style-name="P6" draw:layer="layout" svg:width="1.013cm" svg:height="0.428cm" svg:x="23.906cm" svg:y="7.424cm">
          <draw:text-box>
            <text:p><text:span text:style-name="T1">S300A</text:span></text:p>
          </draw:text-box>
        </draw:frame>
        <draw:frame draw:style-name="gr56" draw:text-style-name="P6" draw:layer="layout" svg:width="1.038cm" svg:height="0.428cm" svg:x="24.035cm" svg:y="4.332cm">
          <draw:text-box>
            <text:p><text:span text:style-name="T1">SR100A</text:span></text:p>
          </draw:text-box>
        </draw:frame>
        <draw:frame draw:style-name="gr50" draw:text-style-name="P6" draw:layer="layout" svg:width="1.013cm" svg:height="0.428cm" svg:x="1.672cm" svg:y="7.537cm">
          <draw:text-box>
            <text:p><text:span text:style-name="T1">S300A</text:span></text:p>
          </draw:text-box>
        </draw:frame>
        <draw:g>
          <draw:custom-shape draw:style-name="gr49" draw:text-style-name="P2" draw:layer="layout" svg:width="2.191cm" svg:height="0.86cm" draw:transform="rotate (-3.14159265358979) translate (17.765cm 13.729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5" draw:layer="layout" svg:width="0.22cm" svg:height="0.22cm" svg:x="16.556cm" svg:y="12.914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7.413cm" svg:y1="13.403cm" svg:x2="15.914cm" svg:y2="13.403cm">
            <text:p/>
          </draw:line>
          <draw:line draw:style-name="gr2" draw:text-style-name="P3" draw:layer="layout" svg:x1="17.422cm" svg:y1="13.185cm" svg:x2="15.923cm" svg:y2="13.185cm">
            <text:p/>
          </draw:line>
          <draw:line draw:style-name="gr2" draw:text-style-name="P3" draw:layer="layout" svg:x1="15.795cm" svg:y1="13.403cm" svg:x2="17.563cm" svg:y2="13.403cm">
            <text:p/>
          </draw:line>
          <draw:g>
            <draw:custom-shape draw:style-name="gr34" draw:text-style-name="P4" draw:layer="layout" svg:width="0.274cm" svg:height="0.211cm" svg:x="16.558cm" svg:y="13.45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5" draw:text-style-name="P4" draw:layer="layout" svg:width="0.205cm" svg:height="0.211cm" svg:x="16.693cm" svg:y="13.45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svg:x="16.752cm" svg:y="13.52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5" draw:text-style-name="P4" draw:layer="layout" svg:width="0.205cm" svg:height="0.211cm" svg:x="16.488cm" svg:y="13.45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svg:x="16.547cm" svg:y="13.52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3" draw:layer="layout" svg:x1="16.488cm" svg:y1="13.563cm" svg:x2="16.357cm" svg:y2="13.562cm">
              <text:p/>
            </draw:line>
            <draw:line draw:style-name="gr17" draw:text-style-name="P3" draw:layer="layout" svg:x1="16.366cm" svg:y1="13.497cm" svg:x2="16.365cm" svg:y2="13.628cm">
              <text:p/>
            </draw:line>
          </draw:g>
          <draw:frame draw:style-name="gr6" draw:text-style-name="P6" draw:layer="layout" svg:width="0.983cm" svg:height="0.432cm" svg:x="16.89cm" svg:y="13.403cm">
            <draw:text-box>
              <text:p text:style-name="P10"><text:span text:style-name="T1">S-622B</text:span></text:p>
            </draw:text-box>
          </draw:frame>
        </draw:g>
        <draw:g>
          <draw:custom-shape draw:style-name="gr49" draw:text-style-name="P2" draw:layer="layout" svg:width="2.191cm" svg:height="0.86cm" draw:transform="rotate (-3.14159265358979) translate (6.262cm 16.3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5" draw:layer="layout" svg:width="0.22cm" svg:height="0.22cm" svg:x="5.053cm" svg:y="15.555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5.91cm" svg:y1="16.044cm" svg:x2="4.411cm" svg:y2="16.044cm">
            <text:p/>
          </draw:line>
          <draw:line draw:style-name="gr2" draw:text-style-name="P3" draw:layer="layout" svg:x1="5.919cm" svg:y1="15.826cm" svg:x2="4.42cm" svg:y2="15.826cm">
            <text:p/>
          </draw:line>
          <draw:line draw:style-name="gr2" draw:text-style-name="P3" draw:layer="layout" svg:x1="4.292cm" svg:y1="16.044cm" svg:x2="6.06cm" svg:y2="16.044cm">
            <text:p/>
          </draw:line>
          <draw:g>
            <draw:custom-shape draw:style-name="gr34" draw:text-style-name="P4" draw:layer="layout" svg:width="0.274cm" svg:height="0.211cm" svg:x="5.055cm" svg:y="16.09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5" draw:text-style-name="P4" draw:layer="layout" svg:width="0.205cm" svg:height="0.211cm" svg:x="5.19cm" svg:y="16.0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svg:x="5.249cm" svg:y="16.1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5" draw:text-style-name="P4" draw:layer="layout" svg:width="0.205cm" svg:height="0.211cm" svg:x="4.985cm" svg:y="16.0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svg:x="5.044cm" svg:y="16.1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3" draw:layer="layout" svg:x1="4.985cm" svg:y1="16.204cm" svg:x2="4.854cm" svg:y2="16.203cm">
              <text:p/>
            </draw:line>
            <draw:line draw:style-name="gr17" draw:text-style-name="P3" draw:layer="layout" svg:x1="4.863cm" svg:y1="16.138cm" svg:x2="4.862cm" svg:y2="16.269cm">
              <text:p/>
            </draw:line>
          </draw:g>
          <draw:frame draw:style-name="gr6" draw:text-style-name="P6" draw:layer="layout" svg:width="0.983cm" svg:height="0.432cm" svg:x="5.387cm" svg:y="16.044cm">
            <draw:text-box>
              <text:p text:style-name="P10"><text:span text:style-name="T1">S-622B</text:span></text:p>
            </draw:text-box>
          </draw:frame>
        </draw:g>
        <draw:g>
          <draw:custom-shape draw:style-name="gr49" draw:text-style-name="P2" draw:layer="layout" svg:width="2.191cm" svg:height="0.86cm" svg:x="4.078cm" svg:y="14.626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5" draw:layer="layout" svg:width="0.22cm" svg:height="0.22cm" svg:x="5.059cm" svg:y="14.671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5.916cm" svg:y1="15.16cm" svg:x2="4.417cm" svg:y2="15.16cm">
            <text:p/>
          </draw:line>
          <draw:line draw:style-name="gr2" draw:text-style-name="P3" draw:layer="layout" svg:x1="4.302cm" svg:y1="14.942cm" svg:x2="6.032cm" svg:y2="14.942cm">
            <text:p/>
          </draw:line>
          <draw:line draw:style-name="gr2" draw:text-style-name="P3" draw:layer="layout" svg:x1="5.916cm" svg:y1="15.16cm" svg:x2="4.417cm" svg:y2="15.16cm">
            <text:p/>
          </draw:line>
          <draw:line draw:style-name="gr2" draw:text-style-name="P3" draw:layer="layout" svg:x1="4.302cm" svg:y1="14.942cm" svg:x2="6.032cm" svg:y2="14.942cm">
            <text:p/>
          </draw:line>
          <draw:g>
            <draw:custom-shape draw:style-name="gr34" draw:text-style-name="P4" draw:layer="layout" svg:width="0.274cm" svg:height="0.211cm" svg:x="5.061cm" svg:y="15.21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5" draw:text-style-name="P4" draw:layer="layout" svg:width="0.205cm" svg:height="0.211cm" svg:x="5.196cm" svg:y="15.21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svg:x="5.255cm" svg:y="15.2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5" draw:text-style-name="P4" draw:layer="layout" svg:width="0.205cm" svg:height="0.211cm" svg:x="4.991cm" svg:y="15.21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9" draw:layer="layout" svg:width="0.087cm" svg:height="0.089cm" svg:x="5.05cm" svg:y="15.2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7" draw:text-style-name="P3" draw:layer="layout" svg:x1="4.991cm" svg:y1="15.32cm" svg:x2="4.86cm" svg:y2="15.319cm">
              <text:p/>
            </draw:line>
            <draw:line draw:style-name="gr17" draw:text-style-name="P3" draw:layer="layout" svg:x1="4.869cm" svg:y1="15.254cm" svg:x2="4.868cm" svg:y2="15.385cm">
              <text:p/>
            </draw:line>
          </draw:g>
          <draw:frame draw:style-name="gr6" draw:text-style-name="P6" draw:layer="layout" svg:width="0.983cm" svg:height="0.432cm" svg:x="5.438cm" svg:y="14.51cm">
            <draw:text-box>
              <text:p text:style-name="P10"><text:span text:style-name="T1">S-621B</text:span></text:p>
            </draw:text-box>
          </draw:frame>
        </draw:g>
        <draw:g>
          <draw:custom-shape draw:style-name="gr48" draw:text-style-name="P24" draw:layer="layout" svg:width="2.191cm" svg:height="0.86cm" draw:transform="rotate (-3.14159265358979) translate (6.255cm 14.613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25" draw:layer="layout" svg:width="0.983cm" svg:height="0.432cm" draw:transform="rotate (-3.14159265358979) translate (5.634cm 14.079cm)">
            <draw:text-box>
              <text:p text:style-name="P10"><text:span text:style-name="T1">S-500A</text:span></text:p>
            </draw:text-box>
          </draw:frame>
        </draw:g>
        <draw:g>
          <draw:custom-shape draw:style-name="gr48" draw:text-style-name="P7" draw:layer="layout" svg:width="2.191cm" svg:height="0.86cm" svg:x="4.071cm" svg:y="16.37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8" draw:layer="layout" svg:width="0.983cm" svg:height="0.432cm" svg:x="4.692cm" svg:y="16.904cm">
            <draw:text-box>
              <text:p><text:span text:style-name="T1">S-500A</text:span></text:p>
            </draw:text-box>
          </draw:frame>
        </draw:g>
        <draw:g>
          <draw:g>
            <draw:line draw:style-name="gr11" draw:text-style-name="P7" draw:layer="layout" svg:x1="2.797cm" svg:y1="16.058cm" svg:x2="4.296cm" svg:y2="16.058cm">
              <text:p/>
            </draw:line>
            <draw:line draw:style-name="gr11" draw:text-style-name="P7" draw:layer="layout" svg:x1="4.411cm" svg:y1="15.84cm" svg:x2="2.681cm" svg:y2="15.84cm">
              <text:p/>
            </draw:line>
            <draw:custom-shape draw:style-name="gr48" draw:text-style-name="P7" draw:layer="layout" svg:width="2.191cm" svg:height="0.86cm" draw:transform="rotate (-3.14159265358979) translate (4.62cm 16.359cm)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" draw:text-style-name="P7" draw:layer="layout" svg:x1="2.797cm" svg:y1="16.058cm" svg:x2="4.296cm" svg:y2="16.058cm">
              <text:p/>
            </draw:line>
            <draw:line draw:style-name="gr11" draw:text-style-name="P7" draw:layer="layout" svg:x1="4.411cm" svg:y1="15.84cm" svg:x2="2.681cm" svg:y2="15.84cm">
              <text:p/>
            </draw:line>
          </draw:g>
          <draw:custom-shape draw:style-name="gr32" draw:text-style-name="P5" draw:layer="layout" svg:width="0.22cm" svg:height="0.22cm" draw:transform="rotate (-3.14159265358979) translate (3.996cm 16.06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6" draw:layer="layout" svg:width="0.983cm" svg:height="0.432cm" draw:transform="rotate (-3.14159265358979) translate (3.984cm 15.841cm)">
            <draw:text-box>
              <text:p><text:span text:style-name="T1">S-616A</text:span></text:p>
            </draw:text-box>
          </draw:frame>
        </draw:g>
        <draw:g>
          <draw:line draw:style-name="gr2" draw:text-style-name="P3" draw:layer="layout" svg:x1="2.788cm" svg:y1="14.953cm" svg:x2="4.287cm" svg:y2="14.953cm">
            <text:p/>
          </draw:line>
          <draw:line draw:style-name="gr2" draw:text-style-name="P3" draw:layer="layout" svg:x1="4.402cm" svg:y1="15.171cm" svg:x2="2.672cm" svg:y2="15.171cm">
            <text:p/>
          </draw:line>
          <draw:custom-shape draw:style-name="gr49" draw:text-style-name="P2" draw:layer="layout" svg:width="2.191cm" svg:height="0.86cm" draw:transform="rotate (-3.14159265358979) translate (4.62cm 15.493cm)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3" draw:layer="layout" svg:x1="2.788cm" svg:y1="14.953cm" svg:x2="4.287cm" svg:y2="14.953cm">
            <text:p/>
          </draw:line>
          <draw:line draw:style-name="gr2" draw:text-style-name="P3" draw:layer="layout" svg:x1="4.402cm" svg:y1="15.171cm" svg:x2="2.672cm" svg:y2="15.171cm">
            <text:p/>
          </draw:line>
          <draw:custom-shape draw:style-name="gr32" draw:text-style-name="P5" draw:layer="layout" svg:width="0.22cm" svg:height="0.22cm" draw:transform="rotate (-3.14159265358979) translate (3.987cm 15.1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6" draw:layer="layout" svg:width="0.983cm" svg:height="0.432cm" draw:transform="rotate (-3.14159265358979) translate (3.701cm 14.936cm)">
            <draw:text-box>
              <text:p><text:span text:style-name="T1">S-615A</text:span></text:p>
            </draw:text-box>
          </draw:frame>
        </draw:g>
        <draw:g>
          <draw:custom-shape draw:style-name="gr48" draw:text-style-name="P24" draw:layer="layout" svg:width="2.191cm" svg:height="0.86cm" draw:transform="rotate (-3.14159265358979) translate (4.62cm 17.23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3" draw:text-style-name="P25" draw:layer="layout" svg:width="0.983cm" svg:height="0.432cm" draw:transform="rotate (-3.14159265358979) translate (3.999cm 16.696cm)">
            <draw:text-box>
              <text:p text:style-name="P10"><text:span text:style-name="T1">S-500A</text:span></text:p>
            </draw:text-box>
          </draw:frame>
        </draw:g>
        <draw:g>
          <draw:custom-shape draw:style-name="gr31" draw:text-style-name="P15" draw:layer="layout" svg:width="2.191cm" svg:height="1.745cm" svg:x="2.429cm" svg:y="12.889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2.99cm" svg:y="14.312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2.428cm" svg:y="11.162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2.989cm" svg:y="12.585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2.423cm" svg:y="9.41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2.984cm" svg:y="10.833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2.423cm" svg:y="7.657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2.984cm" svg:y="9.08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2.423cm" svg:y="5.912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2.984cm" svg:y="7.335cm">
            <draw:text-box>
              <text:p text:style-name="P10"><text:span text:style-name="T1">S-700A</text:span></text:p>
            </draw:text-box>
          </draw:frame>
        </draw:g>
        <draw:g>
          <draw:custom-shape draw:style-name="gr31" draw:text-style-name="P15" draw:layer="layout" svg:width="2.191cm" svg:height="1.745cm" svg:x="2.422cm" svg:y="4.125cm">
            <text:p/>
            <draw:enhanced-geometry svg:viewBox="0 0 21600 21600" draw:mirror-vertic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17" draw:layer="layout" svg:width="0.983cm" svg:height="0.432cm" svg:x="2.983cm" svg:y="5.548cm">
            <draw:text-box>
              <text:p text:style-name="P10"><text:span text:style-name="T1">S-700A</text:span></text:p>
            </draw:text-box>
          </draw:frame>
        </draw:g>
        <draw:frame draw:style-name="gr50" draw:text-style-name="P6" draw:layer="layout" svg:width="1.013cm" svg:height="0.428cm" svg:x="1.62cm" svg:y="4.299cm">
          <draw:text-box>
            <text:p><text:span text:style-name="T1">SL100A</text:span></text:p>
          </draw:text-box>
        </draw:frame>
        <draw:frame draw:style-name="gr50" draw:text-style-name="P6" draw:layer="layout" svg:width="1.013cm" svg:height="0.428cm" svg:x="1.705cm" svg:y="14.504cm">
          <draw:text-box>
            <text:p><text:span text:style-name="T3">S305A</text:span></text:p>
          </draw:text-box>
        </draw:frame>
        <draw:frame draw:style-name="gr50" draw:text-style-name="P21" draw:layer="layout" svg:width="1.013cm" svg:height="0.428cm" svg:x="1.728cm" svg:y="16.112cm">
          <draw:text-box>
            <text:p><text:span text:style-name="T3">S304A</text:span></text:p>
          </draw:text-box>
        </draw:frame>
        <draw:frame draw:style-name="gr57" draw:text-style-name="P20" draw:layer="layout" svg:width="6.137cm" svg:height="0.962cm" svg:x="20.462cm" svg:y="1.272cm">
          <draw:text-box>
            <text:p>Version: 26.12.2020</text:p>
          </draw:text-box>
        </draw:frame>
        <presentation:notes draw:style-name="dp2">
          <draw:page-thumbnail draw:style-name="gr41" draw:layer="layout" svg:width="14.848cm" svg:height="11.136cm" svg:x="3.075cm" svg:y="2.257cm" draw:page-number="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Dirk </meta:initial-creator>
    <meta:creation-date>2017-06-04T20:20:56.54</meta:creation-date>
    <meta:editing-duration>P9DT21H26M39S</meta:editing-duration>
    <meta:editing-cycles>64</meta:editing-cycles>
    <dc:date>2021-12-29T13:17:47.611000000</dc:date>
    <meta:generator>LibreOffice/6.4.0.3$Windows_X86_64 LibreOffice_project/b0a288ab3d2d4774cb44b62f04d5d28733ac6df8</meta:generator>
    <meta:document-statistic meta:object-count="2276"/>
  </office:meta>
</office:document-meta>
</file>